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7346in"/>
    </style:style>
    <style:style style:name="co3" style:family="table-column">
      <style:table-column-properties fo:break-before="auto" style:column-width="0.7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9807in"/>
    </style:style>
    <style:style style:name="co9" style:family="table-column">
      <style:table-column-properties fo:break-before="auto" style:column-width="0.6618in"/>
    </style:style>
    <style:style style:name="co10" style:family="table-column">
      <style:table-column-properties fo:break-before="auto" style:column-width="0.611in"/>
    </style:style>
    <style:style style:name="co11" style:family="table-column">
      <style:table-column-properties fo:break-before="auto" style:column-width="0.6236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8772in"/>
    </style:style>
    <style:style style:name="co14" style:family="table-column">
      <style:table-column-properties fo:break-before="auto" style:column-width="0.7508in"/>
    </style:style>
    <style:style style:name="co15" style:family="table-column">
      <style:table-column-properties fo:break-before="auto" style:column-width="1.1437in"/>
    </style:style>
    <style:style style:name="co16" style:family="table-column">
      <style:table-column-properties fo:break-before="auto" style:column-width="0.7374in"/>
    </style:style>
    <style:style style:name="co17" style:family="table-column">
      <style:table-column-properties fo:break-before="auto" style:column-width="0.7252in"/>
    </style:style>
    <style:style style:name="co18" style:family="table-column">
      <style:table-column-properties fo:break-before="auto" style:column-width="0.45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1.8283in"/>
    </style:style>
    <style:style style:name="co21" style:family="table-column">
      <style:table-column-properties fo:break-before="auto" style:column-width="1.8161in"/>
    </style:style>
    <style:style style:name="co22" style:family="table-column">
      <style:table-column-properties fo:break-before="auto" style:column-width="1.8417in"/>
    </style:style>
    <style:style style:name="co23" style:family="table-column">
      <style:table-column-properties fo:break-before="auto" style:column-width="1.8543in"/>
    </style:style>
    <style:style style:name="co24" style:family="table-column">
      <style:table-column-properties fo:break-before="auto" style:column-width="1.778in"/>
    </style:style>
    <style:style style:name="co25" style:family="table-column">
      <style:table-column-properties fo:break-before="auto" style:column-width="1.7654in"/>
    </style:style>
    <style:style style:name="co26" style:family="table-column">
      <style:table-column-properties fo:break-before="auto" style:column-width="1.7902in"/>
    </style:style>
    <style:style style:name="co27" style:family="table-column">
      <style:table-column-properties fo:break-before="auto" style:column-width="1.7272in"/>
    </style:style>
    <style:style style:name="co28" style:family="table-column">
      <style:table-column-properties fo:break-before="auto" style:column-width="1.7146in"/>
    </style:style>
    <style:style style:name="co29" style:family="table-column">
      <style:table-column-properties fo:break-before="auto" style:column-width="1.7398in"/>
    </style:style>
    <style:style style:name="co30" style:family="table-column">
      <style:table-column-properties fo:break-before="auto" style:column-width="1.9681in"/>
    </style:style>
    <style:style style:name="co31" style:family="table-column">
      <style:table-column-properties fo:break-before="auto" style:column-width="1.9937in"/>
    </style:style>
    <style:style style:name="co32" style:family="table-column">
      <style:table-column-properties fo:break-before="auto" style:column-width="1.8791in"/>
    </style:style>
    <style:style style:name="co33" style:family="table-column">
      <style:table-column-properties fo:break-before="auto" style:column-width="1.8665in"/>
    </style:style>
    <style:style style:name="co34" style:family="table-column">
      <style:table-column-properties fo:break-before="auto" style:column-width="1.8925in"/>
    </style:style>
    <style:style style:name="co35" style:family="table-column">
      <style:table-column-properties fo:break-before="auto" style:column-width="1.702in"/>
    </style:style>
    <style:style style:name="co36" style:family="table-column">
      <style:table-column-properties fo:break-before="auto" style:column-width="1.6638in"/>
    </style:style>
    <style:style style:name="co37" style:family="table-column">
      <style:table-column-properties fo:break-before="auto" style:column-width="1.6516in"/>
    </style:style>
    <style:style style:name="co38" style:family="table-column">
      <style:table-column-properties fo:break-before="auto" style:column-width="1.6764in"/>
    </style:style>
    <style:style style:name="co39" style:family="table-column">
      <style:table-column-properties fo:break-before="auto" style:column-width="1.6134in"/>
    </style:style>
    <style:style style:name="co40" style:family="table-column">
      <style:table-column-properties fo:break-before="auto" style:column-width="1.6in"/>
    </style:style>
    <style:style style:name="co41" style:family="table-column">
      <style:table-column-properties fo:break-before="auto" style:column-width="1.6256in"/>
    </style:style>
    <style:style style:name="co42" style:family="table-column">
      <style:table-column-properties fo:break-before="auto" style:column-width="1.7528in"/>
    </style:style>
    <style:style style:name="co43" style:family="table-column">
      <style:table-column-properties fo:break-before="auto" style:column-width="1.689in"/>
    </style:style>
    <style:style style:name="co44" style:family="table-column">
      <style:table-column-properties fo:break-before="auto" style:column-width="1.6382in"/>
    </style:style>
    <style:style style:name="co45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  <style:text-properties style:font-name="Arial Narrow"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style:font-name="Arial Narrow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26" style:family="table-cell" style:parent-style-name="Default" style:data-style-name="N129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29" style:family="table-cell" style:parent-style-name="Default" style:data-style-name="N129">
      <style:table-cell-properties fo:border-bottom="0.74pt solid #000000" fo:background-color="#ccccc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31" style:family="table-cell" style:parent-style-name="Red" style:data-style-name="N129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Red" style:data-style-name="N129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Red" style:data-style-name="N129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9">
      <style:text-properties fo:font-weight="normal" style:font-weight-asian="normal" style:font-weight-complex="normal"/>
    </style:style>
    <style:style style:name="ce47" style:family="table-cell" style:parent-style-name="Default" style:data-style-name="N129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39" style:family="table-cell" style:parent-style-name="Default" style:data-style-name="N129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40" style:family="table-cell" style:parent-style-name="Red" style:data-style-name="N129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Red" style:data-style-name="N12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Red" style:data-style-name="N129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Red" style:data-style-name="N129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Red" style:data-style-name="N129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29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6" style:family="table-cell" style:parent-style-name="Default" style:data-style-name="N129">
      <style:table-cell-properties fo:border-bottom="0.74pt solid #000000" fo:background-color="#ccccc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48" style:family="table-cell" style:parent-style-name="Red" style:data-style-name="N129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Red" style:data-style-name="N129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Red" style:data-style-name="N129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129">
      <style:table-cell-properties fo:border-bottom="none" fo:background-color="#ffb66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56" style:family="table-cell" style:parent-style-name="Default" style:data-style-name="N129">
      <style:table-cell-properties fo:border-bottom="0.74pt solid #000000" fo:background-color="#ffb66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97" style:family="table-cell" style:parent-style-name="Default" style:data-style-name="N129">
      <style:table-cell-properties fo:border-bottom="none" fo:background-color="#ffb66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129">
      <style:table-cell-properties fo:border-bottom="0.74pt solid #000000" fo:background-color="#ffb66c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77" style:family="table-cell" style:parent-style-name="Red" style:data-style-name="N129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ffb66c" fo:border-left="none" fo:border-right="none" fo:border-top="0.74pt solid #000000"/>
    </style:style>
    <style:style style:name="ce105" style:family="table-cell" style:parent-style-name="Default">
      <style:table-cell-properties fo:border-bottom="none" fo:background-color="#ffb66c" fo:border-left="none" fo:border-right="0.74pt solid #000000" fo:border-top="0.74pt solid #000000"/>
    </style:style>
    <style:style style:name="ce65" style:family="table-cell" style:parent-style-name="Default" style:data-style-name="N129">
      <style:table-cell-properties fo:border-bottom="0.74pt solid #000000" fo:background-color="#ffb66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09" style:family="table-cell" style:parent-style-name="Default" style:data-style-name="N129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67" style:family="table-cell" style:parent-style-name="Default" style:data-style-name="N129">
      <style:table-cell-properties fo:border-bottom="0.74pt solid #000000" fo:background-color="#b4c7d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68" style:family="table-cell" style:parent-style-name="Red" style:data-style-name="N13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Red" style:data-style-name="N13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Red" style:data-style-name="N13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29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73" style:family="table-cell" style:parent-style-name="Default" style:data-style-name="N129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74" style:family="table-cell" style:parent-style-name="Red" style:data-style-name="N13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Red" style:data-style-name="N13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Red" style:data-style-name="N13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b4c7dc" fo:border-left="none" fo:border-right="none" fo:border-top="0.74pt solid #000000"/>
    </style:style>
    <style:style style:name="ce123" style:family="table-cell" style:parent-style-name="Red" style:data-style-name="N13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Red" style:data-style-name="N13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b4c7dc" fo:border-left="none" fo:border-right="0.74pt solid #000000" fo:border-top="0.74pt solid #000000"/>
    </style:style>
    <style:style style:name="ce93" style:family="table-cell" style:parent-style-name="Default" style:data-style-name="N129">
      <style:table-cell-properties fo:border-bottom="0.74pt solid #000000" fo:background-color="#b4c7d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95" style:family="table-cell" style:parent-style-name="Red" style:data-style-name="N13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Red" style:data-style-name="N13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Red" style:data-style-name="N13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" table:default-cell-style-name="ce8"/>
        <table:table-column table:style-name="co7" table:number-columns-repeated="2" table:default-cell-style-name="ce8"/>
        <table:table-row table:style-name="ro1">
          <table:table-cell table:style-name="ce3"/>
          <table:table-cell table:style-name="ce12"/>
          <table:table-cell table:style-name="ce16" table:number-columns-repeated="4"/>
          <table:table-cell table:style-name="ce26" office:value-type="string" calcext:value-type="string" table:number-columns-spanned="6" table:number-rows-spanned="1">
            <text:p>BothSides</text:p>
          </table:table-cell>
          <table:covered-table-cell table:number-columns-repeated="4" table:style-name="ce47"/>
          <table:covered-table-cell table:style-name="ce81"/>
          <table:table-cell table:style-name="ce89" office:value-type="string" calcext:value-type="string" table:number-columns-spanned="6" table:number-rows-spanned="1">
            <text:p>PosSide</text:p>
          </table:table-cell>
          <table:covered-table-cell table:number-columns-repeated="2" table:style-name="ce97"/>
          <table:covered-table-cell table:number-columns-repeated="2" table:style-name="ce104"/>
          <table:covered-table-cell table:style-name="ce105"/>
          <table:table-cell table:style-name="ce109" office:value-type="string" calcext:value-type="string" table:number-columns-spanned="6" table:number-rows-spanned="1">
            <text:p>NegSide</text:p>
          </table:table-cell>
          <table:covered-table-cell table:number-columns-repeated="2" table:style-name="ce115"/>
          <table:covered-table-cell table:number-columns-repeated="2" table:style-name="ce122"/>
          <table:covered-table-cell table:style-name="ce128"/>
        </table:table-row>
        <table:table-row table:style-name="ro1">
          <table:table-cell table:style-name="ce5" office:value-type="string" calcext:value-type="string">
            <text:p>Scenario</text:p>
          </table:table-cell>
          <table:table-cell table:style-name="ce13" office:value-type="string" calcext:value-type="string">
            <text:p>Scenario #</text:p>
          </table:table-cell>
          <table:table-cell table:style-name="ce22" office:value-type="string" calcext:value-type="string">
            <text:p>fracPos</text:p>
          </table:table-cell>
          <table:table-cell table:style-name="ce22" office:value-type="string" calcext:value-type="string">
            <text:p>fracNeg</text:p>
          </table:table-cell>
          <table:table-cell table:style-name="ce22" office:value-type="string" calcext:value-type="string">
            <text:p>rho</text:p>
          </table:table-cell>
          <table:table-cell table:style-name="ce22" office:value-type="string" calcext:value-type="string">
            <text:p>FDRmethod</text:p>
          </table:table-cell>
          <table:table-cell table:style-name="ce29" office:value-type="string" calcext:value-type="string">
            <text:p>canonical</text:p>
          </table:table-cell>
          <table:table-cell table:style-name="ce39" office:value-type="string" calcext:value-type="string">
            <text:p>combined</text:p>
          </table:table-cell>
          <table:table-cell table:style-name="ce39" office:value-type="string" calcext:value-type="string">
            <text:p>twotailed</text:p>
          </table:table-cell>
          <table:table-cell table:style-name="ce39" office:value-type="string" calcext:value-type="string">
            <text:p>split</text:p>
          </table:table-cell>
          <table:table-cell table:style-name="ce39" office:value-type="string" calcext:value-type="string">
            <text:p>canbb</text:p>
          </table:table-cell>
          <table:table-cell table:style-name="ce46" office:value-type="string" calcext:value-type="string">
            <text:p>splitbb</text:p>
          </table:table-cell>
          <table:table-cell table:style-name="ce56" office:value-type="string" calcext:value-type="string">
            <text:p>canonical</text:p>
          </table:table-cell>
          <table:table-cell table:style-name="ce58" office:value-type="string" calcext:value-type="string">
            <text:p>combined</text:p>
          </table:table-cell>
          <table:table-cell table:style-name="ce58" office:value-type="string" calcext:value-type="string">
            <text:p>twotailed</text:p>
          </table:table-cell>
          <table:table-cell table:style-name="ce58" office:value-type="string" calcext:value-type="string">
            <text:p>split</text:p>
          </table:table-cell>
          <table:table-cell table:style-name="ce58" office:value-type="string" calcext:value-type="string">
            <text:p>canbb</text:p>
          </table:table-cell>
          <table:table-cell table:style-name="ce65" office:value-type="string" calcext:value-type="string">
            <text:p>splitbb</text:p>
          </table:table-cell>
          <table:table-cell table:style-name="ce67" office:value-type="string" calcext:value-type="string">
            <text:p>canonical</text:p>
          </table:table-cell>
          <table:table-cell table:style-name="ce73" office:value-type="string" calcext:value-type="string">
            <text:p>combined</text:p>
          </table:table-cell>
          <table:table-cell table:style-name="ce73" office:value-type="string" calcext:value-type="string">
            <text:p>twotailed</text:p>
          </table:table-cell>
          <table:table-cell table:style-name="ce73" office:value-type="string" calcext:value-type="string">
            <text:p>split</text:p>
          </table:table-cell>
          <table:table-cell table:style-name="ce73" office:value-type="string" calcext:value-type="string">
            <text:p>canbb</text:p>
          </table:table-cell>
          <table:table-cell table:style-name="ce93" office:value-type="string" calcext:value-type="string">
            <text:p>splitbb</text:p>
          </table:table-cell>
        </table:table-row>
        <table:table-row table:style-name="ro1">
          <table:table-cell table:style-name="ce3" table:formula="of:=[$raw.A2]" office:value-type="string" office:string-value="bh_indep_null_pwr" calcext:value-type="string">
            <text:p>bh_indep_null_pwr</text:p>
          </table:table-cell>
          <table:table-cell table:style-name="ce16" table:formula="of:=[$raw.B2]" office:value-type="float" office:value="1" calcext:value-type="float">
            <text:p>1</text:p>
          </table:table-cell>
          <table:table-cell table:style-name="ce16" table:formula="of:=[$raw.C2]" office:value-type="float" office:value="0" calcext:value-type="float">
            <text:p>0</text:p>
          </table:table-cell>
          <table:table-cell table:style-name="ce16" table:formula="of:=[$raw.D2]" office:value-type="float" office:value="0" calcext:value-type="float">
            <text:p>0</text:p>
          </table:table-cell>
          <table:table-cell table:style-name="ce16" table:formula="of:=[$raw.E2]" office:value-type="float" office:value="0" calcext:value-type="float">
            <text:p>0</text:p>
          </table:table-cell>
          <table:table-cell table:style-name="ce16" table:formula="of:=[$raw.F2]" office:value-type="string" office:string-value="BH1995" calcext:value-type="string">
            <text:p>BH1995</text:p>
          </table:table-cell>
          <table:table-cell table:style-name="ce31" table:formula="of:=[raw.N2]+ORG.OPENOFFICE.STYLE(IF([raw.K2]&lt;[raw.O2];&quot;Red&quot;;IF([raw.K2]&gt;[raw.P2];&quot;Blue&quot;;&quot;Green&quot;)))" office:value-type="string" office:string-value="" calcext:value-type="error">
            <text:p>#VALUE!</text:p>
          </table:table-cell>
          <table:table-cell table:style-name="ce40" table:formula="of:=[raw.Q2]+ORG.OPENOFFICE.STYLE(IF([raw.K2]&lt;[raw.R2];&quot;Red&quot;;IF([raw.K2]&gt;[raw.S2];&quot;Blue&quot;;&quot;Green&quot;)))" office:value-type="string" office:string-value="" calcext:value-type="error">
            <text:p>#VALUE!</text:p>
          </table:table-cell>
          <table:table-cell table:style-name="ce40" table:formula="of:=[raw.T2]+ORG.OPENOFFICE.STYLE(IF([raw.K2]&lt;[raw.U2];&quot;Red&quot;;IF([raw.K2]&gt;[raw.V2];&quot;Blue&quot;;&quot;Green&quot;)))" office:value-type="string" office:string-value="" calcext:value-type="error">
            <text:p>#VALUE!</text:p>
          </table:table-cell>
          <table:table-cell table:style-name="ce76" table:formula="of:=[raw.W2]+ORG.OPENOFFICE.STYLE(IF([raw.K2]&lt;[raw.X2];&quot;Red&quot;;IF([raw.K2]&gt;[raw.Y2];&quot;Blue&quot;;&quot;Green&quot;)))" office:value-type="string" office:string-value="" calcext:value-type="error">
            <text:p>#VALUE!</text:p>
          </table:table-cell>
          <table:table-cell table:style-name="ce76" table:formula="of:=[raw.Z2]+ORG.OPENOFFICE.STYLE(IF([raw.K2]&lt;[raw.AA2];&quot;Red&quot;;IF([raw.K2]&gt;[raw.AB2];&quot;Blue&quot;;&quot;Green&quot;)))" office:value-type="string" office:string-value="" calcext:value-type="error">
            <text:p>#VALUE!</text:p>
          </table:table-cell>
          <table:table-cell table:style-name="ce48" table:formula="of:=[raw.AC2]+ORG.OPENOFFICE.STYLE(IF([raw.K2]&lt;[raw.AD2];&quot;Red&quot;;IF([raw.K2]&gt;[raw.AE2];&quot;Blue&quot;;&quot;Green&quot;)))" office:value-type="string" office:string-value="" calcext:value-type="error">
            <text:p>#VALUE!</text:p>
          </table:table-cell>
          <table:table-cell table:style-name="ce31" table:formula="of:=[raw.AF2]+ORG.OPENOFFICE.STYLE(IF([raw.K2]&lt;[raw.AG2];&quot;Red&quot;;IF([raw.K2]&gt;[raw.AH2];&quot;Blue&quot;;&quot;Green&quot;)))" office:value-type="string" office:string-value="" calcext:value-type="error">
            <text:p>#VALUE!</text:p>
          </table:table-cell>
          <table:table-cell table:style-name="ce40" table:formula="of:=[raw.AI2]+ORG.OPENOFFICE.STYLE(IF([raw.K2]&lt;[raw.AJ2];&quot;Red&quot;;IF([raw.K2]&gt;[raw.AK2];&quot;Blue&quot;;&quot;Green&quot;)))" office:value-type="string" office:string-value="" calcext:value-type="error">
            <text:p>#VALUE!</text:p>
          </table:table-cell>
          <table:table-cell table:style-name="ce40" table:formula="of:=[raw.AL2]+ORG.OPENOFFICE.STYLE(IF([raw.K2]&lt;[raw.AM2];&quot;Red&quot;;IF([raw.K2]&gt;[raw.AN2];&quot;Blue&quot;;&quot;Green&quot;)))" office:value-type="string" office:string-value="" calcext:value-type="error">
            <text:p>#VALUE!</text:p>
          </table:table-cell>
          <table:table-cell table:style-name="ce40" table:formula="of:=[raw.AO2]+ORG.OPENOFFICE.STYLE(IF([raw.K2]&lt;[raw.AP2];&quot;Red&quot;;IF([raw.K2]&gt;[raw.AQ2];&quot;Blue&quot;;&quot;Green&quot;)))" office:value-type="string" office:string-value="" calcext:value-type="error">
            <text:p>#VALUE!</text:p>
          </table:table-cell>
          <table:table-cell table:style-name="ce40" table:formula="of:=[raw.AR2]+ORG.OPENOFFICE.STYLE(IF([raw.K2]&lt;[raw.AS2];&quot;Red&quot;;IF([raw.K2]&gt;[raw.AT2];&quot;Blue&quot;;&quot;Green&quot;)))" office:value-type="string" office:string-value="" calcext:value-type="error">
            <text:p>#VALUE!</text:p>
          </table:table-cell>
          <table:table-cell table:style-name="ce48" table:formula="of:=[raw.AU2]+ORG.OPENOFFICE.STYLE(IF([raw.K2]&lt;[raw.AV2];&quot;Red&quot;;IF([raw.K2]&gt;[raw.AW2];&quot;Blue&quot;;&quot;Green&quot;)))" office:value-type="string" office:string-value="" calcext:value-type="error">
            <text:p>#VALUE!</text:p>
          </table:table-cell>
          <table:table-cell table:style-name="ce68" table:formula="of:=[raw.AX2]+ORG.OPENOFFICE.STYLE(IF([raw.K2]&lt;[raw.AY2];&quot;Red&quot;;IF([raw.K2]&gt;[raw.AZ2];&quot;Blue&quot;;&quot;Green&quot;)))" office:value-type="string" office:string-value="" calcext:value-type="error">
            <text:p>#VALUE!</text:p>
          </table:table-cell>
          <table:table-cell table:style-name="ce74" table:formula="of:=[raw.BA2]+ORG.OPENOFFICE.STYLE(IF([raw.K2]&lt;[raw.BB2];&quot;Red&quot;;IF([raw.K2]&gt;[raw.BC2];&quot;Blue&quot;;&quot;Green&quot;)))" office:value-type="string" office:string-value="" calcext:value-type="error">
            <text:p>#VALUE!</text:p>
          </table:table-cell>
          <table:table-cell table:style-name="ce74" table:formula="of:=[raw.BD2]+ORG.OPENOFFICE.STYLE(IF([raw.K2]&lt;[raw.BF2];&quot;Red&quot;;IF([raw.K2]&gt;[raw.BG2];&quot;Blue&quot;;&quot;Green&quot;)))" office:value-type="string" office:string-value="" calcext:value-type="error">
            <text:p>#VALUE!</text:p>
          </table:table-cell>
          <table:table-cell table:style-name="ce123" table:formula="of:=[raw.BH2]+ORG.OPENOFFICE.STYLE(IF([raw.K2]&lt;[raw.BI2];&quot;Red&quot;;IF([raw.K2]&gt;[raw.BJ2];&quot;Blue&quot;;&quot;Green&quot;)))" office:value-type="string" office:string-value="" calcext:value-type="error">
            <text:p>#VALUE!</text:p>
          </table:table-cell>
          <table:table-cell table:style-name="ce74" table:formula="of:=[raw.BK2]+ORG.OPENOFFICE.STYLE(IF([raw.K2]&lt;[raw.BL2];&quot;Red&quot;;IF([raw.K2]&gt;[raw.BM2];&quot;Blue&quot;;&quot;Green&quot;)))" office:value-type="string" office:string-value="" calcext:value-type="error">
            <text:p>#VALUE!</text:p>
          </table:table-cell>
          <table:table-cell table:style-name="ce95" table:formula="of:=[raw.BN2]+ORG.OPENOFFICE.STYLE(IF([raw.K2]&lt;[raw.BO2];&quot;Red&quot;;IF([raw.K2]&gt;[raw.BP2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7" table:formula="of:=[$raw.A3]" office:value-type="string" office:string-value="bh_indep_posonly_pwr" calcext:value-type="string">
            <text:p>bh_indep_posonly_pwr</text:p>
          </table:table-cell>
          <table:table-cell table:style-name="ce2" table:formula="of:=[$raw.B3]" office:value-type="float" office:value="2" calcext:value-type="float">
            <text:p>2</text:p>
          </table:table-cell>
          <table:table-cell table:formula="of:=[$raw.C3]" office:value-type="float" office:value="0.25" calcext:value-type="float">
            <text:p>0.25</text:p>
          </table:table-cell>
          <table:table-cell table:formula="of:=[$raw.D3]" office:value-type="float" office:value="0" calcext:value-type="float">
            <text:p>0</text:p>
          </table:table-cell>
          <table:table-cell table:formula="of:=[$raw.E3]" office:value-type="float" office:value="0" calcext:value-type="float">
            <text:p>0</text:p>
          </table:table-cell>
          <table:table-cell table:style-name="ce18" table:formula="of:=[$raw.F3]" office:value-type="string" office:string-value="BH1995" calcext:value-type="string">
            <text:p>BH1995</text:p>
          </table:table-cell>
          <table:table-cell table:style-name="ce32" table:formula="of:=[raw.N3]+ORG.OPENOFFICE.STYLE(IF([raw.K3]&lt;[raw.O3];&quot;Red&quot;;IF([raw.K3]&gt;[raw.P3];&quot;Blue&quot;;&quot;Green&quot;)))" office:value-type="float" office:value="0.776384" calcext:value-type="float">
            <text:p>0.7764</text:p>
          </table:table-cell>
          <table:table-cell table:style-name="ce41" table:formula="of:=[raw.Q3]+ORG.OPENOFFICE.STYLE(IF([raw.K3]&lt;[raw.R3];&quot;Red&quot;;IF([raw.K3]&gt;[raw.S3];&quot;Blue&quot;;&quot;Green&quot;)))" office:value-type="float" office:value="0.667976999999999" calcext:value-type="float">
            <text:p>0.6680</text:p>
          </table:table-cell>
          <table:table-cell table:style-name="ce41" table:formula="of:=[raw.T3]+ORG.OPENOFFICE.STYLE(IF([raw.K3]&lt;[raw.U3];&quot;Red&quot;;IF([raw.K3]&gt;[raw.V3];&quot;Blue&quot;;&quot;Green&quot;)))" office:value-type="float" office:value="0.667976999999999" calcext:value-type="float">
            <text:p>0.6680</text:p>
          </table:table-cell>
          <table:table-cell table:style-name="ce42" table:formula="of:=[raw.W3]+ORG.OPENOFFICE.STYLE(IF([raw.K3]&lt;[raw.X3];&quot;Red&quot;;IF([raw.K3]&gt;[raw.Y3];&quot;Blue&quot;;&quot;Green&quot;)))" office:value-type="float" office:value="0.736284" calcext:value-type="float">
            <text:p>0.7363</text:p>
          </table:table-cell>
          <table:table-cell table:style-name="ce42" table:formula="of:=[raw.Z3]+ORG.OPENOFFICE.STYLE(IF([raw.K3]&lt;[raw.AA3];&quot;Red&quot;;IF([raw.K3]&gt;[raw.AB3];&quot;Blue&quot;;&quot;Green&quot;)))" office:value-type="float" office:value="0.776384" calcext:value-type="float">
            <text:p>0.7764</text:p>
          </table:table-cell>
          <table:table-cell table:style-name="ce50" table:formula="of:=[raw.AC3]+ORG.OPENOFFICE.STYLE(IF([raw.K3]&lt;[raw.AD3];&quot;Red&quot;;IF([raw.K3]&gt;[raw.AE3];&quot;Blue&quot;;&quot;Green&quot;)))" office:value-type="float" office:value="0.736284" calcext:value-type="float">
            <text:p>0.7363</text:p>
          </table:table-cell>
          <table:table-cell table:style-name="ce32" table:formula="of:=[raw.AF3]+ORG.OPENOFFICE.STYLE(IF([raw.K3]&lt;[raw.AG3];&quot;Red&quot;;IF([raw.K3]&gt;[raw.AH3];&quot;Blue&quot;;&quot;Green&quot;)))" office:value-type="float" office:value="0.777320230742765" calcext:value-type="float">
            <text:p>0.7773</text:p>
          </table:table-cell>
          <table:table-cell table:style-name="ce77" table:formula="of:=[raw.AI3]+ORG.OPENOFFICE.STYLE(IF([raw.K3]&lt;[raw.AJ3];&quot;Red&quot;;IF([raw.K3]&gt;[raw.AK3];&quot;Blue&quot;;&quot;Green&quot;)))" office:value-type="float" office:value="0.656292066964459" calcext:value-type="float">
            <text:p>0.6563</text:p>
          </table:table-cell>
          <table:table-cell table:style-name="ce77" table:formula="of:=[raw.AL3]+ORG.OPENOFFICE.STYLE(IF([raw.K3]&lt;[raw.AM3];&quot;Red&quot;;IF([raw.K3]&gt;[raw.AN3];&quot;Blue&quot;;&quot;Green&quot;)))" office:value-type="float" office:value="0.656292066964459" calcext:value-type="float">
            <text:p>0.6563</text:p>
          </table:table-cell>
          <table:table-cell table:style-name="ce41" table:formula="of:=[raw.AO3]+ORG.OPENOFFICE.STYLE(IF([raw.K3]&lt;[raw.AP3];&quot;Red&quot;;IF([raw.K3]&gt;[raw.AQ3];&quot;Blue&quot;;&quot;Green&quot;)))" office:value-type="float" office:value="0.737140952313653" calcext:value-type="float">
            <text:p>0.7371</text:p>
          </table:table-cell>
          <table:table-cell table:style-name="ce41" table:formula="of:=[raw.AR3]+ORG.OPENOFFICE.STYLE(IF([raw.K3]&lt;[raw.AS3];&quot;Red&quot;;IF([raw.K3]&gt;[raw.AT3];&quot;Blue&quot;;&quot;Green&quot;)))" office:value-type="float" office:value="0.777320230742765" calcext:value-type="float">
            <text:p>0.7773</text:p>
          </table:table-cell>
          <table:table-cell table:style-name="ce50" table:formula="of:=[raw.AU3]+ORG.OPENOFFICE.STYLE(IF([raw.K3]&lt;[raw.AV3];&quot;Red&quot;;IF([raw.K3]&gt;[raw.AW3];&quot;Blue&quot;;&quot;Green&quot;)))" office:value-type="float" office:value="0.737140952313653" calcext:value-type="float">
            <text:p>0.7371</text:p>
          </table:table-cell>
          <table:table-cell table:style-name="ce69" table:formula="of:=[raw.AX3]+ORG.OPENOFFICE.STYLE(IF([raw.K3]&lt;[raw.AY3];&quot;Red&quot;;IF([raw.K3]&gt;[raw.AZ3];&quot;Blue&quot;;&quot;Green&quot;)))" office:value-type="string" office:string-value="" calcext:value-type="error">
            <text:p>#VALUE!</text:p>
          </table:table-cell>
          <table:table-cell table:style-name="ce118" table:formula="of:=[raw.BA3]+ORG.OPENOFFICE.STYLE(IF([raw.K3]&lt;[raw.BB3];&quot;Red&quot;;IF([raw.K3]&gt;[raw.BC3];&quot;Blue&quot;;&quot;Green&quot;)))" office:value-type="string" office:string-value="" calcext:value-type="error">
            <text:p>#VALUE!</text:p>
          </table:table-cell>
          <table:table-cell table:style-name="ce118" table:formula="of:=[raw.BD3]+ORG.OPENOFFICE.STYLE(IF([raw.K3]&lt;[raw.BF3];&quot;Red&quot;;IF([raw.K3]&gt;[raw.BG3];&quot;Blue&quot;;&quot;Green&quot;)))" office:value-type="string" office:string-value="" calcext:value-type="error">
            <text:p>#VALUE!</text:p>
          </table:table-cell>
          <table:table-cell table:style-name="ce118" table:formula="of:=[raw.BH3]+ORG.OPENOFFICE.STYLE(IF([raw.K3]&lt;[raw.BI3];&quot;Red&quot;;IF([raw.K3]&gt;[raw.BJ3];&quot;Blue&quot;;&quot;Green&quot;)))" office:value-type="string" office:string-value="" calcext:value-type="error">
            <text:p>#VALUE!</text:p>
          </table:table-cell>
          <table:table-cell table:style-name="ce85" table:formula="of:=[raw.BK3]+ORG.OPENOFFICE.STYLE(IF([raw.K3]&lt;[raw.BL3];&quot;Red&quot;;IF([raw.K3]&gt;[raw.BM3];&quot;Blue&quot;;&quot;Green&quot;)))" office:value-type="string" office:string-value="" calcext:value-type="error">
            <text:p>#VALUE!</text:p>
          </table:table-cell>
          <table:table-cell table:style-name="ce131" table:formula="of:=[raw.BN3]+ORG.OPENOFFICE.STYLE(IF([raw.K3]&lt;[raw.BO3];&quot;Red&quot;;IF([raw.K3]&gt;[raw.BP3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7" table:formula="of:=[$raw.A4]" office:value-type="string" office:string-value="bh_indep_negonly_pwr" calcext:value-type="string">
            <text:p>bh_indep_negonly_pwr</text:p>
          </table:table-cell>
          <table:table-cell table:style-name="ce2" table:formula="of:=[$raw.B4]" office:value-type="float" office:value="3" calcext:value-type="float">
            <text:p>3</text:p>
          </table:table-cell>
          <table:table-cell table:formula="of:=[$raw.C4]" office:value-type="float" office:value="0" calcext:value-type="float">
            <text:p>0</text:p>
          </table:table-cell>
          <table:table-cell table:formula="of:=[$raw.D4]" office:value-type="float" office:value="0.25" calcext:value-type="float">
            <text:p>0.25</text:p>
          </table:table-cell>
          <table:table-cell table:formula="of:=[$raw.E4]" office:value-type="float" office:value="0" calcext:value-type="float">
            <text:p>0</text:p>
          </table:table-cell>
          <table:table-cell table:style-name="ce18" table:formula="of:=[$raw.F4]" office:value-type="string" office:string-value="BH1995" calcext:value-type="string">
            <text:p>BH1995</text:p>
          </table:table-cell>
          <table:table-cell table:style-name="ce32" table:formula="of:=[raw.N4]+ORG.OPENOFFICE.STYLE(IF([raw.K4]&lt;[raw.O4];&quot;Red&quot;;IF([raw.K4]&gt;[raw.P4];&quot;Blue&quot;;&quot;Green&quot;)))" office:value-type="float" office:value="0.776448" calcext:value-type="float">
            <text:p>0.7764</text:p>
          </table:table-cell>
          <table:table-cell table:style-name="ce41" table:formula="of:=[raw.Q4]+ORG.OPENOFFICE.STYLE(IF([raw.K4]&lt;[raw.R4];&quot;Red&quot;;IF([raw.K4]&gt;[raw.S4];&quot;Blue&quot;;&quot;Green&quot;)))" office:value-type="float" office:value="0.667742" calcext:value-type="float">
            <text:p>0.6677</text:p>
          </table:table-cell>
          <table:table-cell table:style-name="ce41" table:formula="of:=[raw.T4]+ORG.OPENOFFICE.STYLE(IF([raw.K4]&lt;[raw.U4];&quot;Red&quot;;IF([raw.K4]&gt;[raw.V4];&quot;Blue&quot;;&quot;Green&quot;)))" office:value-type="float" office:value="0.667742" calcext:value-type="float">
            <text:p>0.6677</text:p>
          </table:table-cell>
          <table:table-cell table:style-name="ce42" table:formula="of:=[raw.W4]+ORG.OPENOFFICE.STYLE(IF([raw.K4]&lt;[raw.X4];&quot;Red&quot;;IF([raw.K4]&gt;[raw.Y4];&quot;Blue&quot;;&quot;Green&quot;)))" office:value-type="float" office:value="0.735961" calcext:value-type="float">
            <text:p>0.7360</text:p>
          </table:table-cell>
          <table:table-cell table:style-name="ce42" table:formula="of:=[raw.Z4]+ORG.OPENOFFICE.STYLE(IF([raw.K4]&lt;[raw.AA4];&quot;Red&quot;;IF([raw.K4]&gt;[raw.AB4];&quot;Blue&quot;;&quot;Green&quot;)))" office:value-type="float" office:value="0.776448" calcext:value-type="float">
            <text:p>0.7764</text:p>
          </table:table-cell>
          <table:table-cell table:style-name="ce50" table:formula="of:=[raw.AC4]+ORG.OPENOFFICE.STYLE(IF([raw.K4]&lt;[raw.AD4];&quot;Red&quot;;IF([raw.K4]&gt;[raw.AE4];&quot;Blue&quot;;&quot;Green&quot;)))" office:value-type="float" office:value="0.735961" calcext:value-type="float">
            <text:p>0.7360</text:p>
          </table:table-cell>
          <table:table-cell table:style-name="ce32" table:formula="of:=[raw.AF4]+ORG.OPENOFFICE.STYLE(IF([raw.K4]&lt;[raw.AG4];&quot;Red&quot;;IF([raw.K4]&gt;[raw.AH4];&quot;Blue&quot;;&quot;Green&quot;)))" office:value-type="string" office:string-value="" calcext:value-type="error">
            <text:p>#VALUE!</text:p>
          </table:table-cell>
          <table:table-cell table:style-name="ce77" table:formula="of:=[raw.AI4]+ORG.OPENOFFICE.STYLE(IF([raw.K4]&lt;[raw.AJ4];&quot;Red&quot;;IF([raw.K4]&gt;[raw.AK4];&quot;Blue&quot;;&quot;Green&quot;)))" office:value-type="string" office:string-value="" calcext:value-type="error">
            <text:p>#VALUE!</text:p>
          </table:table-cell>
          <table:table-cell table:style-name="ce77" table:formula="of:=[raw.AL4]+ORG.OPENOFFICE.STYLE(IF([raw.K4]&lt;[raw.AM4];&quot;Red&quot;;IF([raw.K4]&gt;[raw.AN4];&quot;Blue&quot;;&quot;Green&quot;)))" office:value-type="string" office:string-value="" calcext:value-type="error">
            <text:p>#VALUE!</text:p>
          </table:table-cell>
          <table:table-cell table:style-name="ce41" table:formula="of:=[raw.AO4]+ORG.OPENOFFICE.STYLE(IF([raw.K4]&lt;[raw.AP4];&quot;Red&quot;;IF([raw.K4]&gt;[raw.AQ4];&quot;Blue&quot;;&quot;Green&quot;)))" office:value-type="string" office:string-value="" calcext:value-type="error">
            <text:p>#VALUE!</text:p>
          </table:table-cell>
          <table:table-cell table:style-name="ce41" table:formula="of:=[raw.AR4]+ORG.OPENOFFICE.STYLE(IF([raw.K4]&lt;[raw.AS4];&quot;Red&quot;;IF([raw.K4]&gt;[raw.AT4];&quot;Blue&quot;;&quot;Green&quot;)))" office:value-type="string" office:string-value="" calcext:value-type="error">
            <text:p>#VALUE!</text:p>
          </table:table-cell>
          <table:table-cell table:style-name="ce50" table:formula="of:=[raw.AU4]+ORG.OPENOFFICE.STYLE(IF([raw.K4]&lt;[raw.AV4];&quot;Red&quot;;IF([raw.K4]&gt;[raw.AW4];&quot;Blue&quot;;&quot;Green&quot;)))" office:value-type="string" office:string-value="" calcext:value-type="error">
            <text:p>#VALUE!</text:p>
          </table:table-cell>
          <table:table-cell table:style-name="ce69" table:formula="of:=[raw.AX4]+ORG.OPENOFFICE.STYLE(IF([raw.K4]&lt;[raw.AY4];&quot;Red&quot;;IF([raw.K4]&gt;[raw.AZ4];&quot;Blue&quot;;&quot;Green&quot;)))" office:value-type="float" office:value="0.777403593631457" calcext:value-type="float">
            <text:p>0.7774</text:p>
          </table:table-cell>
          <table:table-cell table:style-name="ce118" table:formula="of:=[raw.BA4]+ORG.OPENOFFICE.STYLE(IF([raw.K4]&lt;[raw.BB4];&quot;Red&quot;;IF([raw.K4]&gt;[raw.BC4];&quot;Blue&quot;;&quot;Green&quot;)))" office:value-type="float" office:value="0.656013985633218" calcext:value-type="float">
            <text:p>0.6560</text:p>
          </table:table-cell>
          <table:table-cell table:style-name="ce118" table:formula="of:=[raw.BD4]+ORG.OPENOFFICE.STYLE(IF([raw.K4]&lt;[raw.BF4];&quot;Red&quot;;IF([raw.K4]&gt;[raw.BG4];&quot;Blue&quot;;&quot;Green&quot;)))" office:value-type="float" office:value="0.656013985633218" calcext:value-type="float">
            <text:p>0.6560</text:p>
          </table:table-cell>
          <table:table-cell table:style-name="ce118" table:formula="of:=[raw.BH4]+ORG.OPENOFFICE.STYLE(IF([raw.K4]&lt;[raw.BI4];&quot;Red&quot;;IF([raw.K4]&gt;[raw.BJ4];&quot;Blue&quot;;&quot;Green&quot;)))" office:value-type="float" office:value="0.735670998253211" calcext:value-type="float">
            <text:p>0.7357</text:p>
          </table:table-cell>
          <table:table-cell table:style-name="ce85" table:formula="of:=[raw.BK4]+ORG.OPENOFFICE.STYLE(IF([raw.K4]&lt;[raw.BL4];&quot;Red&quot;;IF([raw.K4]&gt;[raw.BM4];&quot;Blue&quot;;&quot;Green&quot;)))" office:value-type="float" office:value="0.776276040378139" calcext:value-type="float">
            <text:p>0.7763</text:p>
          </table:table-cell>
          <table:table-cell table:style-name="ce131" table:formula="of:=[raw.BN4]+ORG.OPENOFFICE.STYLE(IF([raw.K4]&lt;[raw.BO4];&quot;Red&quot;;IF([raw.K4]&gt;[raw.BP4];&quot;Blue&quot;;&quot;Green&quot;)))" office:value-type="float" office:value="0.735670998253211" calcext:value-type="float">
            <text:p>0.7357</text:p>
          </table:table-cell>
        </table:table-row>
        <table:table-row table:style-name="ro1">
          <table:table-cell table:style-name="ce7" table:formula="of:=[$raw.A5]" office:value-type="string" office:string-value="bh_indep_balanced_pwr" calcext:value-type="string">
            <text:p>bh_indep_balanced_pwr</text:p>
          </table:table-cell>
          <table:table-cell table:style-name="ce2" table:formula="of:=[$raw.B5]" office:value-type="float" office:value="4" calcext:value-type="float">
            <text:p>4</text:p>
          </table:table-cell>
          <table:table-cell table:formula="of:=[$raw.C5]" office:value-type="float" office:value="0.25" calcext:value-type="float">
            <text:p>0.25</text:p>
          </table:table-cell>
          <table:table-cell table:formula="of:=[$raw.D5]" office:value-type="float" office:value="0.25" calcext:value-type="float">
            <text:p>0.25</text:p>
          </table:table-cell>
          <table:table-cell table:formula="of:=[$raw.E5]" office:value-type="float" office:value="0" calcext:value-type="float">
            <text:p>0</text:p>
          </table:table-cell>
          <table:table-cell table:style-name="ce18" table:formula="of:=[$raw.F5]" office:value-type="string" office:string-value="BH1995" calcext:value-type="string">
            <text:p>BH1995</text:p>
          </table:table-cell>
          <table:table-cell table:style-name="ce32" table:formula="of:=[raw.N5]+ORG.OPENOFFICE.STYLE(IF([raw.K5]&lt;[raw.O5];&quot;Red&quot;;IF([raw.K5]&gt;[raw.P5];&quot;Blue&quot;;&quot;Green&quot;)))" office:value-type="float" office:value="0.763988499999999" calcext:value-type="float">
            <text:p>0.7640</text:p>
          </table:table-cell>
          <table:table-cell table:style-name="ce41" table:formula="of:=[raw.Q5]+ORG.OPENOFFICE.STYLE(IF([raw.K5]&lt;[raw.R5];&quot;Red&quot;;IF([raw.K5]&gt;[raw.S5];&quot;Blue&quot;;&quot;Green&quot;)))" office:value-type="float" office:value="0.7639455" calcext:value-type="float">
            <text:p>0.7639</text:p>
          </table:table-cell>
          <table:table-cell table:style-name="ce41" table:formula="of:=[raw.T5]+ORG.OPENOFFICE.STYLE(IF([raw.K5]&lt;[raw.U5];&quot;Red&quot;;IF([raw.K5]&gt;[raw.V5];&quot;Blue&quot;;&quot;Green&quot;)))" office:value-type="float" office:value="0.7639455" calcext:value-type="float">
            <text:p>0.7639</text:p>
          </table:table-cell>
          <table:table-cell table:style-name="ce42" table:formula="of:=[raw.W5]+ORG.OPENOFFICE.STYLE(IF([raw.K5]&lt;[raw.X5];&quot;Red&quot;;IF([raw.K5]&gt;[raw.Y5];&quot;Blue&quot;;&quot;Green&quot;)))" office:value-type="float" office:value="0.7640275" calcext:value-type="float">
            <text:p>0.7640</text:p>
          </table:table-cell>
          <table:table-cell table:style-name="ce42" table:formula="of:=[raw.Z5]+ORG.OPENOFFICE.STYLE(IF([raw.K5]&lt;[raw.AA5];&quot;Red&quot;;IF([raw.K5]&gt;[raw.AB5];&quot;Blue&quot;;&quot;Green&quot;)))" office:value-type="float" office:value="0.763988499999999" calcext:value-type="float">
            <text:p>0.7640</text:p>
          </table:table-cell>
          <table:table-cell table:style-name="ce50" table:formula="of:=[raw.AC5]+ORG.OPENOFFICE.STYLE(IF([raw.K5]&lt;[raw.AD5];&quot;Red&quot;;IF([raw.K5]&gt;[raw.AE5];&quot;Blue&quot;;&quot;Green&quot;)))" office:value-type="float" office:value="0.7640275" calcext:value-type="float">
            <text:p>0.7640</text:p>
          </table:table-cell>
          <table:table-cell table:style-name="ce32" table:formula="of:=[raw.AF5]+ORG.OPENOFFICE.STYLE(IF([raw.K5]&lt;[raw.AG5];&quot;Red&quot;;IF([raw.K5]&gt;[raw.AH5];&quot;Blue&quot;;&quot;Green&quot;)))" office:value-type="float" office:value="0.76365407553015" calcext:value-type="float">
            <text:p>0.7637</text:p>
          </table:table-cell>
          <table:table-cell table:style-name="ce77" table:formula="of:=[raw.AI5]+ORG.OPENOFFICE.STYLE(IF([raw.K5]&lt;[raw.AJ5];&quot;Red&quot;;IF([raw.K5]&gt;[raw.AK5];&quot;Blue&quot;;&quot;Green&quot;)))" office:value-type="float" office:value="0.763883523488638" calcext:value-type="float">
            <text:p>0.7639</text:p>
          </table:table-cell>
          <table:table-cell table:style-name="ce77" table:formula="of:=[raw.AL5]+ORG.OPENOFFICE.STYLE(IF([raw.K5]&lt;[raw.AM5];&quot;Red&quot;;IF([raw.K5]&gt;[raw.AN5];&quot;Blue&quot;;&quot;Green&quot;)))" office:value-type="float" office:value="0.763883523488638" calcext:value-type="float">
            <text:p>0.7639</text:p>
          </table:table-cell>
          <table:table-cell table:style-name="ce41" table:formula="of:=[raw.AO5]+ORG.OPENOFFICE.STYLE(IF([raw.K5]&lt;[raw.AP5];&quot;Red&quot;;IF([raw.K5]&gt;[raw.AQ5];&quot;Blue&quot;;&quot;Green&quot;)))" office:value-type="float" office:value="0.763793628262086" calcext:value-type="float">
            <text:p>0.7638</text:p>
          </table:table-cell>
          <table:table-cell table:style-name="ce41" table:formula="of:=[raw.AR5]+ORG.OPENOFFICE.STYLE(IF([raw.K5]&lt;[raw.AS5];&quot;Red&quot;;IF([raw.K5]&gt;[raw.AT5];&quot;Blue&quot;;&quot;Green&quot;)))" office:value-type="float" office:value="0.76365407553015" calcext:value-type="float">
            <text:p>0.7637</text:p>
          </table:table-cell>
          <table:table-cell table:style-name="ce50" table:formula="of:=[raw.AU5]+ORG.OPENOFFICE.STYLE(IF([raw.K5]&lt;[raw.AV5];&quot;Red&quot;;IF([raw.K5]&gt;[raw.AW5];&quot;Blue&quot;;&quot;Green&quot;)))" office:value-type="float" office:value="0.763793628262086" calcext:value-type="float">
            <text:p>0.7638</text:p>
          </table:table-cell>
          <table:table-cell table:style-name="ce69" table:formula="of:=[raw.AX5]+ORG.OPENOFFICE.STYLE(IF([raw.K5]&lt;[raw.AY5];&quot;Red&quot;;IF([raw.K5]&gt;[raw.AZ5];&quot;Blue&quot;;&quot;Green&quot;)))" office:value-type="float" office:value="0.766375600713269" calcext:value-type="float">
            <text:p>0.7664</text:p>
          </table:table-cell>
          <table:table-cell table:style-name="ce118" table:formula="of:=[raw.BA5]+ORG.OPENOFFICE.STYLE(IF([raw.K5]&lt;[raw.BB5];&quot;Red&quot;;IF([raw.K5]&gt;[raw.BC5];&quot;Blue&quot;;&quot;Green&quot;)))" office:value-type="float" office:value="0.766060484533993" calcext:value-type="float">
            <text:p>0.7661</text:p>
          </table:table-cell>
          <table:table-cell table:style-name="ce118" table:formula="of:=[raw.BD5]+ORG.OPENOFFICE.STYLE(IF([raw.K5]&lt;[raw.BF5];&quot;Red&quot;;IF([raw.K5]&gt;[raw.BG5];&quot;Blue&quot;;&quot;Green&quot;)))" office:value-type="float" office:value="0.766060484533993" calcext:value-type="float">
            <text:p>0.7661</text:p>
          </table:table-cell>
          <table:table-cell table:style-name="ce118" table:formula="of:=[raw.BH5]+ORG.OPENOFFICE.STYLE(IF([raw.K5]&lt;[raw.BI5];&quot;Red&quot;;IF([raw.K5]&gt;[raw.BJ5];&quot;Blue&quot;;&quot;Green&quot;)))" office:value-type="float" office:value="0.76519679407921" calcext:value-type="float">
            <text:p>0.7652</text:p>
          </table:table-cell>
          <table:table-cell table:style-name="ce85" table:formula="of:=[raw.BK5]+ORG.OPENOFFICE.STYLE(IF([raw.K5]&lt;[raw.BL5];&quot;Red&quot;;IF([raw.K5]&gt;[raw.BM5];&quot;Blue&quot;;&quot;Green&quot;)))" office:value-type="float" office:value="0.765255061538294" calcext:value-type="float">
            <text:p>0.7653</text:p>
          </table:table-cell>
          <table:table-cell table:style-name="ce131" table:formula="of:=[raw.BN5]+ORG.OPENOFFICE.STYLE(IF([raw.K5]&lt;[raw.BO5];&quot;Red&quot;;IF([raw.K5]&gt;[raw.BP5];&quot;Blue&quot;;&quot;Green&quot;)))" office:value-type="float" office:value="0.76519679407921" calcext:value-type="float">
            <text:p>0.7652</text:p>
          </table:table-cell>
        </table:table-row>
        <table:table-row table:style-name="ro1">
          <table:table-cell table:style-name="ce7" table:formula="of:=[$raw.A6]" office:value-type="string" office:string-value="bh_indep_unbalanced_pwr" calcext:value-type="string">
            <text:p>bh_indep_unbalanced_pwr</text:p>
          </table:table-cell>
          <table:table-cell table:style-name="ce2" table:formula="of:=[$raw.B6]" office:value-type="float" office:value="5" calcext:value-type="float">
            <text:p>5</text:p>
          </table:table-cell>
          <table:table-cell table:formula="of:=[$raw.C6]" office:value-type="float" office:value="0.1" calcext:value-type="float">
            <text:p>0.1</text:p>
          </table:table-cell>
          <table:table-cell table:formula="of:=[$raw.D6]" office:value-type="float" office:value="0.4" calcext:value-type="float">
            <text:p>0.4</text:p>
          </table:table-cell>
          <table:table-cell table:formula="of:=[$raw.E6]" office:value-type="float" office:value="0" calcext:value-type="float">
            <text:p>0</text:p>
          </table:table-cell>
          <table:table-cell table:style-name="ce18" table:formula="of:=[$raw.F6]" office:value-type="string" office:string-value="BH1995" calcext:value-type="string">
            <text:p>BH1995</text:p>
          </table:table-cell>
          <table:table-cell table:style-name="ce32" table:formula="of:=[raw.N6]+ORG.OPENOFFICE.STYLE(IF([raw.K6]&lt;[raw.O6];&quot;Red&quot;;IF([raw.K6]&gt;[raw.P6];&quot;Blue&quot;;&quot;Green&quot;)))" office:value-type="float" office:value="0.787680499999999" calcext:value-type="float">
            <text:p>0.7877</text:p>
          </table:table-cell>
          <table:table-cell table:style-name="ce41" table:formula="of:=[raw.Q6]+ORG.OPENOFFICE.STYLE(IF([raw.K6]&lt;[raw.R6];&quot;Red&quot;;IF([raw.K6]&gt;[raw.S6];&quot;Blue&quot;;&quot;Green&quot;)))" office:value-type="float" office:value="0.764254499999999" calcext:value-type="float">
            <text:p>0.7643</text:p>
          </table:table-cell>
          <table:table-cell table:style-name="ce41" table:formula="of:=[raw.T6]+ORG.OPENOFFICE.STYLE(IF([raw.K6]&lt;[raw.U6];&quot;Red&quot;;IF([raw.K6]&gt;[raw.V6];&quot;Blue&quot;;&quot;Green&quot;)))" office:value-type="float" office:value="0.764254499999999" calcext:value-type="float">
            <text:p>0.7643</text:p>
          </table:table-cell>
          <table:table-cell table:style-name="ce42" table:formula="of:=[raw.W6]+ORG.OPENOFFICE.STYLE(IF([raw.K6]&lt;[raw.X6];&quot;Red&quot;;IF([raw.K6]&gt;[raw.Y6];&quot;Blue&quot;;&quot;Green&quot;)))" office:value-type="float" office:value="0.768186" calcext:value-type="float">
            <text:p>0.7682</text:p>
          </table:table-cell>
          <table:table-cell table:style-name="ce42" table:formula="of:=[raw.Z6]+ORG.OPENOFFICE.STYLE(IF([raw.K6]&lt;[raw.AA6];&quot;Red&quot;;IF([raw.K6]&gt;[raw.AB6];&quot;Blue&quot;;&quot;Green&quot;)))" office:value-type="float" office:value="0.787680499999999" calcext:value-type="float">
            <text:p>0.7877</text:p>
          </table:table-cell>
          <table:table-cell table:style-name="ce50" table:formula="of:=[raw.AC6]+ORG.OPENOFFICE.STYLE(IF([raw.K6]&lt;[raw.AD6];&quot;Red&quot;;IF([raw.K6]&gt;[raw.AE6];&quot;Blue&quot;;&quot;Green&quot;)))" office:value-type="float" office:value="0.768186" calcext:value-type="float">
            <text:p>0.7682</text:p>
          </table:table-cell>
          <table:table-cell table:style-name="ce32" table:formula="of:=[raw.AF6]+ORG.OPENOFFICE.STYLE(IF([raw.K6]&lt;[raw.AG6];&quot;Red&quot;;IF([raw.K6]&gt;[raw.AH6];&quot;Blue&quot;;&quot;Green&quot;)))" office:value-type="float" office:value="0.619637748719627" calcext:value-type="float">
            <text:p>0.6196</text:p>
          </table:table-cell>
          <table:table-cell table:style-name="ce77" table:formula="of:=[raw.AI6]+ORG.OPENOFFICE.STYLE(IF([raw.K6]&lt;[raw.AJ6];&quot;Red&quot;;IF([raw.K6]&gt;[raw.AK6];&quot;Blue&quot;;&quot;Green&quot;)))" office:value-type="float" office:value="0.793243252135929" calcext:value-type="float">
            <text:p>0.7932</text:p>
          </table:table-cell>
          <table:table-cell table:style-name="ce77" table:formula="of:=[raw.AL6]+ORG.OPENOFFICE.STYLE(IF([raw.K6]&lt;[raw.AM6];&quot;Red&quot;;IF([raw.K6]&gt;[raw.AN6];&quot;Blue&quot;;&quot;Green&quot;)))" office:value-type="float" office:value="0.793243252135929" calcext:value-type="float">
            <text:p>0.7932</text:p>
          </table:table-cell>
          <table:table-cell table:style-name="ce41" table:formula="of:=[raw.AO6]+ORG.OPENOFFICE.STYLE(IF([raw.K6]&lt;[raw.AP6];&quot;Red&quot;;IF([raw.K6]&gt;[raw.AQ6];&quot;Blue&quot;;&quot;Green&quot;)))" office:value-type="float" office:value="0.687287702301051" calcext:value-type="float">
            <text:p>0.6873</text:p>
          </table:table-cell>
          <table:table-cell table:style-name="ce41" table:formula="of:=[raw.AR6]+ORG.OPENOFFICE.STYLE(IF([raw.K6]&lt;[raw.AS6];&quot;Red&quot;;IF([raw.K6]&gt;[raw.AT6];&quot;Blue&quot;;&quot;Green&quot;)))" office:value-type="float" office:value="0.619637748719627" calcext:value-type="float">
            <text:p>0.6196</text:p>
          </table:table-cell>
          <table:table-cell table:style-name="ce50" table:formula="of:=[raw.AU6]+ORG.OPENOFFICE.STYLE(IF([raw.K6]&lt;[raw.AV6];&quot;Red&quot;;IF([raw.K6]&gt;[raw.AW6];&quot;Blue&quot;;&quot;Green&quot;)))" office:value-type="float" office:value="0.687287702301051" calcext:value-type="float">
            <text:p>0.6873</text:p>
          </table:table-cell>
          <table:table-cell table:style-name="ce69" table:formula="of:=[raw.AX6]+ORG.OPENOFFICE.STYLE(IF([raw.K6]&lt;[raw.AY6];&quot;Red&quot;;IF([raw.K6]&gt;[raw.AZ6];&quot;Blue&quot;;&quot;Green&quot;)))" office:value-type="float" office:value="0.831056655641845" calcext:value-type="float">
            <text:p>0.8311</text:p>
          </table:table-cell>
          <table:table-cell table:style-name="ce118" table:formula="of:=[raw.BA6]+ORG.OPENOFFICE.STYLE(IF([raw.K6]&lt;[raw.BB6];&quot;Red&quot;;IF([raw.K6]&gt;[raw.BC6];&quot;Blue&quot;;&quot;Green&quot;)))" office:value-type="float" office:value="0.758331140663582" calcext:value-type="float">
            <text:p>0.7583</text:p>
          </table:table-cell>
          <table:table-cell table:style-name="ce118" table:formula="of:=[raw.BD6]+ORG.OPENOFFICE.STYLE(IF([raw.K6]&lt;[raw.BF6];&quot;Red&quot;;IF([raw.K6]&gt;[raw.BG6];&quot;Blue&quot;;&quot;Green&quot;)))" office:value-type="float" office:value="0.758331140663582" calcext:value-type="float">
            <text:p>0.7583</text:p>
          </table:table-cell>
          <table:table-cell table:style-name="ce118" table:formula="of:=[raw.BH6]+ORG.OPENOFFICE.STYLE(IF([raw.K6]&lt;[raw.BI6];&quot;Red&quot;;IF([raw.K6]&gt;[raw.BJ6];&quot;Blue&quot;;&quot;Green&quot;)))" office:value-type="float" office:value="0.788930562349695" calcext:value-type="float">
            <text:p>0.7889</text:p>
          </table:table-cell>
          <table:table-cell table:style-name="ce85" table:formula="of:=[raw.BK6]+ORG.OPENOFFICE.STYLE(IF([raw.K6]&lt;[raw.BL6];&quot;Red&quot;;IF([raw.K6]&gt;[raw.BM6];&quot;Blue&quot;;&quot;Green&quot;)))" office:value-type="float" office:value="0.830306173753673" calcext:value-type="float">
            <text:p>0.8303</text:p>
          </table:table-cell>
          <table:table-cell table:style-name="ce131" table:formula="of:=[raw.BN6]+ORG.OPENOFFICE.STYLE(IF([raw.K6]&lt;[raw.BO6];&quot;Red&quot;;IF([raw.K6]&gt;[raw.BP6];&quot;Blue&quot;;&quot;Green&quot;)))" office:value-type="float" office:value="0.788930562349695" calcext:value-type="float">
            <text:p>0.7889</text:p>
          </table:table-cell>
        </table:table-row>
        <table:table-row table:style-name="ro1">
          <table:table-cell table:style-name="ce7" table:formula="of:=[$raw.A7]" office:value-type="string" office:string-value="bh_posdep_null_pwr" calcext:value-type="string">
            <text:p>bh_posdep_null_pwr</text:p>
          </table:table-cell>
          <table:table-cell table:style-name="ce18" table:formula="of:=[$raw.B7]" office:value-type="float" office:value="6" calcext:value-type="float">
            <text:p>6</text:p>
          </table:table-cell>
          <table:table-cell table:style-name="ce18" table:formula="of:=[$raw.C7]" office:value-type="float" office:value="0" calcext:value-type="float">
            <text:p>0</text:p>
          </table:table-cell>
          <table:table-cell table:style-name="ce18" table:formula="of:=[$raw.D7]" office:value-type="float" office:value="0" calcext:value-type="float">
            <text:p>0</text:p>
          </table:table-cell>
          <table:table-cell table:style-name="ce18" table:formula="of:=[$raw.E7]" office:value-type="float" office:value="0.25" calcext:value-type="float">
            <text:p>0.25</text:p>
          </table:table-cell>
          <table:table-cell table:style-name="ce18" table:formula="of:=[$raw.F7]" office:value-type="string" office:string-value="BH1995" calcext:value-type="string">
            <text:p>BH1995</text:p>
          </table:table-cell>
          <table:table-cell table:style-name="ce32" table:formula="of:=[raw.N7]+ORG.OPENOFFICE.STYLE(IF([raw.K7]&lt;[raw.O7];&quot;Red&quot;;IF([raw.K7]&gt;[raw.P7];&quot;Blue&quot;;&quot;Green&quot;)))" office:value-type="string" office:string-value="" calcext:value-type="error">
            <text:p>#VALUE!</text:p>
          </table:table-cell>
          <table:table-cell table:style-name="ce42" table:formula="of:=[raw.Q7]+ORG.OPENOFFICE.STYLE(IF([raw.K7]&lt;[raw.R7];&quot;Red&quot;;IF([raw.K7]&gt;[raw.S7];&quot;Blue&quot;;&quot;Green&quot;)))" office:value-type="string" office:string-value="" calcext:value-type="error">
            <text:p>#VALUE!</text:p>
          </table:table-cell>
          <table:table-cell table:style-name="ce42" table:formula="of:=[raw.T7]+ORG.OPENOFFICE.STYLE(IF([raw.K7]&lt;[raw.U7];&quot;Red&quot;;IF([raw.K7]&gt;[raw.V7];&quot;Blue&quot;;&quot;Green&quot;)))" office:value-type="string" office:string-value="" calcext:value-type="error">
            <text:p>#VALUE!</text:p>
          </table:table-cell>
          <table:table-cell table:style-name="ce42" table:formula="of:=[raw.W7]+ORG.OPENOFFICE.STYLE(IF([raw.K7]&lt;[raw.X7];&quot;Red&quot;;IF([raw.K7]&gt;[raw.Y7];&quot;Blue&quot;;&quot;Green&quot;)))" office:value-type="string" office:string-value="" calcext:value-type="error">
            <text:p>#VALUE!</text:p>
          </table:table-cell>
          <table:table-cell table:style-name="ce42" table:formula="of:=[raw.Z7]+ORG.OPENOFFICE.STYLE(IF([raw.K7]&lt;[raw.AA7];&quot;Red&quot;;IF([raw.K7]&gt;[raw.AB7];&quot;Blue&quot;;&quot;Green&quot;)))" office:value-type="string" office:string-value="" calcext:value-type="error">
            <text:p>#VALUE!</text:p>
          </table:table-cell>
          <table:table-cell table:style-name="ce50" table:formula="of:=[raw.AC7]+ORG.OPENOFFICE.STYLE(IF([raw.K7]&lt;[raw.AD7];&quot;Red&quot;;IF([raw.K7]&gt;[raw.AE7];&quot;Blue&quot;;&quot;Green&quot;)))" office:value-type="string" office:string-value="" calcext:value-type="error">
            <text:p>#VALUE!</text:p>
          </table:table-cell>
          <table:table-cell table:style-name="ce32" table:formula="of:=[raw.AF7]+ORG.OPENOFFICE.STYLE(IF([raw.K7]&lt;[raw.AG7];&quot;Red&quot;;IF([raw.K7]&gt;[raw.AH7];&quot;Blue&quot;;&quot;Green&quot;)))" office:value-type="string" office:string-value="" calcext:value-type="error">
            <text:p>#VALUE!</text:p>
          </table:table-cell>
          <table:table-cell table:style-name="ce77" table:formula="of:=[raw.AI7]+ORG.OPENOFFICE.STYLE(IF([raw.K7]&lt;[raw.AJ7];&quot;Red&quot;;IF([raw.K7]&gt;[raw.AK7];&quot;Blue&quot;;&quot;Green&quot;)))" office:value-type="string" office:string-value="" calcext:value-type="error">
            <text:p>#VALUE!</text:p>
          </table:table-cell>
          <table:table-cell table:style-name="ce77" table:formula="of:=[raw.AL7]+ORG.OPENOFFICE.STYLE(IF([raw.K7]&lt;[raw.AM7];&quot;Red&quot;;IF([raw.K7]&gt;[raw.AN7];&quot;Blue&quot;;&quot;Green&quot;)))" office:value-type="string" office:string-value="" calcext:value-type="error">
            <text:p>#VALUE!</text:p>
          </table:table-cell>
          <table:table-cell table:style-name="ce42" table:formula="of:=[raw.AO7]+ORG.OPENOFFICE.STYLE(IF([raw.K7]&lt;[raw.AP7];&quot;Red&quot;;IF([raw.K7]&gt;[raw.AQ7];&quot;Blue&quot;;&quot;Green&quot;)))" office:value-type="string" office:string-value="" calcext:value-type="error">
            <text:p>#VALUE!</text:p>
          </table:table-cell>
          <table:table-cell table:style-name="ce42" table:formula="of:=[raw.AR7]+ORG.OPENOFFICE.STYLE(IF([raw.K7]&lt;[raw.AS7];&quot;Red&quot;;IF([raw.K7]&gt;[raw.AT7];&quot;Blue&quot;;&quot;Green&quot;)))" office:value-type="string" office:string-value="" calcext:value-type="error">
            <text:p>#VALUE!</text:p>
          </table:table-cell>
          <table:table-cell table:style-name="ce50" table:formula="of:=[raw.AU7]+ORG.OPENOFFICE.STYLE(IF([raw.K7]&lt;[raw.AV7];&quot;Red&quot;;IF([raw.K7]&gt;[raw.AW7];&quot;Blue&quot;;&quot;Green&quot;)))" office:value-type="string" office:string-value="" calcext:value-type="error">
            <text:p>#VALUE!</text:p>
          </table:table-cell>
          <table:table-cell table:style-name="ce69" table:formula="of:=[raw.AX7]+ORG.OPENOFFICE.STYLE(IF([raw.K7]&lt;[raw.AY7];&quot;Red&quot;;IF([raw.K7]&gt;[raw.AZ7];&quot;Blue&quot;;&quot;Green&quot;)))" office:value-type="string" office:string-value="" calcext:value-type="error">
            <text:p>#VALUE!</text:p>
          </table:table-cell>
          <table:table-cell table:style-name="ce118" table:formula="of:=[raw.BA7]+ORG.OPENOFFICE.STYLE(IF([raw.K7]&lt;[raw.BB7];&quot;Red&quot;;IF([raw.K7]&gt;[raw.BC7];&quot;Blue&quot;;&quot;Green&quot;)))" office:value-type="string" office:string-value="" calcext:value-type="error">
            <text:p>#VALUE!</text:p>
          </table:table-cell>
          <table:table-cell table:style-name="ce118" table:formula="of:=[raw.BD7]+ORG.OPENOFFICE.STYLE(IF([raw.K7]&lt;[raw.BF7];&quot;Red&quot;;IF([raw.K7]&gt;[raw.BG7];&quot;Blue&quot;;&quot;Green&quot;)))" office:value-type="string" office:string-value="" calcext:value-type="error">
            <text:p>#VALUE!</text:p>
          </table:table-cell>
          <table:table-cell table:style-name="ce118" table:formula="of:=[raw.BH7]+ORG.OPENOFFICE.STYLE(IF([raw.K7]&lt;[raw.BI7];&quot;Red&quot;;IF([raw.K7]&gt;[raw.BJ7];&quot;Blue&quot;;&quot;Green&quot;)))" office:value-type="string" office:string-value="" calcext:value-type="error">
            <text:p>#VALUE!</text:p>
          </table:table-cell>
          <table:table-cell table:style-name="ce85" table:formula="of:=[raw.BK7]+ORG.OPENOFFICE.STYLE(IF([raw.K7]&lt;[raw.BL7];&quot;Red&quot;;IF([raw.K7]&gt;[raw.BM7];&quot;Blue&quot;;&quot;Green&quot;)))" office:value-type="string" office:string-value="" calcext:value-type="error">
            <text:p>#VALUE!</text:p>
          </table:table-cell>
          <table:table-cell table:style-name="ce131" table:formula="of:=[raw.BN7]+ORG.OPENOFFICE.STYLE(IF([raw.K7]&lt;[raw.BO7];&quot;Red&quot;;IF([raw.K7]&gt;[raw.BP7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7" table:formula="of:=[$raw.A8]" office:value-type="string" office:string-value="bh_posdep_posonly_pwr" calcext:value-type="string">
            <text:p>bh_posdep_posonly_pwr</text:p>
          </table:table-cell>
          <table:table-cell table:style-name="ce2" table:formula="of:=[$raw.B8]" office:value-type="float" office:value="7" calcext:value-type="float">
            <text:p>7</text:p>
          </table:table-cell>
          <table:table-cell table:formula="of:=[$raw.C8]" office:value-type="float" office:value="0.25" calcext:value-type="float">
            <text:p>0.25</text:p>
          </table:table-cell>
          <table:table-cell table:formula="of:=[$raw.D8]" office:value-type="float" office:value="0" calcext:value-type="float">
            <text:p>0</text:p>
          </table:table-cell>
          <table:table-cell table:formula="of:=[$raw.E8]" office:value-type="float" office:value="0.25" calcext:value-type="float">
            <text:p>0.25</text:p>
          </table:table-cell>
          <table:table-cell table:style-name="ce18" table:formula="of:=[$raw.F8]" office:value-type="string" office:string-value="BH1995" calcext:value-type="string">
            <text:p>BH1995</text:p>
          </table:table-cell>
          <table:table-cell table:style-name="ce32" table:formula="of:=[raw.N8]+ORG.OPENOFFICE.STYLE(IF([raw.K8]&lt;[raw.O8];&quot;Red&quot;;IF([raw.K8]&gt;[raw.P8];&quot;Blue&quot;;&quot;Green&quot;)))" office:value-type="float" office:value="0.758597" calcext:value-type="float">
            <text:p>0.7586</text:p>
          </table:table-cell>
          <table:table-cell table:style-name="ce41" table:formula="of:=[raw.Q8]+ORG.OPENOFFICE.STYLE(IF([raw.K8]&lt;[raw.R8];&quot;Red&quot;;IF([raw.K8]&gt;[raw.S8];&quot;Blue&quot;;&quot;Green&quot;)))" office:value-type="float" office:value="0.636673" calcext:value-type="float">
            <text:p>0.6367</text:p>
          </table:table-cell>
          <table:table-cell table:style-name="ce41" table:formula="of:=[raw.T8]+ORG.OPENOFFICE.STYLE(IF([raw.K8]&lt;[raw.U8];&quot;Red&quot;;IF([raw.K8]&gt;[raw.V8];&quot;Blue&quot;;&quot;Green&quot;)))" office:value-type="float" office:value="0.636673" calcext:value-type="float">
            <text:p>0.6367</text:p>
          </table:table-cell>
          <table:table-cell table:style-name="ce42" table:formula="of:=[raw.W8]+ORG.OPENOFFICE.STYLE(IF([raw.K8]&lt;[raw.X8];&quot;Red&quot;;IF([raw.K8]&gt;[raw.Y8];&quot;Blue&quot;;&quot;Green&quot;)))" office:value-type="float" office:value="0.727418" calcext:value-type="float">
            <text:p>0.7274</text:p>
          </table:table-cell>
          <table:table-cell table:style-name="ce42" table:formula="of:=[raw.Z8]+ORG.OPENOFFICE.STYLE(IF([raw.K8]&lt;[raw.AA8];&quot;Red&quot;;IF([raw.K8]&gt;[raw.AB8];&quot;Blue&quot;;&quot;Green&quot;)))" office:value-type="float" office:value="0.758559" calcext:value-type="float">
            <text:p>0.7586</text:p>
          </table:table-cell>
          <table:table-cell table:style-name="ce50" table:formula="of:=[raw.AC8]+ORG.OPENOFFICE.STYLE(IF([raw.K8]&lt;[raw.AD8];&quot;Red&quot;;IF([raw.K8]&gt;[raw.AE8];&quot;Blue&quot;;&quot;Green&quot;)))" office:value-type="float" office:value="0.727363" calcext:value-type="float">
            <text:p>0.7274</text:p>
          </table:table-cell>
          <table:table-cell table:style-name="ce32" table:formula="of:=[raw.AF8]+ORG.OPENOFFICE.STYLE(IF([raw.K8]&lt;[raw.AG8];&quot;Red&quot;;IF([raw.K8]&gt;[raw.AH8];&quot;Blue&quot;;&quot;Green&quot;)))" office:value-type="float" office:value="0.758056148519682" calcext:value-type="float">
            <text:p>0.7581</text:p>
          </table:table-cell>
          <table:table-cell table:style-name="ce77" table:formula="of:=[raw.AI8]+ORG.OPENOFFICE.STYLE(IF([raw.K8]&lt;[raw.AJ8];&quot;Red&quot;;IF([raw.K8]&gt;[raw.AK8];&quot;Blue&quot;;&quot;Green&quot;)))" office:value-type="float" office:value="0.631701402158033" calcext:value-type="float">
            <text:p>0.6317</text:p>
          </table:table-cell>
          <table:table-cell table:style-name="ce77" table:formula="of:=[raw.AL8]+ORG.OPENOFFICE.STYLE(IF([raw.K8]&lt;[raw.AM8];&quot;Red&quot;;IF([raw.K8]&gt;[raw.AN8];&quot;Blue&quot;;&quot;Green&quot;)))" office:value-type="float" office:value="0.631701402158033" calcext:value-type="float">
            <text:p>0.6317</text:p>
          </table:table-cell>
          <table:table-cell table:style-name="ce41" table:formula="of:=[raw.AO8]+ORG.OPENOFFICE.STYLE(IF([raw.K8]&lt;[raw.AP8];&quot;Red&quot;;IF([raw.K8]&gt;[raw.AQ8];&quot;Blue&quot;;&quot;Green&quot;)))" office:value-type="float" office:value="0.727468946743994" calcext:value-type="float">
            <text:p>0.7275</text:p>
          </table:table-cell>
          <table:table-cell table:style-name="ce41" table:formula="of:=[raw.AR8]+ORG.OPENOFFICE.STYLE(IF([raw.K8]&lt;[raw.AS8];&quot;Red&quot;;IF([raw.K8]&gt;[raw.AT8];&quot;Blue&quot;;&quot;Green&quot;)))" office:value-type="float" office:value="0.758056148519682" calcext:value-type="float">
            <text:p>0.7581</text:p>
          </table:table-cell>
          <table:table-cell table:style-name="ce50" table:formula="of:=[raw.AU8]+ORG.OPENOFFICE.STYLE(IF([raw.K8]&lt;[raw.AV8];&quot;Red&quot;;IF([raw.K8]&gt;[raw.AW8];&quot;Blue&quot;;&quot;Green&quot;)))" office:value-type="float" office:value="0.727468946743994" calcext:value-type="float">
            <text:p>0.7275</text:p>
          </table:table-cell>
          <table:table-cell table:style-name="ce69" table:formula="of:=[raw.AX8]+ORG.OPENOFFICE.STYLE(IF([raw.K8]&lt;[raw.AY8];&quot;Red&quot;;IF([raw.K8]&gt;[raw.AZ8];&quot;Blue&quot;;&quot;Green&quot;)))" office:value-type="string" office:string-value="" calcext:value-type="error">
            <text:p>#VALUE!</text:p>
          </table:table-cell>
          <table:table-cell table:style-name="ce118" table:formula="of:=[raw.BA8]+ORG.OPENOFFICE.STYLE(IF([raw.K8]&lt;[raw.BB8];&quot;Red&quot;;IF([raw.K8]&gt;[raw.BC8];&quot;Blue&quot;;&quot;Green&quot;)))" office:value-type="string" office:string-value="" calcext:value-type="error">
            <text:p>#VALUE!</text:p>
          </table:table-cell>
          <table:table-cell table:style-name="ce118" table:formula="of:=[raw.BD8]+ORG.OPENOFFICE.STYLE(IF([raw.K8]&lt;[raw.BF8];&quot;Red&quot;;IF([raw.K8]&gt;[raw.BG8];&quot;Blue&quot;;&quot;Green&quot;)))" office:value-type="string" office:string-value="" calcext:value-type="error">
            <text:p>#VALUE!</text:p>
          </table:table-cell>
          <table:table-cell table:style-name="ce118" table:formula="of:=[raw.BH8]+ORG.OPENOFFICE.STYLE(IF([raw.K8]&lt;[raw.BI8];&quot;Red&quot;;IF([raw.K8]&gt;[raw.BJ8];&quot;Blue&quot;;&quot;Green&quot;)))" office:value-type="string" office:string-value="" calcext:value-type="error">
            <text:p>#VALUE!</text:p>
          </table:table-cell>
          <table:table-cell table:style-name="ce85" table:formula="of:=[raw.BK8]+ORG.OPENOFFICE.STYLE(IF([raw.K8]&lt;[raw.BL8];&quot;Red&quot;;IF([raw.K8]&gt;[raw.BM8];&quot;Blue&quot;;&quot;Green&quot;)))" office:value-type="string" office:string-value="" calcext:value-type="error">
            <text:p>#VALUE!</text:p>
          </table:table-cell>
          <table:table-cell table:style-name="ce131" table:formula="of:=[raw.BN8]+ORG.OPENOFFICE.STYLE(IF([raw.K8]&lt;[raw.BO8];&quot;Red&quot;;IF([raw.K8]&gt;[raw.BP8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7" table:formula="of:=[$raw.A9]" office:value-type="string" office:string-value="bh_posdep_negonly_pwr" calcext:value-type="string">
            <text:p>bh_posdep_negonly_pwr</text:p>
          </table:table-cell>
          <table:table-cell table:style-name="ce2" table:formula="of:=[$raw.B9]" office:value-type="float" office:value="8" calcext:value-type="float">
            <text:p>8</text:p>
          </table:table-cell>
          <table:table-cell table:formula="of:=[$raw.C9]" office:value-type="float" office:value="0" calcext:value-type="float">
            <text:p>0</text:p>
          </table:table-cell>
          <table:table-cell table:formula="of:=[$raw.D9]" office:value-type="float" office:value="0.25" calcext:value-type="float">
            <text:p>0.25</text:p>
          </table:table-cell>
          <table:table-cell table:formula="of:=[$raw.E9]" office:value-type="float" office:value="0.25" calcext:value-type="float">
            <text:p>0.25</text:p>
          </table:table-cell>
          <table:table-cell table:style-name="ce18" table:formula="of:=[$raw.F9]" office:value-type="string" office:string-value="BH1995" calcext:value-type="string">
            <text:p>BH1995</text:p>
          </table:table-cell>
          <table:table-cell table:style-name="ce32" table:formula="of:=[raw.N9]+ORG.OPENOFFICE.STYLE(IF([raw.K9]&lt;[raw.O9];&quot;Red&quot;;IF([raw.K9]&gt;[raw.P9];&quot;Blue&quot;;&quot;Green&quot;)))" office:value-type="float" office:value="0.765254" calcext:value-type="float">
            <text:p>0.7653</text:p>
          </table:table-cell>
          <table:table-cell table:style-name="ce41" table:formula="of:=[raw.Q9]+ORG.OPENOFFICE.STYLE(IF([raw.K9]&lt;[raw.R9];&quot;Red&quot;;IF([raw.K9]&gt;[raw.S9];&quot;Blue&quot;;&quot;Green&quot;)))" office:value-type="float" office:value="0.642968" calcext:value-type="float">
            <text:p>0.6430</text:p>
          </table:table-cell>
          <table:table-cell table:style-name="ce41" table:formula="of:=[raw.T9]+ORG.OPENOFFICE.STYLE(IF([raw.K9]&lt;[raw.U9];&quot;Red&quot;;IF([raw.K9]&gt;[raw.V9];&quot;Blue&quot;;&quot;Green&quot;)))" office:value-type="float" office:value="0.642968" calcext:value-type="float">
            <text:p>0.6430</text:p>
          </table:table-cell>
          <table:table-cell table:style-name="ce42" table:formula="of:=[raw.W9]+ORG.OPENOFFICE.STYLE(IF([raw.K9]&lt;[raw.X9];&quot;Red&quot;;IF([raw.K9]&gt;[raw.Y9];&quot;Blue&quot;;&quot;Green&quot;)))" office:value-type="float" office:value="0.733162" calcext:value-type="float">
            <text:p>0.7332</text:p>
          </table:table-cell>
          <table:table-cell table:style-name="ce42" table:formula="of:=[raw.Z9]+ORG.OPENOFFICE.STYLE(IF([raw.K9]&lt;[raw.AA9];&quot;Red&quot;;IF([raw.K9]&gt;[raw.AB9];&quot;Blue&quot;;&quot;Green&quot;)))" office:value-type="float" office:value="0.765194" calcext:value-type="float">
            <text:p>0.7652</text:p>
          </table:table-cell>
          <table:table-cell table:style-name="ce50" table:formula="of:=[raw.AC9]+ORG.OPENOFFICE.STYLE(IF([raw.K9]&lt;[raw.AD9];&quot;Red&quot;;IF([raw.K9]&gt;[raw.AE9];&quot;Blue&quot;;&quot;Green&quot;)))" office:value-type="float" office:value="0.733118" calcext:value-type="float">
            <text:p>0.7331</text:p>
          </table:table-cell>
          <table:table-cell table:style-name="ce32" table:formula="of:=[raw.AF9]+ORG.OPENOFFICE.STYLE(IF([raw.K9]&lt;[raw.AG9];&quot;Red&quot;;IF([raw.K9]&gt;[raw.AH9];&quot;Blue&quot;;&quot;Green&quot;)))" office:value-type="string" office:string-value="" calcext:value-type="error">
            <text:p>#VALUE!</text:p>
          </table:table-cell>
          <table:table-cell table:style-name="ce77" table:formula="of:=[raw.AI9]+ORG.OPENOFFICE.STYLE(IF([raw.K9]&lt;[raw.AJ9];&quot;Red&quot;;IF([raw.K9]&gt;[raw.AK9];&quot;Blue&quot;;&quot;Green&quot;)))" office:value-type="string" office:string-value="" calcext:value-type="error">
            <text:p>#VALUE!</text:p>
          </table:table-cell>
          <table:table-cell table:style-name="ce77" table:formula="of:=[raw.AL9]+ORG.OPENOFFICE.STYLE(IF([raw.K9]&lt;[raw.AM9];&quot;Red&quot;;IF([raw.K9]&gt;[raw.AN9];&quot;Blue&quot;;&quot;Green&quot;)))" office:value-type="string" office:string-value="" calcext:value-type="error">
            <text:p>#VALUE!</text:p>
          </table:table-cell>
          <table:table-cell table:style-name="ce41" table:formula="of:=[raw.AO9]+ORG.OPENOFFICE.STYLE(IF([raw.K9]&lt;[raw.AP9];&quot;Red&quot;;IF([raw.K9]&gt;[raw.AQ9];&quot;Blue&quot;;&quot;Green&quot;)))" office:value-type="string" office:string-value="" calcext:value-type="error">
            <text:p>#VALUE!</text:p>
          </table:table-cell>
          <table:table-cell table:style-name="ce41" table:formula="of:=[raw.AR9]+ORG.OPENOFFICE.STYLE(IF([raw.K9]&lt;[raw.AS9];&quot;Red&quot;;IF([raw.K9]&gt;[raw.AT9];&quot;Blue&quot;;&quot;Green&quot;)))" office:value-type="string" office:string-value="" calcext:value-type="error">
            <text:p>#VALUE!</text:p>
          </table:table-cell>
          <table:table-cell table:style-name="ce50" table:formula="of:=[raw.AU9]+ORG.OPENOFFICE.STYLE(IF([raw.K9]&lt;[raw.AV9];&quot;Red&quot;;IF([raw.K9]&gt;[raw.AW9];&quot;Blue&quot;;&quot;Green&quot;)))" office:value-type="string" office:string-value="" calcext:value-type="error">
            <text:p>#VALUE!</text:p>
          </table:table-cell>
          <table:table-cell table:style-name="ce69" table:formula="of:=[raw.AX9]+ORG.OPENOFFICE.STYLE(IF([raw.K9]&lt;[raw.AY9];&quot;Red&quot;;IF([raw.K9]&gt;[raw.AZ9];&quot;Blue&quot;;&quot;Green&quot;)))" office:value-type="float" office:value="0.764138797652109" calcext:value-type="float">
            <text:p>0.7641</text:p>
          </table:table-cell>
          <table:table-cell table:style-name="ce118" table:formula="of:=[raw.BA9]+ORG.OPENOFFICE.STYLE(IF([raw.K9]&lt;[raw.BB9];&quot;Red&quot;;IF([raw.K9]&gt;[raw.BC9];&quot;Blue&quot;;&quot;Green&quot;)))" office:value-type="float" office:value="0.637850055432993" calcext:value-type="float">
            <text:p>0.6379</text:p>
          </table:table-cell>
          <table:table-cell table:style-name="ce118" table:formula="of:=[raw.BD9]+ORG.OPENOFFICE.STYLE(IF([raw.K9]&lt;[raw.BF9];&quot;Red&quot;;IF([raw.K9]&gt;[raw.BG9];&quot;Blue&quot;;&quot;Green&quot;)))" office:value-type="float" office:value="0.637850055432993" calcext:value-type="float">
            <text:p>0.6379</text:p>
          </table:table-cell>
          <table:table-cell table:style-name="ce118" table:formula="of:=[raw.BH9]+ORG.OPENOFFICE.STYLE(IF([raw.K9]&lt;[raw.BI9];&quot;Red&quot;;IF([raw.K9]&gt;[raw.BJ9];&quot;Blue&quot;;&quot;Green&quot;)))" office:value-type="float" office:value="0.72328486244807" calcext:value-type="float">
            <text:p>0.7233</text:p>
          </table:table-cell>
          <table:table-cell table:style-name="ce85" table:formula="of:=[raw.BK9]+ORG.OPENOFFICE.STYLE(IF([raw.K9]&lt;[raw.BL9];&quot;Red&quot;;IF([raw.K9]&gt;[raw.BM9];&quot;Blue&quot;;&quot;Green&quot;)))" office:value-type="float" office:value="0.75226062257844" calcext:value-type="float">
            <text:p>0.7523</text:p>
          </table:table-cell>
          <table:table-cell table:style-name="ce131" table:formula="of:=[raw.BN9]+ORG.OPENOFFICE.STYLE(IF([raw.K9]&lt;[raw.BO9];&quot;Red&quot;;IF([raw.K9]&gt;[raw.BP9];&quot;Blue&quot;;&quot;Green&quot;)))" office:value-type="float" office:value="0.723233405867484" calcext:value-type="float">
            <text:p>0.7232</text:p>
          </table:table-cell>
        </table:table-row>
        <table:table-row table:style-name="ro1">
          <table:table-cell table:style-name="ce7" table:formula="of:=[$raw.A10]" office:value-type="string" office:string-value="bh_posdep_balanced_pwr" calcext:value-type="string">
            <text:p>bh_posdep_balanced_pwr</text:p>
          </table:table-cell>
          <table:table-cell table:style-name="ce2" table:formula="of:=[$raw.B10]" office:value-type="float" office:value="9" calcext:value-type="float">
            <text:p>9</text:p>
          </table:table-cell>
          <table:table-cell table:formula="of:=[$raw.C10]" office:value-type="float" office:value="0.25" calcext:value-type="float">
            <text:p>0.25</text:p>
          </table:table-cell>
          <table:table-cell table:formula="of:=[$raw.D10]" office:value-type="float" office:value="0.25" calcext:value-type="float">
            <text:p>0.25</text:p>
          </table:table-cell>
          <table:table-cell table:formula="of:=[$raw.E10]" office:value-type="float" office:value="0.25" calcext:value-type="float">
            <text:p>0.25</text:p>
          </table:table-cell>
          <table:table-cell table:style-name="ce18" table:formula="of:=[$raw.F10]" office:value-type="string" office:string-value="BH1995" calcext:value-type="string">
            <text:p>BH1995</text:p>
          </table:table-cell>
          <table:table-cell table:style-name="ce32" table:formula="of:=[raw.N10]+ORG.OPENOFFICE.STYLE(IF([raw.K10]&lt;[raw.O10];&quot;Red&quot;;IF([raw.K10]&gt;[raw.P10];&quot;Blue&quot;;&quot;Green&quot;)))" office:value-type="float" office:value="0.7483205" calcext:value-type="float">
            <text:p>0.7483</text:p>
          </table:table-cell>
          <table:table-cell table:style-name="ce41" table:formula="of:=[raw.Q10]+ORG.OPENOFFICE.STYLE(IF([raw.K10]&lt;[raw.R10];&quot;Red&quot;;IF([raw.K10]&gt;[raw.S10];&quot;Blue&quot;;&quot;Green&quot;)))" office:value-type="float" office:value="0.7643495" calcext:value-type="float">
            <text:p>0.7643</text:p>
          </table:table-cell>
          <table:table-cell table:style-name="ce41" table:formula="of:=[raw.T10]+ORG.OPENOFFICE.STYLE(IF([raw.K10]&lt;[raw.U10];&quot;Red&quot;;IF([raw.K10]&gt;[raw.V10];&quot;Blue&quot;;&quot;Green&quot;)))" office:value-type="float" office:value="0.7643495" calcext:value-type="float">
            <text:p>0.7643</text:p>
          </table:table-cell>
          <table:table-cell table:style-name="ce42" table:formula="of:=[raw.W10]+ORG.OPENOFFICE.STYLE(IF([raw.K10]&lt;[raw.X10];&quot;Red&quot;;IF([raw.K10]&gt;[raw.Y10];&quot;Blue&quot;;&quot;Green&quot;)))" office:value-type="float" office:value="0.7596995" calcext:value-type="float">
            <text:p>0.7597</text:p>
          </table:table-cell>
          <table:table-cell table:style-name="ce42" table:formula="of:=[raw.Z10]+ORG.OPENOFFICE.STYLE(IF([raw.K10]&lt;[raw.AA10];&quot;Red&quot;;IF([raw.K10]&gt;[raw.AB10];&quot;Blue&quot;;&quot;Green&quot;)))" office:value-type="float" office:value="0.7483205" calcext:value-type="float">
            <text:p>0.7483</text:p>
          </table:table-cell>
          <table:table-cell table:style-name="ce50" table:formula="of:=[raw.AC10]+ORG.OPENOFFICE.STYLE(IF([raw.K10]&lt;[raw.AD10];&quot;Red&quot;;IF([raw.K10]&gt;[raw.AE10];&quot;Blue&quot;;&quot;Green&quot;)))" office:value-type="float" office:value="0.7596995" calcext:value-type="float">
            <text:p>0.7597</text:p>
          </table:table-cell>
          <table:table-cell table:style-name="ce32" table:formula="of:=[raw.AF10]+ORG.OPENOFFICE.STYLE(IF([raw.K10]&lt;[raw.AG10];&quot;Red&quot;;IF([raw.K10]&gt;[raw.AH10];&quot;Blue&quot;;&quot;Green&quot;)))" office:value-type="float" office:value="0.746676614549466" calcext:value-type="float">
            <text:p>0.7467</text:p>
          </table:table-cell>
          <table:table-cell table:style-name="ce77" table:formula="of:=[raw.AI10]+ORG.OPENOFFICE.STYLE(IF([raw.K10]&lt;[raw.AJ10];&quot;Red&quot;;IF([raw.K10]&gt;[raw.AK10];&quot;Blue&quot;;&quot;Green&quot;)))" office:value-type="float" office:value="0.763326397329573" calcext:value-type="float">
            <text:p>0.7633</text:p>
          </table:table-cell>
          <table:table-cell table:style-name="ce77" table:formula="of:=[raw.AL10]+ORG.OPENOFFICE.STYLE(IF([raw.K10]&lt;[raw.AM10];&quot;Red&quot;;IF([raw.K10]&gt;[raw.AN10];&quot;Blue&quot;;&quot;Green&quot;)))" office:value-type="float" office:value="0.763326397329573" calcext:value-type="float">
            <text:p>0.7633</text:p>
          </table:table-cell>
          <table:table-cell table:style-name="ce41" table:formula="of:=[raw.AO10]+ORG.OPENOFFICE.STYLE(IF([raw.K10]&lt;[raw.AP10];&quot;Red&quot;;IF([raw.K10]&gt;[raw.AQ10];&quot;Blue&quot;;&quot;Green&quot;)))" office:value-type="float" office:value="0.758272225649072" calcext:value-type="float">
            <text:p>0.7583</text:p>
          </table:table-cell>
          <table:table-cell table:style-name="ce41" table:formula="of:=[raw.AR10]+ORG.OPENOFFICE.STYLE(IF([raw.K10]&lt;[raw.AS10];&quot;Red&quot;;IF([raw.K10]&gt;[raw.AT10];&quot;Blue&quot;;&quot;Green&quot;)))" office:value-type="float" office:value="0.746676614549466" calcext:value-type="float">
            <text:p>0.7467</text:p>
          </table:table-cell>
          <table:table-cell table:style-name="ce50" table:formula="of:=[raw.AU10]+ORG.OPENOFFICE.STYLE(IF([raw.K10]&lt;[raw.AV10];&quot;Red&quot;;IF([raw.K10]&gt;[raw.AW10];&quot;Blue&quot;;&quot;Green&quot;)))" office:value-type="float" office:value="0.758272225649072" calcext:value-type="float">
            <text:p>0.7583</text:p>
          </table:table-cell>
          <table:table-cell table:style-name="ce69" table:formula="of:=[raw.AX10]+ORG.OPENOFFICE.STYLE(IF([raw.K10]&lt;[raw.AY10];&quot;Red&quot;;IF([raw.K10]&gt;[raw.AZ10];&quot;Blue&quot;;&quot;Green&quot;)))" office:value-type="float" office:value="0.750799856156088" calcext:value-type="float">
            <text:p>0.7508</text:p>
          </table:table-cell>
          <table:table-cell table:style-name="ce118" table:formula="of:=[raw.BA10]+ORG.OPENOFFICE.STYLE(IF([raw.K10]&lt;[raw.BB10];&quot;Red&quot;;IF([raw.K10]&gt;[raw.BC10];&quot;Blue&quot;;&quot;Green&quot;)))" office:value-type="float" office:value="0.76652485953867" calcext:value-type="float">
            <text:p>0.7665</text:p>
          </table:table-cell>
          <table:table-cell table:style-name="ce118" table:formula="of:=[raw.BD10]+ORG.OPENOFFICE.STYLE(IF([raw.K10]&lt;[raw.BF10];&quot;Red&quot;;IF([raw.K10]&gt;[raw.BG10];&quot;Blue&quot;;&quot;Green&quot;)))" office:value-type="float" office:value="0.76652485953867" calcext:value-type="float">
            <text:p>0.7665</text:p>
          </table:table-cell>
          <table:table-cell table:style-name="ce118" table:formula="of:=[raw.BH10]+ORG.OPENOFFICE.STYLE(IF([raw.K10]&lt;[raw.BI10];&quot;Red&quot;;IF([raw.K10]&gt;[raw.BJ10];&quot;Blue&quot;;&quot;Green&quot;)))" office:value-type="float" office:value="0.753285239311681" calcext:value-type="float">
            <text:p>0.7533</text:p>
          </table:table-cell>
          <table:table-cell table:style-name="ce85" table:formula="of:=[raw.BK10]+ORG.OPENOFFICE.STYLE(IF([raw.K10]&lt;[raw.BL10];&quot;Red&quot;;IF([raw.K10]&gt;[raw.BM10];&quot;Blue&quot;;&quot;Green&quot;)))" office:value-type="float" office:value="0.740158113172162" calcext:value-type="float">
            <text:p>0.7402</text:p>
          </table:table-cell>
          <table:table-cell table:style-name="ce131" table:formula="of:=[raw.BN10]+ORG.OPENOFFICE.STYLE(IF([raw.K10]&lt;[raw.BO10];&quot;Red&quot;;IF([raw.K10]&gt;[raw.BP10];&quot;Blue&quot;;&quot;Green&quot;)))" office:value-type="float" office:value="0.753285239311681" calcext:value-type="float">
            <text:p>0.7533</text:p>
          </table:table-cell>
        </table:table-row>
        <table:table-row table:style-name="ro1">
          <table:table-cell table:style-name="ce7" table:formula="of:=[$raw.A11]" office:value-type="string" office:string-value="bh_posdep_unbalanced_pwr" calcext:value-type="string">
            <text:p>bh_posdep_unbalanced_pwr</text:p>
          </table:table-cell>
          <table:table-cell table:style-name="ce18" table:formula="of:=[$raw.B11]" office:value-type="float" office:value="10" calcext:value-type="float">
            <text:p>10</text:p>
          </table:table-cell>
          <table:table-cell table:style-name="ce18" table:formula="of:=[$raw.C11]" office:value-type="float" office:value="0.1" calcext:value-type="float">
            <text:p>0.1</text:p>
          </table:table-cell>
          <table:table-cell table:style-name="ce18" table:formula="of:=[$raw.D11]" office:value-type="float" office:value="0.4" calcext:value-type="float">
            <text:p>0.4</text:p>
          </table:table-cell>
          <table:table-cell table:style-name="ce18" table:formula="of:=[$raw.E11]" office:value-type="float" office:value="0.25" calcext:value-type="float">
            <text:p>0.25</text:p>
          </table:table-cell>
          <table:table-cell table:style-name="ce18" table:formula="of:=[$raw.F11]" office:value-type="string" office:string-value="BH1995" calcext:value-type="string">
            <text:p>BH1995</text:p>
          </table:table-cell>
          <table:table-cell table:style-name="ce32" table:formula="of:=[raw.N11]+ORG.OPENOFFICE.STYLE(IF([raw.K11]&lt;[raw.O11];&quot;Red&quot;;IF([raw.K11]&gt;[raw.P11];&quot;Blue&quot;;&quot;Green&quot;)))" office:value-type="float" office:value="0.781266" calcext:value-type="float">
            <text:p>0.7813</text:p>
          </table:table-cell>
          <table:table-cell table:style-name="ce42" table:formula="of:=[raw.Q11]+ORG.OPENOFFICE.STYLE(IF([raw.K11]&lt;[raw.R11];&quot;Red&quot;;IF([raw.K11]&gt;[raw.S11];&quot;Blue&quot;;&quot;Green&quot;)))" office:value-type="float" office:value="0.7652435" calcext:value-type="float">
            <text:p>0.7652</text:p>
          </table:table-cell>
          <table:table-cell table:style-name="ce42" table:formula="of:=[raw.T11]+ORG.OPENOFFICE.STYLE(IF([raw.K11]&lt;[raw.U11];&quot;Red&quot;;IF([raw.K11]&gt;[raw.V11];&quot;Blue&quot;;&quot;Green&quot;)))" office:value-type="float" office:value="0.7652435" calcext:value-type="float">
            <text:p>0.7652</text:p>
          </table:table-cell>
          <table:table-cell table:style-name="ce42" table:formula="of:=[raw.W11]+ORG.OPENOFFICE.STYLE(IF([raw.K11]&lt;[raw.X11];&quot;Red&quot;;IF([raw.K11]&gt;[raw.Y11];&quot;Blue&quot;;&quot;Green&quot;)))" office:value-type="float" office:value="0.769448" calcext:value-type="float">
            <text:p>0.7694</text:p>
          </table:table-cell>
          <table:table-cell table:style-name="ce42" table:formula="of:=[raw.Z11]+ORG.OPENOFFICE.STYLE(IF([raw.K11]&lt;[raw.AA11];&quot;Red&quot;;IF([raw.K11]&gt;[raw.AB11];&quot;Blue&quot;;&quot;Green&quot;)))" office:value-type="float" office:value="0.781266" calcext:value-type="float">
            <text:p>0.7813</text:p>
          </table:table-cell>
          <table:table-cell table:style-name="ce50" table:formula="of:=[raw.AC11]+ORG.OPENOFFICE.STYLE(IF([raw.K11]&lt;[raw.AD11];&quot;Red&quot;;IF([raw.K11]&gt;[raw.AE11];&quot;Blue&quot;;&quot;Green&quot;)))" office:value-type="float" office:value="0.769448" calcext:value-type="float">
            <text:p>0.7694</text:p>
          </table:table-cell>
          <table:table-cell table:style-name="ce32" table:formula="of:=[raw.AF11]+ORG.OPENOFFICE.STYLE(IF([raw.K11]&lt;[raw.AG11];&quot;Red&quot;;IF([raw.K11]&gt;[raw.AH11];&quot;Blue&quot;;&quot;Green&quot;)))" office:value-type="float" office:value="0.588075580102272" calcext:value-type="float">
            <text:p>0.5881</text:p>
          </table:table-cell>
          <table:table-cell table:style-name="ce77" table:formula="of:=[raw.AI11]+ORG.OPENOFFICE.STYLE(IF([raw.K11]&lt;[raw.AJ11];&quot;Red&quot;;IF([raw.K11]&gt;[raw.AK11];&quot;Blue&quot;;&quot;Green&quot;)))" office:value-type="float" office:value="0.773377142758586" calcext:value-type="float">
            <text:p>0.7734</text:p>
          </table:table-cell>
          <table:table-cell table:style-name="ce77" table:formula="of:=[raw.AL11]+ORG.OPENOFFICE.STYLE(IF([raw.K11]&lt;[raw.AM11];&quot;Red&quot;;IF([raw.K11]&gt;[raw.AN11];&quot;Blue&quot;;&quot;Green&quot;)))" office:value-type="float" office:value="0.773377142758586" calcext:value-type="float">
            <text:p>0.7734</text:p>
          </table:table-cell>
          <table:table-cell table:style-name="ce42" table:formula="of:=[raw.AO11]+ORG.OPENOFFICE.STYLE(IF([raw.K11]&lt;[raw.AP11];&quot;Red&quot;;IF([raw.K11]&gt;[raw.AQ11];&quot;Blue&quot;;&quot;Green&quot;)))" office:value-type="float" office:value="0.668840252923395" calcext:value-type="float">
            <text:p>0.6688</text:p>
          </table:table-cell>
          <table:table-cell table:style-name="ce42" table:formula="of:=[raw.AR11]+ORG.OPENOFFICE.STYLE(IF([raw.K11]&lt;[raw.AS11];&quot;Red&quot;;IF([raw.K11]&gt;[raw.AT11];&quot;Blue&quot;;&quot;Green&quot;)))" office:value-type="float" office:value="0.588075580102272" calcext:value-type="float">
            <text:p>0.5881</text:p>
          </table:table-cell>
          <table:table-cell table:style-name="ce50" table:formula="of:=[raw.AU11]+ORG.OPENOFFICE.STYLE(IF([raw.K11]&lt;[raw.AV11];&quot;Red&quot;;IF([raw.K11]&gt;[raw.AW11];&quot;Blue&quot;;&quot;Green&quot;)))" office:value-type="float" office:value="0.668840252923395" calcext:value-type="float">
            <text:p>0.6688</text:p>
          </table:table-cell>
          <table:table-cell table:style-name="ce69" table:formula="of:=[raw.AX11]+ORG.OPENOFFICE.STYLE(IF([raw.K11]&lt;[raw.AY11];&quot;Red&quot;;IF([raw.K11]&gt;[raw.AZ11];&quot;Blue&quot;;&quot;Green&quot;)))" office:value-type="float" office:value="0.830145044055338" calcext:value-type="float">
            <text:p>0.8301</text:p>
          </table:table-cell>
          <table:table-cell table:style-name="ce118" table:formula="of:=[raw.BA11]+ORG.OPENOFFICE.STYLE(IF([raw.K11]&lt;[raw.BB11];&quot;Red&quot;;IF([raw.K11]&gt;[raw.BC11];&quot;Blue&quot;;&quot;Green&quot;)))" office:value-type="float" office:value="0.763867625558604" calcext:value-type="float">
            <text:p>0.7639</text:p>
          </table:table-cell>
          <table:table-cell table:style-name="ce118" table:formula="of:=[raw.BD11]+ORG.OPENOFFICE.STYLE(IF([raw.K11]&lt;[raw.BF11];&quot;Red&quot;;IF([raw.K11]&gt;[raw.BG11];&quot;Blue&quot;;&quot;Green&quot;)))" office:value-type="float" office:value="0.763867625558604" calcext:value-type="float">
            <text:p>0.7639</text:p>
          </table:table-cell>
          <table:table-cell table:style-name="ce118" table:formula="of:=[raw.BH11]+ORG.OPENOFFICE.STYLE(IF([raw.K11]&lt;[raw.BI11];&quot;Red&quot;;IF([raw.K11]&gt;[raw.BJ11];&quot;Blue&quot;;&quot;Green&quot;)))" office:value-type="float" office:value="0.786962285008881" calcext:value-type="float">
            <text:p>0.7870</text:p>
          </table:table-cell>
          <table:table-cell table:style-name="ce85" table:formula="of:=[raw.BK11]+ORG.OPENOFFICE.STYLE(IF([raw.K11]&lt;[raw.BL11];&quot;Red&quot;;IF([raw.K11]&gt;[raw.BM11];&quot;Blue&quot;;&quot;Green&quot;)))" office:value-type="float" office:value="0.821106674507052" calcext:value-type="float">
            <text:p>0.8211</text:p>
          </table:table-cell>
          <table:table-cell table:style-name="ce131" table:formula="of:=[raw.BN11]+ORG.OPENOFFICE.STYLE(IF([raw.K11]&lt;[raw.BO11];&quot;Red&quot;;IF([raw.K11]&gt;[raw.BP11];&quot;Blue&quot;;&quot;Green&quot;)))" office:value-type="float" office:value="0.786962285008881" calcext:value-type="float">
            <text:p>0.7870</text:p>
          </table:table-cell>
        </table:table-row>
        <table:table-row table:style-name="ro1">
          <table:table-cell table:style-name="ce3" table:formula="of:=[$raw.A12]" office:value-type="string" office:string-value="bky_indep_null_pwr" calcext:value-type="string">
            <text:p>bky_indep_null_pwr</text:p>
          </table:table-cell>
          <table:table-cell table:style-name="ce16" table:formula="of:=[$raw.B12]" office:value-type="float" office:value="1" calcext:value-type="float">
            <text:p>1</text:p>
          </table:table-cell>
          <table:table-cell table:style-name="ce16" table:formula="of:=[$raw.C12]" office:value-type="float" office:value="0" calcext:value-type="float">
            <text:p>0</text:p>
          </table:table-cell>
          <table:table-cell table:style-name="ce16" table:formula="of:=[$raw.D12]" office:value-type="float" office:value="0" calcext:value-type="float">
            <text:p>0</text:p>
          </table:table-cell>
          <table:table-cell table:style-name="ce16" table:formula="of:=[$raw.E12]" office:value-type="float" office:value="0" calcext:value-type="float">
            <text:p>0</text:p>
          </table:table-cell>
          <table:table-cell table:style-name="ce16" table:formula="of:=[$raw.F12]" office:value-type="string" office:string-value="BKY2006" calcext:value-type="string">
            <text:p>BKY2006</text:p>
          </table:table-cell>
          <table:table-cell table:style-name="ce31" table:formula="of:=[raw.N12]+ORG.OPENOFFICE.STYLE(IF([raw.K12]&lt;[raw.O12];&quot;Red&quot;;IF([raw.K12]&gt;[raw.P12];&quot;Blue&quot;;&quot;Green&quot;)))" office:value-type="string" office:string-value="" calcext:value-type="error">
            <text:p>#VALUE!</text:p>
          </table:table-cell>
          <table:table-cell table:style-name="ce40" table:formula="of:=[raw.Q12]+ORG.OPENOFFICE.STYLE(IF([raw.K12]&lt;[raw.R12];&quot;Red&quot;;IF([raw.K12]&gt;[raw.S12];&quot;Blue&quot;;&quot;Green&quot;)))" office:value-type="string" office:string-value="" calcext:value-type="error">
            <text:p>#VALUE!</text:p>
          </table:table-cell>
          <table:table-cell table:style-name="ce40" table:formula="of:=[raw.T12]+ORG.OPENOFFICE.STYLE(IF([raw.K12]&lt;[raw.U12];&quot;Red&quot;;IF([raw.K12]&gt;[raw.V12];&quot;Blue&quot;;&quot;Green&quot;)))" office:value-type="string" office:string-value="" calcext:value-type="error">
            <text:p>#VALUE!</text:p>
          </table:table-cell>
          <table:table-cell table:style-name="ce76" table:formula="of:=[raw.W12]+ORG.OPENOFFICE.STYLE(IF([raw.K12]&lt;[raw.X12];&quot;Red&quot;;IF([raw.K12]&gt;[raw.Y12];&quot;Blue&quot;;&quot;Green&quot;)))" office:value-type="string" office:string-value="" calcext:value-type="error">
            <text:p>#VALUE!</text:p>
          </table:table-cell>
          <table:table-cell table:style-name="ce76" table:formula="of:=[raw.Z12]+ORG.OPENOFFICE.STYLE(IF([raw.K12]&lt;[raw.AA12];&quot;Red&quot;;IF([raw.K12]&gt;[raw.AB12];&quot;Blue&quot;;&quot;Green&quot;)))" office:value-type="string" office:string-value="" calcext:value-type="error">
            <text:p>#VALUE!</text:p>
          </table:table-cell>
          <table:table-cell table:style-name="ce48" table:formula="of:=[raw.AC12]+ORG.OPENOFFICE.STYLE(IF([raw.K12]&lt;[raw.AD12];&quot;Red&quot;;IF([raw.K12]&gt;[raw.AE12];&quot;Blue&quot;;&quot;Green&quot;)))" office:value-type="string" office:string-value="" calcext:value-type="error">
            <text:p>#VALUE!</text:p>
          </table:table-cell>
          <table:table-cell table:style-name="ce31" table:formula="of:=[raw.AF12]+ORG.OPENOFFICE.STYLE(IF([raw.K12]&lt;[raw.AG12];&quot;Red&quot;;IF([raw.K12]&gt;[raw.AH12];&quot;Blue&quot;;&quot;Green&quot;)))" office:value-type="string" office:string-value="" calcext:value-type="error">
            <text:p>#VALUE!</text:p>
          </table:table-cell>
          <table:table-cell table:style-name="ce40" table:formula="of:=[raw.AI12]+ORG.OPENOFFICE.STYLE(IF([raw.K12]&lt;[raw.AJ12];&quot;Red&quot;;IF([raw.K12]&gt;[raw.AK12];&quot;Blue&quot;;&quot;Green&quot;)))" office:value-type="string" office:string-value="" calcext:value-type="error">
            <text:p>#VALUE!</text:p>
          </table:table-cell>
          <table:table-cell table:style-name="ce40" table:formula="of:=[raw.AL12]+ORG.OPENOFFICE.STYLE(IF([raw.K12]&lt;[raw.AM12];&quot;Red&quot;;IF([raw.K12]&gt;[raw.AN12];&quot;Blue&quot;;&quot;Green&quot;)))" office:value-type="string" office:string-value="" calcext:value-type="error">
            <text:p>#VALUE!</text:p>
          </table:table-cell>
          <table:table-cell table:style-name="ce40" table:formula="of:=[raw.AO12]+ORG.OPENOFFICE.STYLE(IF([raw.K12]&lt;[raw.AP12];&quot;Red&quot;;IF([raw.K12]&gt;[raw.AQ12];&quot;Blue&quot;;&quot;Green&quot;)))" office:value-type="string" office:string-value="" calcext:value-type="error">
            <text:p>#VALUE!</text:p>
          </table:table-cell>
          <table:table-cell table:style-name="ce40" table:formula="of:=[raw.AR12]+ORG.OPENOFFICE.STYLE(IF([raw.K12]&lt;[raw.AS12];&quot;Red&quot;;IF([raw.K12]&gt;[raw.AT12];&quot;Blue&quot;;&quot;Green&quot;)))" office:value-type="string" office:string-value="" calcext:value-type="error">
            <text:p>#VALUE!</text:p>
          </table:table-cell>
          <table:table-cell table:style-name="ce48" table:formula="of:=[raw.AU12]+ORG.OPENOFFICE.STYLE(IF([raw.K12]&lt;[raw.AV12];&quot;Red&quot;;IF([raw.K12]&gt;[raw.AW12];&quot;Blue&quot;;&quot;Green&quot;)))" office:value-type="string" office:string-value="" calcext:value-type="error">
            <text:p>#VALUE!</text:p>
          </table:table-cell>
          <table:table-cell table:style-name="ce68" table:formula="of:=[raw.AX12]+ORG.OPENOFFICE.STYLE(IF([raw.K12]&lt;[raw.AY12];&quot;Red&quot;;IF([raw.K12]&gt;[raw.AZ12];&quot;Blue&quot;;&quot;Green&quot;)))" office:value-type="string" office:string-value="" calcext:value-type="error">
            <text:p>#VALUE!</text:p>
          </table:table-cell>
          <table:table-cell table:style-name="ce74" table:formula="of:=[raw.BA12]+ORG.OPENOFFICE.STYLE(IF([raw.K12]&lt;[raw.BB12];&quot;Red&quot;;IF([raw.K12]&gt;[raw.BC12];&quot;Blue&quot;;&quot;Green&quot;)))" office:value-type="string" office:string-value="" calcext:value-type="error">
            <text:p>#VALUE!</text:p>
          </table:table-cell>
          <table:table-cell table:style-name="ce74" table:formula="of:=[raw.BD12]+ORG.OPENOFFICE.STYLE(IF([raw.K12]&lt;[raw.BF12];&quot;Red&quot;;IF([raw.K12]&gt;[raw.BG12];&quot;Blue&quot;;&quot;Green&quot;)))" office:value-type="string" office:string-value="" calcext:value-type="error">
            <text:p>#VALUE!</text:p>
          </table:table-cell>
          <table:table-cell table:style-name="ce123" table:formula="of:=[raw.BH12]+ORG.OPENOFFICE.STYLE(IF([raw.K12]&lt;[raw.BI12];&quot;Red&quot;;IF([raw.K12]&gt;[raw.BJ12];&quot;Blue&quot;;&quot;Green&quot;)))" office:value-type="string" office:string-value="" calcext:value-type="error">
            <text:p>#VALUE!</text:p>
          </table:table-cell>
          <table:table-cell table:style-name="ce74" table:formula="of:=[raw.BK12]+ORG.OPENOFFICE.STYLE(IF([raw.K12]&lt;[raw.BL12];&quot;Red&quot;;IF([raw.K12]&gt;[raw.BM12];&quot;Blue&quot;;&quot;Green&quot;)))" office:value-type="string" office:string-value="" calcext:value-type="error">
            <text:p>#VALUE!</text:p>
          </table:table-cell>
          <table:table-cell table:style-name="ce95" table:formula="of:=[raw.BN12]+ORG.OPENOFFICE.STYLE(IF([raw.K12]&lt;[raw.BO12];&quot;Red&quot;;IF([raw.K12]&gt;[raw.BP12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7" table:formula="of:=[$raw.A13]" office:value-type="string" office:string-value="bky_indep_posonly_pwr" calcext:value-type="string">
            <text:p>bky_indep_posonly_pwr</text:p>
          </table:table-cell>
          <table:table-cell table:style-name="ce2" table:formula="of:=[$raw.B13]" office:value-type="float" office:value="2" calcext:value-type="float">
            <text:p>2</text:p>
          </table:table-cell>
          <table:table-cell table:formula="of:=[$raw.C13]" office:value-type="float" office:value="0.25" calcext:value-type="float">
            <text:p>0.25</text:p>
          </table:table-cell>
          <table:table-cell table:formula="of:=[$raw.D13]" office:value-type="float" office:value="0" calcext:value-type="float">
            <text:p>0</text:p>
          </table:table-cell>
          <table:table-cell table:formula="of:=[$raw.E13]" office:value-type="float" office:value="0" calcext:value-type="float">
            <text:p>0</text:p>
          </table:table-cell>
          <table:table-cell table:style-name="ce18" table:formula="of:=[$raw.F13]" office:value-type="string" office:string-value="BKY2006" calcext:value-type="string">
            <text:p>BKY2006</text:p>
          </table:table-cell>
          <table:table-cell table:style-name="ce32" table:formula="of:=[raw.N13]+ORG.OPENOFFICE.STYLE(IF([raw.K13]&lt;[raw.O13];&quot;Red&quot;;IF([raw.K13]&gt;[raw.P13];&quot;Blue&quot;;&quot;Green&quot;)))" office:value-type="float" office:value="0.814782999999999" calcext:value-type="float">
            <text:p>0.8148</text:p>
          </table:table-cell>
          <table:table-cell table:style-name="ce41" table:formula="of:=[raw.Q13]+ORG.OPENOFFICE.STYLE(IF([raw.K13]&lt;[raw.R13];&quot;Red&quot;;IF([raw.K13]&gt;[raw.S13];&quot;Blue&quot;;&quot;Green&quot;)))" office:value-type="float" office:value="0.683264" calcext:value-type="float">
            <text:p>0.6833</text:p>
          </table:table-cell>
          <table:table-cell table:style-name="ce41" table:formula="of:=[raw.T13]+ORG.OPENOFFICE.STYLE(IF([raw.K13]&lt;[raw.U13];&quot;Red&quot;;IF([raw.K13]&gt;[raw.V13];&quot;Blue&quot;;&quot;Green&quot;)))" office:value-type="float" office:value="0.702513" calcext:value-type="float">
            <text:p>0.7025</text:p>
          </table:table-cell>
          <table:table-cell table:style-name="ce42" table:formula="of:=[raw.W13]+ORG.OPENOFFICE.STYLE(IF([raw.K13]&lt;[raw.X13];&quot;Red&quot;;IF([raw.K13]&gt;[raw.Y13];&quot;Blue&quot;;&quot;Green&quot;)))" office:value-type="float" office:value="0.800998" calcext:value-type="float">
            <text:p>0.8010</text:p>
          </table:table-cell>
          <table:table-cell table:style-name="ce42" table:formula="of:=[raw.Z13]+ORG.OPENOFFICE.STYLE(IF([raw.K13]&lt;[raw.AA13];&quot;Red&quot;;IF([raw.K13]&gt;[raw.AB13];&quot;Blue&quot;;&quot;Green&quot;)))" office:value-type="float" office:value="0.814782999999999" calcext:value-type="float">
            <text:p>0.8148</text:p>
          </table:table-cell>
          <table:table-cell table:style-name="ce50" table:formula="of:=[raw.AC13]+ORG.OPENOFFICE.STYLE(IF([raw.K13]&lt;[raw.AD13];&quot;Red&quot;;IF([raw.K13]&gt;[raw.AE13];&quot;Blue&quot;;&quot;Green&quot;)))" office:value-type="float" office:value="0.800998" calcext:value-type="float">
            <text:p>0.8010</text:p>
          </table:table-cell>
          <table:table-cell table:style-name="ce32" table:formula="of:=[raw.AF13]+ORG.OPENOFFICE.STYLE(IF([raw.K13]&lt;[raw.AG13];&quot;Red&quot;;IF([raw.K13]&gt;[raw.AH13];&quot;Blue&quot;;&quot;Green&quot;)))" office:value-type="float" office:value="0.815795328330876" calcext:value-type="float">
            <text:p>0.8158</text:p>
          </table:table-cell>
          <table:table-cell table:style-name="ce77" table:formula="of:=[raw.AI13]+ORG.OPENOFFICE.STYLE(IF([raw.K13]&lt;[raw.AJ13];&quot;Red&quot;;IF([raw.K13]&gt;[raw.AK13];&quot;Blue&quot;;&quot;Green&quot;)))" office:value-type="float" office:value="0.670197362402465" calcext:value-type="float">
            <text:p>0.6702</text:p>
          </table:table-cell>
          <table:table-cell table:style-name="ce77" table:formula="of:=[raw.AL13]+ORG.OPENOFFICE.STYLE(IF([raw.K13]&lt;[raw.AM13];&quot;Red&quot;;IF([raw.K13]&gt;[raw.AN13];&quot;Blue&quot;;&quot;Green&quot;)))" office:value-type="float" office:value="0.68761432113539" calcext:value-type="float">
            <text:p>0.6876</text:p>
          </table:table-cell>
          <table:table-cell table:style-name="ce41" table:formula="of:=[raw.AO13]+ORG.OPENOFFICE.STYLE(IF([raw.K13]&lt;[raw.AP13];&quot;Red&quot;;IF([raw.K13]&gt;[raw.AQ13];&quot;Blue&quot;;&quot;Green&quot;)))" office:value-type="float" office:value="0.801953629728954" calcext:value-type="float">
            <text:p>0.8020</text:p>
          </table:table-cell>
          <table:table-cell table:style-name="ce41" table:formula="of:=[raw.AR13]+ORG.OPENOFFICE.STYLE(IF([raw.K13]&lt;[raw.AS13];&quot;Red&quot;;IF([raw.K13]&gt;[raw.AT13];&quot;Blue&quot;;&quot;Green&quot;)))" office:value-type="float" office:value="0.815795328330876" calcext:value-type="float">
            <text:p>0.8158</text:p>
          </table:table-cell>
          <table:table-cell table:style-name="ce50" table:formula="of:=[raw.AU13]+ORG.OPENOFFICE.STYLE(IF([raw.K13]&lt;[raw.AV13];&quot;Red&quot;;IF([raw.K13]&gt;[raw.AW13];&quot;Blue&quot;;&quot;Green&quot;)))" office:value-type="float" office:value="0.801953629728954" calcext:value-type="float">
            <text:p>0.8020</text:p>
          </table:table-cell>
          <table:table-cell table:style-name="ce69" table:formula="of:=[raw.AX13]+ORG.OPENOFFICE.STYLE(IF([raw.K13]&lt;[raw.AY13];&quot;Red&quot;;IF([raw.K13]&gt;[raw.AZ13];&quot;Blue&quot;;&quot;Green&quot;)))" office:value-type="string" office:string-value="" calcext:value-type="error">
            <text:p>#VALUE!</text:p>
          </table:table-cell>
          <table:table-cell table:style-name="ce118" table:formula="of:=[raw.BA13]+ORG.OPENOFFICE.STYLE(IF([raw.K13]&lt;[raw.BB13];&quot;Red&quot;;IF([raw.K13]&gt;[raw.BC13];&quot;Blue&quot;;&quot;Green&quot;)))" office:value-type="string" office:string-value="" calcext:value-type="error">
            <text:p>#VALUE!</text:p>
          </table:table-cell>
          <table:table-cell table:style-name="ce118" table:formula="of:=[raw.BD13]+ORG.OPENOFFICE.STYLE(IF([raw.K13]&lt;[raw.BF13];&quot;Red&quot;;IF([raw.K13]&gt;[raw.BG13];&quot;Blue&quot;;&quot;Green&quot;)))" office:value-type="string" office:string-value="" calcext:value-type="error">
            <text:p>#VALUE!</text:p>
          </table:table-cell>
          <table:table-cell table:style-name="ce118" table:formula="of:=[raw.BH13]+ORG.OPENOFFICE.STYLE(IF([raw.K13]&lt;[raw.BI13];&quot;Red&quot;;IF([raw.K13]&gt;[raw.BJ13];&quot;Blue&quot;;&quot;Green&quot;)))" office:value-type="string" office:string-value="" calcext:value-type="error">
            <text:p>#VALUE!</text:p>
          </table:table-cell>
          <table:table-cell table:style-name="ce85" table:formula="of:=[raw.BK13]+ORG.OPENOFFICE.STYLE(IF([raw.K13]&lt;[raw.BL13];&quot;Red&quot;;IF([raw.K13]&gt;[raw.BM13];&quot;Blue&quot;;&quot;Green&quot;)))" office:value-type="string" office:string-value="" calcext:value-type="error">
            <text:p>#VALUE!</text:p>
          </table:table-cell>
          <table:table-cell table:style-name="ce131" table:formula="of:=[raw.BN13]+ORG.OPENOFFICE.STYLE(IF([raw.K13]&lt;[raw.BO13];&quot;Red&quot;;IF([raw.K13]&gt;[raw.BP13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7" table:formula="of:=[$raw.A14]" office:value-type="string" office:string-value="bky_indep_negonly_pwr" calcext:value-type="string">
            <text:p>bky_indep_negonly_pwr</text:p>
          </table:table-cell>
          <table:table-cell table:style-name="ce2" table:formula="of:=[$raw.B14]" office:value-type="float" office:value="3" calcext:value-type="float">
            <text:p>3</text:p>
          </table:table-cell>
          <table:table-cell table:formula="of:=[$raw.C14]" office:value-type="float" office:value="0" calcext:value-type="float">
            <text:p>0</text:p>
          </table:table-cell>
          <table:table-cell table:formula="of:=[$raw.D14]" office:value-type="float" office:value="0.25" calcext:value-type="float">
            <text:p>0.25</text:p>
          </table:table-cell>
          <table:table-cell table:formula="of:=[$raw.E14]" office:value-type="float" office:value="0" calcext:value-type="float">
            <text:p>0</text:p>
          </table:table-cell>
          <table:table-cell table:style-name="ce18" table:formula="of:=[$raw.F14]" office:value-type="string" office:string-value="BKY2006" calcext:value-type="string">
            <text:p>BKY2006</text:p>
          </table:table-cell>
          <table:table-cell table:style-name="ce32" table:formula="of:=[raw.N14]+ORG.OPENOFFICE.STYLE(IF([raw.K14]&lt;[raw.O14];&quot;Red&quot;;IF([raw.K14]&gt;[raw.P14];&quot;Blue&quot;;&quot;Green&quot;)))" office:value-type="float" office:value="0.81648" calcext:value-type="float">
            <text:p>0.8165</text:p>
          </table:table-cell>
          <table:table-cell table:style-name="ce41" table:formula="of:=[raw.Q14]+ORG.OPENOFFICE.STYLE(IF([raw.K14]&lt;[raw.R14];&quot;Red&quot;;IF([raw.K14]&gt;[raw.S14];&quot;Blue&quot;;&quot;Green&quot;)))" office:value-type="float" office:value="0.683844999999999" calcext:value-type="float">
            <text:p>0.6838</text:p>
          </table:table-cell>
          <table:table-cell table:style-name="ce41" table:formula="of:=[raw.T14]+ORG.OPENOFFICE.STYLE(IF([raw.K14]&lt;[raw.U14];&quot;Red&quot;;IF([raw.K14]&gt;[raw.V14];&quot;Blue&quot;;&quot;Green&quot;)))" office:value-type="float" office:value="0.703333" calcext:value-type="float">
            <text:p>0.7033</text:p>
          </table:table-cell>
          <table:table-cell table:style-name="ce42" table:formula="of:=[raw.W14]+ORG.OPENOFFICE.STYLE(IF([raw.K14]&lt;[raw.X14];&quot;Red&quot;;IF([raw.K14]&gt;[raw.Y14];&quot;Blue&quot;;&quot;Green&quot;)))" office:value-type="float" office:value="0.802431" calcext:value-type="float">
            <text:p>0.8024</text:p>
          </table:table-cell>
          <table:table-cell table:style-name="ce42" table:formula="of:=[raw.Z14]+ORG.OPENOFFICE.STYLE(IF([raw.K14]&lt;[raw.AA14];&quot;Red&quot;;IF([raw.K14]&gt;[raw.AB14];&quot;Blue&quot;;&quot;Green&quot;)))" office:value-type="float" office:value="0.81648" calcext:value-type="float">
            <text:p>0.8165</text:p>
          </table:table-cell>
          <table:table-cell table:style-name="ce50" table:formula="of:=[raw.AC14]+ORG.OPENOFFICE.STYLE(IF([raw.K14]&lt;[raw.AD14];&quot;Red&quot;;IF([raw.K14]&gt;[raw.AE14];&quot;Blue&quot;;&quot;Green&quot;)))" office:value-type="float" office:value="0.802431" calcext:value-type="float">
            <text:p>0.8024</text:p>
          </table:table-cell>
          <table:table-cell table:style-name="ce32" table:formula="of:=[raw.AF14]+ORG.OPENOFFICE.STYLE(IF([raw.K14]&lt;[raw.AG14];&quot;Red&quot;;IF([raw.K14]&gt;[raw.AH14];&quot;Blue&quot;;&quot;Green&quot;)))" office:value-type="string" office:string-value="" calcext:value-type="error">
            <text:p>#VALUE!</text:p>
          </table:table-cell>
          <table:table-cell table:style-name="ce77" table:formula="of:=[raw.AI14]+ORG.OPENOFFICE.STYLE(IF([raw.K14]&lt;[raw.AJ14];&quot;Red&quot;;IF([raw.K14]&gt;[raw.AK14];&quot;Blue&quot;;&quot;Green&quot;)))" office:value-type="string" office:string-value="" calcext:value-type="error">
            <text:p>#VALUE!</text:p>
          </table:table-cell>
          <table:table-cell table:style-name="ce77" table:formula="of:=[raw.AL14]+ORG.OPENOFFICE.STYLE(IF([raw.K14]&lt;[raw.AM14];&quot;Red&quot;;IF([raw.K14]&gt;[raw.AN14];&quot;Blue&quot;;&quot;Green&quot;)))" office:value-type="string" office:string-value="" calcext:value-type="error">
            <text:p>#VALUE!</text:p>
          </table:table-cell>
          <table:table-cell table:style-name="ce41" table:formula="of:=[raw.AO14]+ORG.OPENOFFICE.STYLE(IF([raw.K14]&lt;[raw.AP14];&quot;Red&quot;;IF([raw.K14]&gt;[raw.AQ14];&quot;Blue&quot;;&quot;Green&quot;)))" office:value-type="string" office:string-value="" calcext:value-type="error">
            <text:p>#VALUE!</text:p>
          </table:table-cell>
          <table:table-cell table:style-name="ce41" table:formula="of:=[raw.AR14]+ORG.OPENOFFICE.STYLE(IF([raw.K14]&lt;[raw.AS14];&quot;Red&quot;;IF([raw.K14]&gt;[raw.AT14];&quot;Blue&quot;;&quot;Green&quot;)))" office:value-type="string" office:string-value="" calcext:value-type="error">
            <text:p>#VALUE!</text:p>
          </table:table-cell>
          <table:table-cell table:style-name="ce50" table:formula="of:=[raw.AU14]+ORG.OPENOFFICE.STYLE(IF([raw.K14]&lt;[raw.AV14];&quot;Red&quot;;IF([raw.K14]&gt;[raw.AW14];&quot;Blue&quot;;&quot;Green&quot;)))" office:value-type="string" office:string-value="" calcext:value-type="error">
            <text:p>#VALUE!</text:p>
          </table:table-cell>
          <table:table-cell table:style-name="ce69" table:formula="of:=[raw.AX14]+ORG.OPENOFFICE.STYLE(IF([raw.K14]&lt;[raw.AY14];&quot;Red&quot;;IF([raw.K14]&gt;[raw.AZ14];&quot;Blue&quot;;&quot;Green&quot;)))" office:value-type="float" office:value="0.817500506982632" calcext:value-type="float">
            <text:p>0.8175</text:p>
          </table:table-cell>
          <table:table-cell table:style-name="ce118" table:formula="of:=[raw.BA14]+ORG.OPENOFFICE.STYLE(IF([raw.K14]&lt;[raw.BB14];&quot;Red&quot;;IF([raw.K14]&gt;[raw.BC14];&quot;Blue&quot;;&quot;Green&quot;)))" office:value-type="float" office:value="0.67091406062419" calcext:value-type="float">
            <text:p>0.6709</text:p>
          </table:table-cell>
          <table:table-cell table:style-name="ce118" table:formula="of:=[raw.BD14]+ORG.OPENOFFICE.STYLE(IF([raw.K14]&lt;[raw.BF14];&quot;Red&quot;;IF([raw.K14]&gt;[raw.BG14];&quot;Blue&quot;;&quot;Green&quot;)))" office:value-type="float" office:value="0.68858952304813" calcext:value-type="float">
            <text:p>0.6886</text:p>
          </table:table-cell>
          <table:table-cell table:style-name="ce118" table:formula="of:=[raw.BH14]+ORG.OPENOFFICE.STYLE(IF([raw.K14]&lt;[raw.BI14];&quot;Red&quot;;IF([raw.K14]&gt;[raw.BJ14];&quot;Blue&quot;;&quot;Green&quot;)))" office:value-type="float" office:value="0.802165812492485" calcext:value-type="float">
            <text:p>0.8022</text:p>
          </table:table-cell>
          <table:table-cell table:style-name="ce85" table:formula="of:=[raw.BK14]+ORG.OPENOFFICE.STYLE(IF([raw.K14]&lt;[raw.BL14];&quot;Red&quot;;IF([raw.K14]&gt;[raw.BM14];&quot;Blue&quot;;&quot;Green&quot;)))" office:value-type="float" office:value="0.816338601487989" calcext:value-type="float">
            <text:p>0.8163</text:p>
          </table:table-cell>
          <table:table-cell table:style-name="ce131" table:formula="of:=[raw.BN14]+ORG.OPENOFFICE.STYLE(IF([raw.K14]&lt;[raw.BO14];&quot;Red&quot;;IF([raw.K14]&gt;[raw.BP14];&quot;Blue&quot;;&quot;Green&quot;)))" office:value-type="float" office:value="0.802165812492485" calcext:value-type="float">
            <text:p>0.8022</text:p>
          </table:table-cell>
        </table:table-row>
        <table:table-row table:style-name="ro1">
          <table:table-cell table:style-name="ce7" table:formula="of:=[$raw.A15]" office:value-type="string" office:string-value="bky_indep_balanced_pwr" calcext:value-type="string">
            <text:p>bky_indep_balanced_pwr</text:p>
          </table:table-cell>
          <table:table-cell table:style-name="ce2" table:formula="of:=[$raw.B15]" office:value-type="float" office:value="4" calcext:value-type="float">
            <text:p>4</text:p>
          </table:table-cell>
          <table:table-cell table:formula="of:=[$raw.C15]" office:value-type="float" office:value="0.25" calcext:value-type="float">
            <text:p>0.25</text:p>
          </table:table-cell>
          <table:table-cell table:formula="of:=[$raw.D15]" office:value-type="float" office:value="0.25" calcext:value-type="float">
            <text:p>0.25</text:p>
          </table:table-cell>
          <table:table-cell table:formula="of:=[$raw.E15]" office:value-type="float" office:value="0" calcext:value-type="float">
            <text:p>0</text:p>
          </table:table-cell>
          <table:table-cell table:style-name="ce18" table:formula="of:=[$raw.F15]" office:value-type="string" office:string-value="BKY2006" calcext:value-type="string">
            <text:p>BKY2006</text:p>
          </table:table-cell>
          <table:table-cell table:style-name="ce32" table:formula="of:=[raw.N15]+ORG.OPENOFFICE.STYLE(IF([raw.K15]&lt;[raw.O15];&quot;Red&quot;;IF([raw.K15]&gt;[raw.P15];&quot;Blue&quot;;&quot;Green&quot;)))" office:value-type="float" office:value="0.8003915" calcext:value-type="float">
            <text:p>0.8004</text:p>
          </table:table-cell>
          <table:table-cell table:style-name="ce41" table:formula="of:=[raw.Q15]+ORG.OPENOFFICE.STYLE(IF([raw.K15]&lt;[raw.R15];&quot;Red&quot;;IF([raw.K15]&gt;[raw.S15];&quot;Blue&quot;;&quot;Green&quot;)))" office:value-type="float" office:value="0.800366" calcext:value-type="float">
            <text:p>0.8004</text:p>
          </table:table-cell>
          <table:table-cell table:style-name="ce41" table:formula="of:=[raw.T15]+ORG.OPENOFFICE.STYLE(IF([raw.K15]&lt;[raw.U15];&quot;Red&quot;;IF([raw.K15]&gt;[raw.V15];&quot;Blue&quot;;&quot;Green&quot;)))" office:value-type="float" office:value="0.853129" calcext:value-type="float">
            <text:p>0.8531</text:p>
          </table:table-cell>
          <table:table-cell table:style-name="ce42" table:formula="of:=[raw.W15]+ORG.OPENOFFICE.STYLE(IF([raw.K15]&lt;[raw.X15];&quot;Red&quot;;IF([raw.K15]&gt;[raw.Y15];&quot;Blue&quot;;&quot;Green&quot;)))" office:value-type="float" office:value="0.8531355" calcext:value-type="float">
            <text:p>0.8531</text:p>
          </table:table-cell>
          <table:table-cell table:style-name="ce42" table:formula="of:=[raw.Z15]+ORG.OPENOFFICE.STYLE(IF([raw.K15]&lt;[raw.AA15];&quot;Red&quot;;IF([raw.K15]&gt;[raw.AB15];&quot;Blue&quot;;&quot;Green&quot;)))" office:value-type="float" office:value="0.8003915" calcext:value-type="float">
            <text:p>0.8004</text:p>
          </table:table-cell>
          <table:table-cell table:style-name="ce50" table:formula="of:=[raw.AC15]+ORG.OPENOFFICE.STYLE(IF([raw.K15]&lt;[raw.AD15];&quot;Red&quot;;IF([raw.K15]&gt;[raw.AE15];&quot;Blue&quot;;&quot;Green&quot;)))" office:value-type="float" office:value="0.8531355" calcext:value-type="float">
            <text:p>0.8531</text:p>
          </table:table-cell>
          <table:table-cell table:style-name="ce32" table:formula="of:=[raw.AF15]+ORG.OPENOFFICE.STYLE(IF([raw.K15]&lt;[raw.AG15];&quot;Red&quot;;IF([raw.K15]&gt;[raw.AH15];&quot;Blue&quot;;&quot;Green&quot;)))" office:value-type="float" office:value="0.80004678769157" calcext:value-type="float">
            <text:p>0.8000</text:p>
          </table:table-cell>
          <table:table-cell table:style-name="ce77" table:formula="of:=[raw.AI15]+ORG.OPENOFFICE.STYLE(IF([raw.K15]&lt;[raw.AJ15];&quot;Red&quot;;IF([raw.K15]&gt;[raw.AK15];&quot;Blue&quot;;&quot;Green&quot;)))" office:value-type="float" office:value="0.800323345748169" calcext:value-type="float">
            <text:p>0.8003</text:p>
          </table:table-cell>
          <table:table-cell table:style-name="ce77" table:formula="of:=[raw.AL15]+ORG.OPENOFFICE.STYLE(IF([raw.K15]&lt;[raw.AM15];&quot;Red&quot;;IF([raw.K15]&gt;[raw.AN15];&quot;Blue&quot;;&quot;Green&quot;)))" office:value-type="float" office:value="0.853196309525628" calcext:value-type="float">
            <text:p>0.8532</text:p>
          </table:table-cell>
          <table:table-cell table:style-name="ce41" table:formula="of:=[raw.AO15]+ORG.OPENOFFICE.STYLE(IF([raw.K15]&lt;[raw.AP15];&quot;Red&quot;;IF([raw.K15]&gt;[raw.AQ15];&quot;Blue&quot;;&quot;Green&quot;)))" office:value-type="float" office:value="0.852762902294905" calcext:value-type="float">
            <text:p>0.8528</text:p>
          </table:table-cell>
          <table:table-cell table:style-name="ce41" table:formula="of:=[raw.AR15]+ORG.OPENOFFICE.STYLE(IF([raw.K15]&lt;[raw.AS15];&quot;Red&quot;;IF([raw.K15]&gt;[raw.AT15];&quot;Blue&quot;;&quot;Green&quot;)))" office:value-type="float" office:value="0.80004678769157" calcext:value-type="float">
            <text:p>0.8000</text:p>
          </table:table-cell>
          <table:table-cell table:style-name="ce50" table:formula="of:=[raw.AU15]+ORG.OPENOFFICE.STYLE(IF([raw.K15]&lt;[raw.AV15];&quot;Red&quot;;IF([raw.K15]&gt;[raw.AW15];&quot;Blue&quot;;&quot;Green&quot;)))" office:value-type="float" office:value="0.852762902294905" calcext:value-type="float">
            <text:p>0.8528</text:p>
          </table:table-cell>
          <table:table-cell table:style-name="ce69" table:formula="of:=[raw.AX15]+ORG.OPENOFFICE.STYLE(IF([raw.K15]&lt;[raw.AY15];&quot;Red&quot;;IF([raw.K15]&gt;[raw.AZ15];&quot;Blue&quot;;&quot;Green&quot;)))" office:value-type="float" office:value="0.80289551304515" calcext:value-type="float">
            <text:p>0.8029</text:p>
          </table:table-cell>
          <table:table-cell table:style-name="ce118" table:formula="of:=[raw.BA15]+ORG.OPENOFFICE.STYLE(IF([raw.K15]&lt;[raw.BB15];&quot;Red&quot;;IF([raw.K15]&gt;[raw.BC15];&quot;Blue&quot;;&quot;Green&quot;)))" office:value-type="float" office:value="0.802568629850497" calcext:value-type="float">
            <text:p>0.8026</text:p>
          </table:table-cell>
          <table:table-cell table:style-name="ce118" table:formula="of:=[raw.BD15]+ORG.OPENOFFICE.STYLE(IF([raw.K15]&lt;[raw.BF15];&quot;Red&quot;;IF([raw.K15]&gt;[raw.BG15];&quot;Blue&quot;;&quot;Green&quot;)))" office:value-type="float" office:value="0.855364829506721" calcext:value-type="float">
            <text:p>0.8554</text:p>
          </table:table-cell>
          <table:table-cell table:style-name="ce118" table:formula="of:=[raw.BH15]+ORG.OPENOFFICE.STYLE(IF([raw.K15]&lt;[raw.BI15];&quot;Red&quot;;IF([raw.K15]&gt;[raw.BJ15];&quot;Blue&quot;;&quot;Green&quot;)))" office:value-type="float" office:value="0.854642157144267" calcext:value-type="float">
            <text:p>0.8546</text:p>
          </table:table-cell>
          <table:table-cell table:style-name="ce85" table:formula="of:=[raw.BK15]+ORG.OPENOFFICE.STYLE(IF([raw.K15]&lt;[raw.BL15];&quot;Red&quot;;IF([raw.K15]&gt;[raw.BM15];&quot;Blue&quot;;&quot;Green&quot;)))" office:value-type="float" office:value="0.801778013494821" calcext:value-type="float">
            <text:p>0.8018</text:p>
          </table:table-cell>
          <table:table-cell table:style-name="ce131" table:formula="of:=[raw.BN15]+ORG.OPENOFFICE.STYLE(IF([raw.K15]&lt;[raw.BO15];&quot;Red&quot;;IF([raw.K15]&gt;[raw.BP15];&quot;Blue&quot;;&quot;Green&quot;)))" office:value-type="float" office:value="0.854642157144267" calcext:value-type="float">
            <text:p>0.8546</text:p>
          </table:table-cell>
        </table:table-row>
        <table:table-row table:style-name="ro1">
          <table:table-cell table:style-name="ce7" table:formula="of:=[$raw.A16]" office:value-type="string" office:string-value="bky_indep_unbalanced_pwr" calcext:value-type="string">
            <text:p>bky_indep_unbalanced_pwr</text:p>
          </table:table-cell>
          <table:table-cell table:style-name="ce18" table:formula="of:=[$raw.B16]" office:value-type="float" office:value="5" calcext:value-type="float">
            <text:p>5</text:p>
          </table:table-cell>
          <table:table-cell table:style-name="ce18" table:formula="of:=[$raw.C16]" office:value-type="float" office:value="0.1" calcext:value-type="float">
            <text:p>0.1</text:p>
          </table:table-cell>
          <table:table-cell table:style-name="ce18" table:formula="of:=[$raw.D16]" office:value-type="float" office:value="0.4" calcext:value-type="float">
            <text:p>0.4</text:p>
          </table:table-cell>
          <table:table-cell table:style-name="ce18" table:formula="of:=[$raw.E16]" office:value-type="float" office:value="0" calcext:value-type="float">
            <text:p>0</text:p>
          </table:table-cell>
          <table:table-cell table:style-name="ce18" table:formula="of:=[$raw.F16]" office:value-type="string" office:string-value="BKY2006" calcext:value-type="string">
            <text:p>BKY2006</text:p>
          </table:table-cell>
          <table:table-cell table:style-name="ce32" table:formula="of:=[raw.N16]+ORG.OPENOFFICE.STYLE(IF([raw.K16]&lt;[raw.O16];&quot;Red&quot;;IF([raw.K16]&gt;[raw.P16];&quot;Blue&quot;;&quot;Green&quot;)))" office:value-type="float" office:value="0.841607500000001" calcext:value-type="float">
            <text:p>0.8416</text:p>
          </table:table-cell>
          <table:table-cell table:style-name="ce42" table:formula="of:=[raw.Q16]+ORG.OPENOFFICE.STYLE(IF([raw.K16]&lt;[raw.R16];&quot;Red&quot;;IF([raw.K16]&gt;[raw.S16];&quot;Blue&quot;;&quot;Green&quot;)))" office:value-type="float" office:value="0.8005385" calcext:value-type="float">
            <text:p>0.8005</text:p>
          </table:table-cell>
          <table:table-cell table:style-name="ce42" table:formula="of:=[raw.T16]+ORG.OPENOFFICE.STYLE(IF([raw.K16]&lt;[raw.U16];&quot;Red&quot;;IF([raw.K16]&gt;[raw.V16];&quot;Blue&quot;;&quot;Green&quot;)))" office:value-type="float" office:value="0.853176" calcext:value-type="float">
            <text:p>0.8532</text:p>
          </table:table-cell>
          <table:table-cell table:style-name="ce42" table:formula="of:=[raw.W16]+ORG.OPENOFFICE.STYLE(IF([raw.K16]&lt;[raw.X16];&quot;Red&quot;;IF([raw.K16]&gt;[raw.Y16];&quot;Blue&quot;;&quot;Green&quot;)))" office:value-type="float" office:value="0.8708355" calcext:value-type="float">
            <text:p>0.8708</text:p>
          </table:table-cell>
          <table:table-cell table:style-name="ce42" table:formula="of:=[raw.Z16]+ORG.OPENOFFICE.STYLE(IF([raw.K16]&lt;[raw.AA16];&quot;Red&quot;;IF([raw.K16]&gt;[raw.AB16];&quot;Blue&quot;;&quot;Green&quot;)))" office:value-type="float" office:value="0.841607500000001" calcext:value-type="float">
            <text:p>0.8416</text:p>
          </table:table-cell>
          <table:table-cell table:style-name="ce50" table:formula="of:=[raw.AC16]+ORG.OPENOFFICE.STYLE(IF([raw.K16]&lt;[raw.AD16];&quot;Red&quot;;IF([raw.K16]&gt;[raw.AE16];&quot;Blue&quot;;&quot;Green&quot;)))" office:value-type="float" office:value="0.8708355" calcext:value-type="float">
            <text:p>0.8708</text:p>
          </table:table-cell>
          <table:table-cell table:style-name="ce32" table:formula="of:=[raw.AF16]+ORG.OPENOFFICE.STYLE(IF([raw.K16]&lt;[raw.AG16];&quot;Red&quot;;IF([raw.K16]&gt;[raw.AH16];&quot;Blue&quot;;&quot;Green&quot;)))" office:value-type="float" office:value="0.631903795087788" calcext:value-type="float">
            <text:p>0.6319</text:p>
          </table:table-cell>
          <table:table-cell table:style-name="ce77" table:formula="of:=[raw.AI16]+ORG.OPENOFFICE.STYLE(IF([raw.K16]&lt;[raw.AJ16];&quot;Red&quot;;IF([raw.K16]&gt;[raw.AK16];&quot;Blue&quot;;&quot;Green&quot;)))" office:value-type="float" office:value="0.836971265347406" calcext:value-type="float">
            <text:p>0.8370</text:p>
          </table:table-cell>
          <table:table-cell table:style-name="ce77" table:formula="of:=[raw.AL16]+ORG.OPENOFFICE.STYLE(IF([raw.K16]&lt;[raw.AM16];&quot;Red&quot;;IF([raw.K16]&gt;[raw.AN16];&quot;Blue&quot;;&quot;Green&quot;)))" office:value-type="float" office:value="0.906323405530152" calcext:value-type="float">
            <text:p>0.9063</text:p>
          </table:table-cell>
          <table:table-cell table:style-name="ce42" table:formula="of:=[raw.AO16]+ORG.OPENOFFICE.STYLE(IF([raw.K16]&lt;[raw.AP16];&quot;Red&quot;;IF([raw.K16]&gt;[raw.AQ16];&quot;Blue&quot;;&quot;Green&quot;)))" office:value-type="float" office:value="0.730349981034239" calcext:value-type="float">
            <text:p>0.7303</text:p>
          </table:table-cell>
          <table:table-cell table:style-name="ce42" table:formula="of:=[raw.AR16]+ORG.OPENOFFICE.STYLE(IF([raw.K16]&lt;[raw.AS16];&quot;Red&quot;;IF([raw.K16]&gt;[raw.AT16];&quot;Blue&quot;;&quot;Green&quot;)))" office:value-type="float" office:value="0.631903795087788" calcext:value-type="float">
            <text:p>0.6319</text:p>
          </table:table-cell>
          <table:table-cell table:style-name="ce50" table:formula="of:=[raw.AU16]+ORG.OPENOFFICE.STYLE(IF([raw.K16]&lt;[raw.AV16];&quot;Red&quot;;IF([raw.K16]&gt;[raw.AW16];&quot;Blue&quot;;&quot;Green&quot;)))" office:value-type="float" office:value="0.730349981034239" calcext:value-type="float">
            <text:p>0.7303</text:p>
          </table:table-cell>
          <table:table-cell table:style-name="ce69" table:formula="of:=[raw.AX16]+ORG.OPENOFFICE.STYLE(IF([raw.K16]&lt;[raw.AY16];&quot;Red&quot;;IF([raw.K16]&gt;[raw.AZ16];&quot;Blue&quot;;&quot;Green&quot;)))" office:value-type="float" office:value="0.895400634179256" calcext:value-type="float">
            <text:p>0.8954</text:p>
          </table:table-cell>
          <table:table-cell table:style-name="ce118" table:formula="of:=[raw.BA16]+ORG.OPENOFFICE.STYLE(IF([raw.K16]&lt;[raw.BB16];&quot;Red&quot;;IF([raw.K16]&gt;[raw.BC16];&quot;Blue&quot;;&quot;Green&quot;)))" office:value-type="float" office:value="0.792730626257496" calcext:value-type="float">
            <text:p>0.7927</text:p>
          </table:table-cell>
          <table:table-cell table:style-name="ce118" table:formula="of:=[raw.BD16]+ORG.OPENOFFICE.STYLE(IF([raw.K16]&lt;[raw.BF16];&quot;Red&quot;;IF([raw.K16]&gt;[raw.BG16];&quot;Blue&quot;;&quot;Green&quot;)))" office:value-type="float" office:value="0.841274984688785" calcext:value-type="float">
            <text:p>0.8413</text:p>
          </table:table-cell>
          <table:table-cell table:style-name="ce118" table:formula="of:=[raw.BH16]+ORG.OPENOFFICE.STYLE(IF([raw.K16]&lt;[raw.BI16];&quot;Red&quot;;IF([raw.K16]&gt;[raw.BJ16];&quot;Blue&quot;;&quot;Green&quot;)))" office:value-type="float" office:value="0.906513394531428" calcext:value-type="float">
            <text:p>0.9065</text:p>
          </table:table-cell>
          <table:table-cell table:style-name="ce85" table:formula="of:=[raw.BK16]+ORG.OPENOFFICE.STYLE(IF([raw.K16]&lt;[raw.BL16];&quot;Red&quot;;IF([raw.K16]&gt;[raw.BM16];&quot;Blue&quot;;&quot;Green&quot;)))" office:value-type="float" office:value="0.894625029674873" calcext:value-type="float">
            <text:p>0.8946</text:p>
          </table:table-cell>
          <table:table-cell table:style-name="ce131" table:formula="of:=[raw.BN16]+ORG.OPENOFFICE.STYLE(IF([raw.K16]&lt;[raw.BO16];&quot;Red&quot;;IF([raw.K16]&gt;[raw.BP16];&quot;Blue&quot;;&quot;Green&quot;)))" office:value-type="float" office:value="0.906513394531428" calcext:value-type="float">
            <text:p>0.9065</text:p>
          </table:table-cell>
        </table:table-row>
        <table:table-row table:style-name="ro1">
          <table:table-cell table:style-name="ce7" table:formula="of:=[$raw.A17]" office:value-type="string" office:string-value="bky_posdep_null_pwr" calcext:value-type="string">
            <text:p>bky_posdep_null_pwr</text:p>
          </table:table-cell>
          <table:table-cell table:style-name="ce18" table:formula="of:=[$raw.B17]" office:value-type="float" office:value="6" calcext:value-type="float">
            <text:p>6</text:p>
          </table:table-cell>
          <table:table-cell table:style-name="ce18" table:formula="of:=[$raw.C17]" office:value-type="float" office:value="0" calcext:value-type="float">
            <text:p>0</text:p>
          </table:table-cell>
          <table:table-cell table:style-name="ce18" table:formula="of:=[$raw.D17]" office:value-type="float" office:value="0" calcext:value-type="float">
            <text:p>0</text:p>
          </table:table-cell>
          <table:table-cell table:style-name="ce18" table:formula="of:=[$raw.E17]" office:value-type="float" office:value="0.25" calcext:value-type="float">
            <text:p>0.25</text:p>
          </table:table-cell>
          <table:table-cell table:style-name="ce18" table:formula="of:=[$raw.F17]" office:value-type="string" office:string-value="BKY2006" calcext:value-type="string">
            <text:p>BKY2006</text:p>
          </table:table-cell>
          <table:table-cell table:style-name="ce32" table:formula="of:=[raw.N17]+ORG.OPENOFFICE.STYLE(IF([raw.K17]&lt;[raw.O17];&quot;Red&quot;;IF([raw.K17]&gt;[raw.P17];&quot;Blue&quot;;&quot;Green&quot;)))" office:value-type="string" office:string-value="" calcext:value-type="error">
            <text:p>#VALUE!</text:p>
          </table:table-cell>
          <table:table-cell table:style-name="ce42" table:formula="of:=[raw.Q17]+ORG.OPENOFFICE.STYLE(IF([raw.K17]&lt;[raw.R17];&quot;Red&quot;;IF([raw.K17]&gt;[raw.S17];&quot;Blue&quot;;&quot;Green&quot;)))" office:value-type="string" office:string-value="" calcext:value-type="error">
            <text:p>#VALUE!</text:p>
          </table:table-cell>
          <table:table-cell table:style-name="ce42" table:formula="of:=[raw.T17]+ORG.OPENOFFICE.STYLE(IF([raw.K17]&lt;[raw.U17];&quot;Red&quot;;IF([raw.K17]&gt;[raw.V17];&quot;Blue&quot;;&quot;Green&quot;)))" office:value-type="string" office:string-value="" calcext:value-type="error">
            <text:p>#VALUE!</text:p>
          </table:table-cell>
          <table:table-cell table:style-name="ce42" table:formula="of:=[raw.W17]+ORG.OPENOFFICE.STYLE(IF([raw.K17]&lt;[raw.X17];&quot;Red&quot;;IF([raw.K17]&gt;[raw.Y17];&quot;Blue&quot;;&quot;Green&quot;)))" office:value-type="string" office:string-value="" calcext:value-type="error">
            <text:p>#VALUE!</text:p>
          </table:table-cell>
          <table:table-cell table:style-name="ce42" table:formula="of:=[raw.Z17]+ORG.OPENOFFICE.STYLE(IF([raw.K17]&lt;[raw.AA17];&quot;Red&quot;;IF([raw.K17]&gt;[raw.AB17];&quot;Blue&quot;;&quot;Green&quot;)))" office:value-type="string" office:string-value="" calcext:value-type="error">
            <text:p>#VALUE!</text:p>
          </table:table-cell>
          <table:table-cell table:style-name="ce50" table:formula="of:=[raw.AC17]+ORG.OPENOFFICE.STYLE(IF([raw.K17]&lt;[raw.AD17];&quot;Red&quot;;IF([raw.K17]&gt;[raw.AE17];&quot;Blue&quot;;&quot;Green&quot;)))" office:value-type="string" office:string-value="" calcext:value-type="error">
            <text:p>#VALUE!</text:p>
          </table:table-cell>
          <table:table-cell table:style-name="ce32" table:formula="of:=[raw.AF17]+ORG.OPENOFFICE.STYLE(IF([raw.K17]&lt;[raw.AG17];&quot;Red&quot;;IF([raw.K17]&gt;[raw.AH17];&quot;Blue&quot;;&quot;Green&quot;)))" office:value-type="string" office:string-value="" calcext:value-type="error">
            <text:p>#VALUE!</text:p>
          </table:table-cell>
          <table:table-cell table:style-name="ce77" table:formula="of:=[raw.AI17]+ORG.OPENOFFICE.STYLE(IF([raw.K17]&lt;[raw.AJ17];&quot;Red&quot;;IF([raw.K17]&gt;[raw.AK17];&quot;Blue&quot;;&quot;Green&quot;)))" office:value-type="string" office:string-value="" calcext:value-type="error">
            <text:p>#VALUE!</text:p>
          </table:table-cell>
          <table:table-cell table:style-name="ce77" table:formula="of:=[raw.AL17]+ORG.OPENOFFICE.STYLE(IF([raw.K17]&lt;[raw.AM17];&quot;Red&quot;;IF([raw.K17]&gt;[raw.AN17];&quot;Blue&quot;;&quot;Green&quot;)))" office:value-type="string" office:string-value="" calcext:value-type="error">
            <text:p>#VALUE!</text:p>
          </table:table-cell>
          <table:table-cell table:style-name="ce42" table:formula="of:=[raw.AO17]+ORG.OPENOFFICE.STYLE(IF([raw.K17]&lt;[raw.AP17];&quot;Red&quot;;IF([raw.K17]&gt;[raw.AQ17];&quot;Blue&quot;;&quot;Green&quot;)))" office:value-type="string" office:string-value="" calcext:value-type="error">
            <text:p>#VALUE!</text:p>
          </table:table-cell>
          <table:table-cell table:style-name="ce42" table:formula="of:=[raw.AR17]+ORG.OPENOFFICE.STYLE(IF([raw.K17]&lt;[raw.AS17];&quot;Red&quot;;IF([raw.K17]&gt;[raw.AT17];&quot;Blue&quot;;&quot;Green&quot;)))" office:value-type="string" office:string-value="" calcext:value-type="error">
            <text:p>#VALUE!</text:p>
          </table:table-cell>
          <table:table-cell table:style-name="ce50" table:formula="of:=[raw.AU17]+ORG.OPENOFFICE.STYLE(IF([raw.K17]&lt;[raw.AV17];&quot;Red&quot;;IF([raw.K17]&gt;[raw.AW17];&quot;Blue&quot;;&quot;Green&quot;)))" office:value-type="string" office:string-value="" calcext:value-type="error">
            <text:p>#VALUE!</text:p>
          </table:table-cell>
          <table:table-cell table:style-name="ce69" table:formula="of:=[raw.AX17]+ORG.OPENOFFICE.STYLE(IF([raw.K17]&lt;[raw.AY17];&quot;Red&quot;;IF([raw.K17]&gt;[raw.AZ17];&quot;Blue&quot;;&quot;Green&quot;)))" office:value-type="string" office:string-value="" calcext:value-type="error">
            <text:p>#VALUE!</text:p>
          </table:table-cell>
          <table:table-cell table:style-name="ce118" table:formula="of:=[raw.BA17]+ORG.OPENOFFICE.STYLE(IF([raw.K17]&lt;[raw.BB17];&quot;Red&quot;;IF([raw.K17]&gt;[raw.BC17];&quot;Blue&quot;;&quot;Green&quot;)))" office:value-type="string" office:string-value="" calcext:value-type="error">
            <text:p>#VALUE!</text:p>
          </table:table-cell>
          <table:table-cell table:style-name="ce118" table:formula="of:=[raw.BD17]+ORG.OPENOFFICE.STYLE(IF([raw.K17]&lt;[raw.BF17];&quot;Red&quot;;IF([raw.K17]&gt;[raw.BG17];&quot;Blue&quot;;&quot;Green&quot;)))" office:value-type="string" office:string-value="" calcext:value-type="error">
            <text:p>#VALUE!</text:p>
          </table:table-cell>
          <table:table-cell table:style-name="ce118" table:formula="of:=[raw.BH17]+ORG.OPENOFFICE.STYLE(IF([raw.K17]&lt;[raw.BI17];&quot;Red&quot;;IF([raw.K17]&gt;[raw.BJ17];&quot;Blue&quot;;&quot;Green&quot;)))" office:value-type="string" office:string-value="" calcext:value-type="error">
            <text:p>#VALUE!</text:p>
          </table:table-cell>
          <table:table-cell table:style-name="ce85" table:formula="of:=[raw.BK17]+ORG.OPENOFFICE.STYLE(IF([raw.K17]&lt;[raw.BL17];&quot;Red&quot;;IF([raw.K17]&gt;[raw.BM17];&quot;Blue&quot;;&quot;Green&quot;)))" office:value-type="string" office:string-value="" calcext:value-type="error">
            <text:p>#VALUE!</text:p>
          </table:table-cell>
          <table:table-cell table:style-name="ce131" table:formula="of:=[raw.BN17]+ORG.OPENOFFICE.STYLE(IF([raw.K17]&lt;[raw.BO17];&quot;Red&quot;;IF([raw.K17]&gt;[raw.BP17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7" table:formula="of:=[$raw.A18]" office:value-type="string" office:string-value="bky_posdep_posonly_pwr" calcext:value-type="string">
            <text:p>bky_posdep_posonly_pwr</text:p>
          </table:table-cell>
          <table:table-cell table:style-name="ce2" table:formula="of:=[$raw.B18]" office:value-type="float" office:value="7" calcext:value-type="float">
            <text:p>7</text:p>
          </table:table-cell>
          <table:table-cell table:formula="of:=[$raw.C18]" office:value-type="float" office:value="0.25" calcext:value-type="float">
            <text:p>0.25</text:p>
          </table:table-cell>
          <table:table-cell table:formula="of:=[$raw.D18]" office:value-type="float" office:value="0" calcext:value-type="float">
            <text:p>0</text:p>
          </table:table-cell>
          <table:table-cell table:formula="of:=[$raw.E18]" office:value-type="float" office:value="0.25" calcext:value-type="float">
            <text:p>0.25</text:p>
          </table:table-cell>
          <table:table-cell table:style-name="ce18" table:formula="of:=[$raw.F18]" office:value-type="string" office:string-value="BKY2006" calcext:value-type="string">
            <text:p>BKY2006</text:p>
          </table:table-cell>
          <table:table-cell table:style-name="ce32" table:formula="of:=[raw.N18]+ORG.OPENOFFICE.STYLE(IF([raw.K18]&lt;[raw.O18];&quot;Red&quot;;IF([raw.K18]&gt;[raw.P18];&quot;Blue&quot;;&quot;Green&quot;)))" office:value-type="float" office:value="0.818258" calcext:value-type="float">
            <text:p>0.8183</text:p>
          </table:table-cell>
          <table:table-cell table:style-name="ce41" table:formula="of:=[raw.Q18]+ORG.OPENOFFICE.STYLE(IF([raw.K18]&lt;[raw.R18];&quot;Red&quot;;IF([raw.K18]&gt;[raw.S18];&quot;Blue&quot;;&quot;Green&quot;)))" office:value-type="float" office:value="0.663328" calcext:value-type="float">
            <text:p>0.6633</text:p>
          </table:table-cell>
          <table:table-cell table:style-name="ce41" table:formula="of:=[raw.T18]+ORG.OPENOFFICE.STYLE(IF([raw.K18]&lt;[raw.U18];&quot;Red&quot;;IF([raw.K18]&gt;[raw.V18];&quot;Blue&quot;;&quot;Green&quot;)))" office:value-type="float" office:value="0.681793" calcext:value-type="float">
            <text:p>0.6818</text:p>
          </table:table-cell>
          <table:table-cell table:style-name="ce42" table:formula="of:=[raw.W18]+ORG.OPENOFFICE.STYLE(IF([raw.K18]&lt;[raw.X18];&quot;Red&quot;;IF([raw.K18]&gt;[raw.Y18];&quot;Blue&quot;;&quot;Green&quot;)))" office:value-type="float" office:value="0.806804" calcext:value-type="float">
            <text:p>0.8068</text:p>
          </table:table-cell>
          <table:table-cell table:style-name="ce42" table:formula="of:=[raw.Z18]+ORG.OPENOFFICE.STYLE(IF([raw.K18]&lt;[raw.AA18];&quot;Red&quot;;IF([raw.K18]&gt;[raw.AB18];&quot;Blue&quot;;&quot;Green&quot;)))" office:value-type="float" office:value="0.81817" calcext:value-type="float">
            <text:p>0.8182</text:p>
          </table:table-cell>
          <table:table-cell table:style-name="ce50" table:formula="of:=[raw.AC18]+ORG.OPENOFFICE.STYLE(IF([raw.K18]&lt;[raw.AD18];&quot;Red&quot;;IF([raw.K18]&gt;[raw.AE18];&quot;Blue&quot;;&quot;Green&quot;)))" office:value-type="float" office:value="0.806787" calcext:value-type="float">
            <text:p>0.8068</text:p>
          </table:table-cell>
          <table:table-cell table:style-name="ce32" table:formula="of:=[raw.AF18]+ORG.OPENOFFICE.STYLE(IF([raw.K18]&lt;[raw.AG18];&quot;Red&quot;;IF([raw.K18]&gt;[raw.AH18];&quot;Blue&quot;;&quot;Green&quot;)))" office:value-type="float" office:value="0.817934460683479" calcext:value-type="float">
            <text:p>0.8179</text:p>
          </table:table-cell>
          <table:table-cell table:style-name="ce77" table:formula="of:=[raw.AI18]+ORG.OPENOFFICE.STYLE(IF([raw.K18]&lt;[raw.AJ18];&quot;Red&quot;;IF([raw.K18]&gt;[raw.AK18];&quot;Blue&quot;;&quot;Green&quot;)))" office:value-type="float" office:value="0.658095555458635" calcext:value-type="float">
            <text:p>0.6581</text:p>
          </table:table-cell>
          <table:table-cell table:style-name="ce77" table:formula="of:=[raw.AL18]+ORG.OPENOFFICE.STYLE(IF([raw.K18]&lt;[raw.AM18];&quot;Red&quot;;IF([raw.K18]&gt;[raw.AN18];&quot;Blue&quot;;&quot;Green&quot;)))" office:value-type="float" office:value="0.675937687560918" calcext:value-type="float">
            <text:p>0.6759</text:p>
          </table:table-cell>
          <table:table-cell table:style-name="ce41" table:formula="of:=[raw.AO18]+ORG.OPENOFFICE.STYLE(IF([raw.K18]&lt;[raw.AP18];&quot;Red&quot;;IF([raw.K18]&gt;[raw.AQ18];&quot;Blue&quot;;&quot;Green&quot;)))" office:value-type="float" office:value="0.807074545382575" calcext:value-type="float">
            <text:p>0.8071</text:p>
          </table:table-cell>
          <table:table-cell table:style-name="ce41" table:formula="of:=[raw.AR18]+ORG.OPENOFFICE.STYLE(IF([raw.K18]&lt;[raw.AS18];&quot;Red&quot;;IF([raw.K18]&gt;[raw.AT18];&quot;Blue&quot;;&quot;Green&quot;)))" office:value-type="float" office:value="0.817844739277676" calcext:value-type="float">
            <text:p>0.8178</text:p>
          </table:table-cell>
          <table:table-cell table:style-name="ce50" table:formula="of:=[raw.AU18]+ORG.OPENOFFICE.STYLE(IF([raw.K18]&lt;[raw.AV18];&quot;Red&quot;;IF([raw.K18]&gt;[raw.AW18];&quot;Blue&quot;;&quot;Green&quot;)))" office:value-type="float" office:value="0.807057162969487" calcext:value-type="float">
            <text:p>0.8071</text:p>
          </table:table-cell>
          <table:table-cell table:style-name="ce69" table:formula="of:=[raw.AX18]+ORG.OPENOFFICE.STYLE(IF([raw.K18]&lt;[raw.AY18];&quot;Red&quot;;IF([raw.K18]&gt;[raw.AZ18];&quot;Blue&quot;;&quot;Green&quot;)))" office:value-type="string" office:string-value="" calcext:value-type="error">
            <text:p>#VALUE!</text:p>
          </table:table-cell>
          <table:table-cell table:style-name="ce118" table:formula="of:=[raw.BA18]+ORG.OPENOFFICE.STYLE(IF([raw.K18]&lt;[raw.BB18];&quot;Red&quot;;IF([raw.K18]&gt;[raw.BC18];&quot;Blue&quot;;&quot;Green&quot;)))" office:value-type="string" office:string-value="" calcext:value-type="error">
            <text:p>#VALUE!</text:p>
          </table:table-cell>
          <table:table-cell table:style-name="ce118" table:formula="of:=[raw.BD18]+ORG.OPENOFFICE.STYLE(IF([raw.K18]&lt;[raw.BF18];&quot;Red&quot;;IF([raw.K18]&gt;[raw.BG18];&quot;Blue&quot;;&quot;Green&quot;)))" office:value-type="string" office:string-value="" calcext:value-type="error">
            <text:p>#VALUE!</text:p>
          </table:table-cell>
          <table:table-cell table:style-name="ce118" table:formula="of:=[raw.BH18]+ORG.OPENOFFICE.STYLE(IF([raw.K18]&lt;[raw.BI18];&quot;Red&quot;;IF([raw.K18]&gt;[raw.BJ18];&quot;Blue&quot;;&quot;Green&quot;)))" office:value-type="string" office:string-value="" calcext:value-type="error">
            <text:p>#VALUE!</text:p>
          </table:table-cell>
          <table:table-cell table:style-name="ce85" table:formula="of:=[raw.BK18]+ORG.OPENOFFICE.STYLE(IF([raw.K18]&lt;[raw.BL18];&quot;Red&quot;;IF([raw.K18]&gt;[raw.BM18];&quot;Blue&quot;;&quot;Green&quot;)))" office:value-type="string" office:string-value="" calcext:value-type="error">
            <text:p>#VALUE!</text:p>
          </table:table-cell>
          <table:table-cell table:style-name="ce131" table:formula="of:=[raw.BN18]+ORG.OPENOFFICE.STYLE(IF([raw.K18]&lt;[raw.BO18];&quot;Red&quot;;IF([raw.K18]&gt;[raw.BP18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7" table:formula="of:=[$raw.A19]" office:value-type="string" office:string-value="bky_posdep_negonly_pwr" calcext:value-type="string">
            <text:p>bky_posdep_negonly_pwr</text:p>
          </table:table-cell>
          <table:table-cell table:style-name="ce2" table:formula="of:=[$raw.B19]" office:value-type="float" office:value="8" calcext:value-type="float">
            <text:p>8</text:p>
          </table:table-cell>
          <table:table-cell table:formula="of:=[$raw.C19]" office:value-type="float" office:value="0" calcext:value-type="float">
            <text:p>0</text:p>
          </table:table-cell>
          <table:table-cell table:formula="of:=[$raw.D19]" office:value-type="float" office:value="0.25" calcext:value-type="float">
            <text:p>0.25</text:p>
          </table:table-cell>
          <table:table-cell table:formula="of:=[$raw.E19]" office:value-type="float" office:value="0.25" calcext:value-type="float">
            <text:p>0.25</text:p>
          </table:table-cell>
          <table:table-cell table:style-name="ce18" table:formula="of:=[$raw.F19]" office:value-type="string" office:string-value="BKY2006" calcext:value-type="string">
            <text:p>BKY2006</text:p>
          </table:table-cell>
          <table:table-cell table:style-name="ce32" table:formula="of:=[raw.N19]+ORG.OPENOFFICE.STYLE(IF([raw.K19]&lt;[raw.O19];&quot;Red&quot;;IF([raw.K19]&gt;[raw.P19];&quot;Blue&quot;;&quot;Green&quot;)))" office:value-type="float" office:value="0.823485999999999" calcext:value-type="float">
            <text:p>0.8235</text:p>
          </table:table-cell>
          <table:table-cell table:style-name="ce41" table:formula="of:=[raw.Q19]+ORG.OPENOFFICE.STYLE(IF([raw.K19]&lt;[raw.R19];&quot;Red&quot;;IF([raw.K19]&gt;[raw.S19];&quot;Blue&quot;;&quot;Green&quot;)))" office:value-type="float" office:value="0.666755" calcext:value-type="float">
            <text:p>0.6668</text:p>
          </table:table-cell>
          <table:table-cell table:style-name="ce41" table:formula="of:=[raw.T19]+ORG.OPENOFFICE.STYLE(IF([raw.K19]&lt;[raw.U19];&quot;Red&quot;;IF([raw.K19]&gt;[raw.V19];&quot;Blue&quot;;&quot;Green&quot;)))" office:value-type="float" office:value="0.685615" calcext:value-type="float">
            <text:p>0.6856</text:p>
          </table:table-cell>
          <table:table-cell table:style-name="ce42" table:formula="of:=[raw.W19]+ORG.OPENOFFICE.STYLE(IF([raw.K19]&lt;[raw.X19];&quot;Red&quot;;IF([raw.K19]&gt;[raw.Y19];&quot;Blue&quot;;&quot;Green&quot;)))" office:value-type="float" office:value="0.809594" calcext:value-type="float">
            <text:p>0.8096</text:p>
          </table:table-cell>
          <table:table-cell table:style-name="ce42" table:formula="of:=[raw.Z19]+ORG.OPENOFFICE.STYLE(IF([raw.K19]&lt;[raw.AA19];&quot;Red&quot;;IF([raw.K19]&gt;[raw.AB19];&quot;Blue&quot;;&quot;Green&quot;)))" office:value-type="float" office:value="0.823471" calcext:value-type="float">
            <text:p>0.8235</text:p>
          </table:table-cell>
          <table:table-cell table:style-name="ce50" table:formula="of:=[raw.AC19]+ORG.OPENOFFICE.STYLE(IF([raw.K19]&lt;[raw.AD19];&quot;Red&quot;;IF([raw.K19]&gt;[raw.AE19];&quot;Blue&quot;;&quot;Green&quot;)))" office:value-type="float" office:value="0.809585" calcext:value-type="float">
            <text:p>0.8096</text:p>
          </table:table-cell>
          <table:table-cell table:style-name="ce32" table:formula="of:=[raw.AF19]+ORG.OPENOFFICE.STYLE(IF([raw.K19]&lt;[raw.AG19];&quot;Red&quot;;IF([raw.K19]&gt;[raw.AH19];&quot;Blue&quot;;&quot;Green&quot;)))" office:value-type="string" office:string-value="" calcext:value-type="error">
            <text:p>#VALUE!</text:p>
          </table:table-cell>
          <table:table-cell table:style-name="ce77" table:formula="of:=[raw.AI19]+ORG.OPENOFFICE.STYLE(IF([raw.K19]&lt;[raw.AJ19];&quot;Red&quot;;IF([raw.K19]&gt;[raw.AK19];&quot;Blue&quot;;&quot;Green&quot;)))" office:value-type="string" office:string-value="" calcext:value-type="error">
            <text:p>#VALUE!</text:p>
          </table:table-cell>
          <table:table-cell table:style-name="ce77" table:formula="of:=[raw.AL19]+ORG.OPENOFFICE.STYLE(IF([raw.K19]&lt;[raw.AM19];&quot;Red&quot;;IF([raw.K19]&gt;[raw.AN19];&quot;Blue&quot;;&quot;Green&quot;)))" office:value-type="string" office:string-value="" calcext:value-type="error">
            <text:p>#VALUE!</text:p>
          </table:table-cell>
          <table:table-cell table:style-name="ce41" table:formula="of:=[raw.AO19]+ORG.OPENOFFICE.STYLE(IF([raw.K19]&lt;[raw.AP19];&quot;Red&quot;;IF([raw.K19]&gt;[raw.AQ19];&quot;Blue&quot;;&quot;Green&quot;)))" office:value-type="string" office:string-value="" calcext:value-type="error">
            <text:p>#VALUE!</text:p>
          </table:table-cell>
          <table:table-cell table:style-name="ce41" table:formula="of:=[raw.AR19]+ORG.OPENOFFICE.STYLE(IF([raw.K19]&lt;[raw.AS19];&quot;Red&quot;;IF([raw.K19]&gt;[raw.AT19];&quot;Blue&quot;;&quot;Green&quot;)))" office:value-type="string" office:string-value="" calcext:value-type="error">
            <text:p>#VALUE!</text:p>
          </table:table-cell>
          <table:table-cell table:style-name="ce50" table:formula="of:=[raw.AU19]+ORG.OPENOFFICE.STYLE(IF([raw.K19]&lt;[raw.AV19];&quot;Red&quot;;IF([raw.K19]&gt;[raw.AW19];&quot;Blue&quot;;&quot;Green&quot;)))" office:value-type="string" office:string-value="" calcext:value-type="error">
            <text:p>#VALUE!</text:p>
          </table:table-cell>
          <table:table-cell table:style-name="ce69" table:formula="of:=[raw.AX19]+ORG.OPENOFFICE.STYLE(IF([raw.K19]&lt;[raw.AY19];&quot;Red&quot;;IF([raw.K19]&gt;[raw.AZ19];&quot;Blue&quot;;&quot;Green&quot;)))" office:value-type="float" office:value="0.822875077471151" calcext:value-type="float">
            <text:p>0.8229</text:p>
          </table:table-cell>
          <table:table-cell table:style-name="ce118" table:formula="of:=[raw.BA19]+ORG.OPENOFFICE.STYLE(IF([raw.K19]&lt;[raw.BB19];&quot;Red&quot;;IF([raw.K19]&gt;[raw.BC19];&quot;Blue&quot;;&quot;Green&quot;)))" office:value-type="float" office:value="0.661823487873622" calcext:value-type="float">
            <text:p>0.6618</text:p>
          </table:table-cell>
          <table:table-cell table:style-name="ce118" table:formula="of:=[raw.BD19]+ORG.OPENOFFICE.STYLE(IF([raw.K19]&lt;[raw.BF19];&quot;Red&quot;;IF([raw.K19]&gt;[raw.BG19];&quot;Blue&quot;;&quot;Green&quot;)))" office:value-type="float" office:value="0.680048686530781" calcext:value-type="float">
            <text:p>0.6800</text:p>
          </table:table-cell>
          <table:table-cell table:style-name="ce118" table:formula="of:=[raw.BH19]+ORG.OPENOFFICE.STYLE(IF([raw.K19]&lt;[raw.BI19];&quot;Red&quot;;IF([raw.K19]&gt;[raw.BJ19];&quot;Blue&quot;;&quot;Green&quot;)))" office:value-type="float" office:value="0.800435874576971" calcext:value-type="float">
            <text:p>0.8004</text:p>
          </table:table-cell>
          <table:table-cell table:style-name="ce85" table:formula="of:=[raw.BK19]+ORG.OPENOFFICE.STYLE(IF([raw.K19]&lt;[raw.BL19];&quot;Red&quot;;IF([raw.K19]&gt;[raw.BM19];&quot;Blue&quot;;&quot;Green&quot;)))" office:value-type="float" office:value="0.80926194499011" calcext:value-type="float">
            <text:p>0.8093</text:p>
          </table:table-cell>
          <table:table-cell table:style-name="ce131" table:formula="of:=[raw.BN19]+ORG.OPENOFFICE.STYLE(IF([raw.K19]&lt;[raw.BO19];&quot;Red&quot;;IF([raw.K19]&gt;[raw.BP19];&quot;Blue&quot;;&quot;Green&quot;)))" office:value-type="float" office:value="0.800435874576971" calcext:value-type="float">
            <text:p>0.8004</text:p>
          </table:table-cell>
        </table:table-row>
        <table:table-row table:style-name="ro1">
          <table:table-cell table:style-name="ce7" table:formula="of:=[$raw.A20]" office:value-type="string" office:string-value="bky_posdep_balanced_pwr" calcext:value-type="string">
            <text:p>bky_posdep_balanced_pwr</text:p>
          </table:table-cell>
          <table:table-cell table:style-name="ce27" table:formula="of:=[$raw.B20]" office:value-type="float" office:value="9" calcext:value-type="float">
            <text:p>9</text:p>
          </table:table-cell>
          <table:table-cell table:style-name="ce27" table:formula="of:=[$raw.C20]" office:value-type="float" office:value="0.25" calcext:value-type="float">
            <text:p>0.25</text:p>
          </table:table-cell>
          <table:table-cell table:style-name="ce27" table:formula="of:=[$raw.D20]" office:value-type="float" office:value="0.25" calcext:value-type="float">
            <text:p>0.25</text:p>
          </table:table-cell>
          <table:table-cell table:style-name="ce27" table:formula="of:=[$raw.E20]" office:value-type="float" office:value="0.25" calcext:value-type="float">
            <text:p>0.25</text:p>
          </table:table-cell>
          <table:table-cell table:style-name="ce18" table:formula="of:=[$raw.F20]" office:value-type="string" office:string-value="BKY2006" calcext:value-type="string">
            <text:p>BKY2006</text:p>
          </table:table-cell>
          <table:table-cell table:style-name="ce32" table:formula="of:=[raw.N20]+ORG.OPENOFFICE.STYLE(IF([raw.K20]&lt;[raw.O20];&quot;Red&quot;;IF([raw.K20]&gt;[raw.P20];&quot;Blue&quot;;&quot;Green&quot;)))" office:value-type="float" office:value="0.782857" calcext:value-type="float">
            <text:p>0.7829</text:p>
          </table:table-cell>
          <table:table-cell table:style-name="ce42" table:formula="of:=[raw.Q20]+ORG.OPENOFFICE.STYLE(IF([raw.K20]&lt;[raw.R20];&quot;Red&quot;;IF([raw.K20]&gt;[raw.S20];&quot;Blue&quot;;&quot;Green&quot;)))" office:value-type="float" office:value="0.799292" calcext:value-type="float">
            <text:p>0.7993</text:p>
          </table:table-cell>
          <table:table-cell table:style-name="ce42" table:formula="of:=[raw.T20]+ORG.OPENOFFICE.STYLE(IF([raw.K20]&lt;[raw.U20];&quot;Red&quot;;IF([raw.K20]&gt;[raw.V20];&quot;Blue&quot;;&quot;Green&quot;)))" office:value-type="float" office:value="0.851581" calcext:value-type="float">
            <text:p>0.8516</text:p>
          </table:table-cell>
          <table:table-cell table:style-name="ce42" table:formula="of:=[raw.W20]+ORG.OPENOFFICE.STYLE(IF([raw.K20]&lt;[raw.X20];&quot;Red&quot;;IF([raw.K20]&gt;[raw.Y20];&quot;Blue&quot;;&quot;Green&quot;)))" office:value-type="float" office:value="0.849766" calcext:value-type="float">
            <text:p>0.8498</text:p>
          </table:table-cell>
          <table:table-cell table:style-name="ce42" table:formula="of:=[raw.Z20]+ORG.OPENOFFICE.STYLE(IF([raw.K20]&lt;[raw.AA20];&quot;Red&quot;;IF([raw.K20]&gt;[raw.AB20];&quot;Blue&quot;;&quot;Green&quot;)))" office:value-type="float" office:value="0.782857" calcext:value-type="float">
            <text:p>0.7829</text:p>
          </table:table-cell>
          <table:table-cell table:style-name="ce50" table:formula="of:=[raw.AC20]+ORG.OPENOFFICE.STYLE(IF([raw.K20]&lt;[raw.AD20];&quot;Red&quot;;IF([raw.K20]&gt;[raw.AE20];&quot;Blue&quot;;&quot;Green&quot;)))" office:value-type="float" office:value="0.849766" calcext:value-type="float">
            <text:p>0.8498</text:p>
          </table:table-cell>
          <table:table-cell table:style-name="ce32" table:formula="of:=[raw.AF20]+ORG.OPENOFFICE.STYLE(IF([raw.K20]&lt;[raw.AG20];&quot;Red&quot;;IF([raw.K20]&gt;[raw.AH20];&quot;Blue&quot;;&quot;Green&quot;)))" office:value-type="float" office:value="0.776901398969495" calcext:value-type="float">
            <text:p>0.7769</text:p>
          </table:table-cell>
          <table:table-cell table:style-name="ce77" table:formula="of:=[raw.AI20]+ORG.OPENOFFICE.STYLE(IF([raw.K20]&lt;[raw.AJ20];&quot;Red&quot;;IF([raw.K20]&gt;[raw.AK20];&quot;Blue&quot;;&quot;Green&quot;)))" office:value-type="float" office:value="0.794761394157222" calcext:value-type="float">
            <text:p>0.7948</text:p>
          </table:table-cell>
          <table:table-cell table:style-name="ce77" table:formula="of:=[raw.AL20]+ORG.OPENOFFICE.STYLE(IF([raw.K20]&lt;[raw.AM20];&quot;Red&quot;;IF([raw.K20]&gt;[raw.AN20];&quot;Blue&quot;;&quot;Green&quot;)))" office:value-type="float" office:value="0.847683838442565" calcext:value-type="float">
            <text:p>0.8477</text:p>
          </table:table-cell>
          <table:table-cell table:style-name="ce42" table:formula="of:=[raw.AO20]+ORG.OPENOFFICE.STYLE(IF([raw.K20]&lt;[raw.AP20];&quot;Red&quot;;IF([raw.K20]&gt;[raw.AQ20];&quot;Blue&quot;;&quot;Green&quot;)))" office:value-type="float" office:value="0.84675914223951" calcext:value-type="float">
            <text:p>0.8468</text:p>
          </table:table-cell>
          <table:table-cell table:style-name="ce42" table:formula="of:=[raw.AR20]+ORG.OPENOFFICE.STYLE(IF([raw.K20]&lt;[raw.AS20];&quot;Red&quot;;IF([raw.K20]&gt;[raw.AT20];&quot;Blue&quot;;&quot;Green&quot;)))" office:value-type="float" office:value="0.776901398969495" calcext:value-type="float">
            <text:p>0.7769</text:p>
          </table:table-cell>
          <table:table-cell table:style-name="ce50" table:formula="of:=[raw.AU20]+ORG.OPENOFFICE.STYLE(IF([raw.K20]&lt;[raw.AV20];&quot;Red&quot;;IF([raw.K20]&gt;[raw.AW20];&quot;Blue&quot;;&quot;Green&quot;)))" office:value-type="float" office:value="0.84675914223951" calcext:value-type="float">
            <text:p>0.8468</text:p>
          </table:table-cell>
          <table:table-cell table:style-name="ce69" table:formula="of:=[raw.AX20]+ORG.OPENOFFICE.STYLE(IF([raw.K20]&lt;[raw.AY20];&quot;Red&quot;;IF([raw.K20]&gt;[raw.AZ20];&quot;Blue&quot;;&quot;Green&quot;)))" office:value-type="float" office:value="0.789714867371791" calcext:value-type="float">
            <text:p>0.7897</text:p>
          </table:table-cell>
          <table:table-cell table:style-name="ce118" table:formula="of:=[raw.BA20]+ORG.OPENOFFICE.STYLE(IF([raw.K20]&lt;[raw.BB20];&quot;Red&quot;;IF([raw.K20]&gt;[raw.BC20];&quot;Blue&quot;;&quot;Green&quot;)))" office:value-type="float" office:value="0.805102057276858" calcext:value-type="float">
            <text:p>0.8051</text:p>
          </table:table-cell>
          <table:table-cell table:style-name="ce118" table:formula="of:=[raw.BD20]+ORG.OPENOFFICE.STYLE(IF([raw.K20]&lt;[raw.BF20];&quot;Red&quot;;IF([raw.K20]&gt;[raw.BG20];&quot;Blue&quot;;&quot;Green&quot;)))" office:value-type="float" office:value="0.85691841170303" calcext:value-type="float">
            <text:p>0.8569</text:p>
          </table:table-cell>
          <table:table-cell table:style-name="ce118" table:formula="of:=[raw.BH20]+ORG.OPENOFFICE.STYLE(IF([raw.K20]&lt;[raw.BI20];&quot;Red&quot;;IF([raw.K20]&gt;[raw.BJ20];&quot;Blue&quot;;&quot;Green&quot;)))" office:value-type="float" office:value="0.845512114643004" calcext:value-type="float">
            <text:p>0.8455</text:p>
          </table:table-cell>
          <table:table-cell table:style-name="ce85" table:formula="of:=[raw.BK20]+ORG.OPENOFFICE.STYLE(IF([raw.K20]&lt;[raw.BL20];&quot;Red&quot;;IF([raw.K20]&gt;[raw.BM20];&quot;Blue&quot;;&quot;Green&quot;)))" office:value-type="float" office:value="0.778543122215651" calcext:value-type="float">
            <text:p>0.7785</text:p>
          </table:table-cell>
          <table:table-cell table:style-name="ce131" table:formula="of:=[raw.BN20]+ORG.OPENOFFICE.STYLE(IF([raw.K20]&lt;[raw.BO20];&quot;Red&quot;;IF([raw.K20]&gt;[raw.BP20];&quot;Blue&quot;;&quot;Green&quot;)))" office:value-type="float" office:value="0.845512114643004" calcext:value-type="float">
            <text:p>0.8455</text:p>
          </table:table-cell>
        </table:table-row>
        <table:table-row table:style-name="ro1">
          <table:table-cell table:style-name="ce10" table:formula="of:=[$raw.A21]" office:value-type="string" office:string-value="bky_posdep_unbalanced_pwr" calcext:value-type="string">
            <text:p>bky_posdep_unbalanced_pwr</text:p>
          </table:table-cell>
          <table:table-cell table:style-name="ce24" table:formula="of:=[$raw.B21]" office:value-type="float" office:value="10" calcext:value-type="float">
            <text:p>10</text:p>
          </table:table-cell>
          <table:table-cell table:style-name="ce24" table:formula="of:=[$raw.C21]" office:value-type="float" office:value="0.1" calcext:value-type="float">
            <text:p>0.1</text:p>
          </table:table-cell>
          <table:table-cell table:style-name="ce24" table:formula="of:=[$raw.D21]" office:value-type="float" office:value="0.4" calcext:value-type="float">
            <text:p>0.4</text:p>
          </table:table-cell>
          <table:table-cell table:style-name="ce24" table:formula="of:=[$raw.E21]" office:value-type="float" office:value="0.25" calcext:value-type="float">
            <text:p>0.25</text:p>
          </table:table-cell>
          <table:table-cell table:style-name="ce24" table:formula="of:=[$raw.F21]" office:value-type="string" office:string-value="BKY2006" calcext:value-type="string">
            <text:p>BKY2006</text:p>
          </table:table-cell>
          <table:table-cell table:style-name="ce34" table:formula="of:=[raw.N21]+ORG.OPENOFFICE.STYLE(IF([raw.K21]&lt;[raw.O21];&quot;Red&quot;;IF([raw.K21]&gt;[raw.P21];&quot;Blue&quot;;&quot;Green&quot;)))" office:value-type="float" office:value="0.831590999999999" calcext:value-type="float">
            <text:p>0.8316</text:p>
          </table:table-cell>
          <table:table-cell table:style-name="ce43" table:formula="of:=[raw.Q21]+ORG.OPENOFFICE.STYLE(IF([raw.K21]&lt;[raw.R21];&quot;Red&quot;;IF([raw.K21]&gt;[raw.S21];&quot;Blue&quot;;&quot;Green&quot;)))" office:value-type="float" office:value="0.793913" calcext:value-type="float">
            <text:p>0.7939</text:p>
          </table:table-cell>
          <table:table-cell table:style-name="ce43" table:formula="of:=[raw.T21]+ORG.OPENOFFICE.STYLE(IF([raw.K21]&lt;[raw.U21];&quot;Red&quot;;IF([raw.K21]&gt;[raw.V21];&quot;Blue&quot;;&quot;Green&quot;)))" office:value-type="float" office:value="0.844631" calcext:value-type="float">
            <text:p>0.8446</text:p>
          </table:table-cell>
          <table:table-cell table:style-name="ce43" table:formula="of:=[raw.W21]+ORG.OPENOFFICE.STYLE(IF([raw.K21]&lt;[raw.X21];&quot;Red&quot;;IF([raw.K21]&gt;[raw.Y21];&quot;Blue&quot;;&quot;Green&quot;)))" office:value-type="float" office:value="0.868459499999999" calcext:value-type="float">
            <text:p>0.8685</text:p>
          </table:table-cell>
          <table:table-cell table:style-name="ce43" table:formula="of:=[raw.Z21]+ORG.OPENOFFICE.STYLE(IF([raw.K21]&lt;[raw.AA21];&quot;Red&quot;;IF([raw.K21]&gt;[raw.AB21];&quot;Blue&quot;;&quot;Green&quot;)))" office:value-type="float" office:value="0.831590999999999" calcext:value-type="float">
            <text:p>0.8316</text:p>
          </table:table-cell>
          <table:table-cell table:style-name="ce51" table:formula="of:=[raw.AC21]+ORG.OPENOFFICE.STYLE(IF([raw.K21]&lt;[raw.AD21];&quot;Red&quot;;IF([raw.K21]&gt;[raw.AE21];&quot;Blue&quot;;&quot;Green&quot;)))" office:value-type="float" office:value="0.868459499999999" calcext:value-type="float">
            <text:p>0.8685</text:p>
          </table:table-cell>
          <table:table-cell table:style-name="ce34" table:formula="of:=[raw.AF21]+ORG.OPENOFFICE.STYLE(IF([raw.K21]&lt;[raw.AG21];&quot;Red&quot;;IF([raw.K21]&gt;[raw.AH21];&quot;Blue&quot;;&quot;Green&quot;)))" office:value-type="float" office:value="0.614401724834565" calcext:value-type="float">
            <text:p>0.6144</text:p>
          </table:table-cell>
          <table:table-cell table:style-name="ce43" table:formula="of:=[raw.AI21]+ORG.OPENOFFICE.STYLE(IF([raw.K21]&lt;[raw.AJ21];&quot;Red&quot;;IF([raw.K21]&gt;[raw.AK21];&quot;Blue&quot;;&quot;Green&quot;)))" office:value-type="float" office:value="0.824625003911942" calcext:value-type="float">
            <text:p>0.8246</text:p>
          </table:table-cell>
          <table:table-cell table:style-name="ce43" table:formula="of:=[raw.AL21]+ORG.OPENOFFICE.STYLE(IF([raw.K21]&lt;[raw.AM21];&quot;Red&quot;;IF([raw.K21]&gt;[raw.AN21];&quot;Blue&quot;;&quot;Green&quot;)))" office:value-type="float" office:value="0.887755407566213" calcext:value-type="float">
            <text:p>0.8878</text:p>
          </table:table-cell>
          <table:table-cell table:style-name="ce43" table:formula="of:=[raw.AO21]+ORG.OPENOFFICE.STYLE(IF([raw.K21]&lt;[raw.AP21];&quot;Red&quot;;IF([raw.K21]&gt;[raw.AQ21];&quot;Blue&quot;;&quot;Green&quot;)))" office:value-type="float" office:value="0.725646137683739" calcext:value-type="float">
            <text:p>0.7256</text:p>
          </table:table-cell>
          <table:table-cell table:style-name="ce43" table:formula="of:=[raw.AR21]+ORG.OPENOFFICE.STYLE(IF([raw.K21]&lt;[raw.AS21];&quot;Red&quot;;IF([raw.K21]&gt;[raw.AT21];&quot;Blue&quot;;&quot;Green&quot;)))" office:value-type="float" office:value="0.614401724834565" calcext:value-type="float">
            <text:p>0.6144</text:p>
          </table:table-cell>
          <table:table-cell table:style-name="ce51" table:formula="of:=[raw.AU21]+ORG.OPENOFFICE.STYLE(IF([raw.K21]&lt;[raw.AV21];&quot;Red&quot;;IF([raw.K21]&gt;[raw.AW21];&quot;Blue&quot;;&quot;Green&quot;)))" office:value-type="float" office:value="0.725646137683739" calcext:value-type="float">
            <text:p>0.7256</text:p>
          </table:table-cell>
          <table:table-cell table:style-name="ce70" table:formula="of:=[raw.AX21]+ORG.OPENOFFICE.STYLE(IF([raw.K21]&lt;[raw.AY21];&quot;Red&quot;;IF([raw.K21]&gt;[raw.AZ21];&quot;Blue&quot;;&quot;Green&quot;)))" office:value-type="float" office:value="0.88651421483736" calcext:value-type="float">
            <text:p>0.8865</text:p>
          </table:table-cell>
          <table:table-cell table:style-name="ce78" table:formula="of:=[raw.BA21]+ORG.OPENOFFICE.STYLE(IF([raw.K21]&lt;[raw.BB21];&quot;Red&quot;;IF([raw.K21]&gt;[raw.BC21];&quot;Blue&quot;;&quot;Green&quot;)))" office:value-type="float" office:value="0.786942230488785" calcext:value-type="float">
            <text:p>0.7869</text:p>
          </table:table-cell>
          <table:table-cell table:style-name="ce78" table:formula="of:=[raw.BD21]+ORG.OPENOFFICE.STYLE(IF([raw.K21]&lt;[raw.BF21];&quot;Red&quot;;IF([raw.K21]&gt;[raw.BG21];&quot;Blue&quot;;&quot;Green&quot;)))" office:value-type="float" office:value="0.834639446400955" calcext:value-type="float">
            <text:p>0.8346</text:p>
          </table:table-cell>
          <table:table-cell table:style-name="ce78" table:formula="of:=[raw.BH21]+ORG.OPENOFFICE.STYLE(IF([raw.K21]&lt;[raw.BI21];&quot;Red&quot;;IF([raw.K21]&gt;[raw.BJ21];&quot;Blue&quot;;&quot;Green&quot;)))" office:value-type="float" office:value="0.897238802103903" calcext:value-type="float">
            <text:p>0.8972</text:p>
          </table:table-cell>
          <table:table-cell table:style-name="ce78" table:formula="of:=[raw.BK21]+ORG.OPENOFFICE.STYLE(IF([raw.K21]&lt;[raw.BL21];&quot;Red&quot;;IF([raw.K21]&gt;[raw.BM21];&quot;Blue&quot;;&quot;Green&quot;)))" office:value-type="float" office:value="0.876677193058619" calcext:value-type="float">
            <text:p>0.8767</text:p>
          </table:table-cell>
          <table:table-cell table:style-name="ce98" table:formula="of:=[raw.BN21]+ORG.OPENOFFICE.STYLE(IF([raw.K21]&lt;[raw.BO21];&quot;Red&quot;;IF([raw.K21]&gt;[raw.BP21];&quot;Blue&quot;;&quot;Green&quot;)))" office:value-type="float" office:value="0.897238802103903" calcext:value-type="float">
            <text:p>0.8972</text:p>
          </table:table-cell>
        </table:table-row>
        <table:table-row table:style-name="ro1" table:number-rows-repeated="104855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raw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3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42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43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4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fracPos</text:p>
          </table:table-cell>
          <table:table-cell office:value-type="string" calcext:value-type="string">
            <text:p>fracNeg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FDRmethod</text:p>
          </table:table-cell>
          <table:table-cell office:value-type="string" calcext:value-type="string">
            <text:p>numTests</text:p>
          </table:table-cell>
          <table:table-cell office:value-type="string" calcext:value-type="string">
            <text:p>numRealizations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CImetho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BothSides_canonical_mean</text:p>
          </table:table-cell>
          <table:table-cell office:value-type="string" calcext:value-type="string">
            <text:p>BothSides_canonical_lower</text:p>
          </table:table-cell>
          <table:table-cell office:value-type="string" calcext:value-type="string">
            <text:p>BothSides_canonical_upper</text:p>
          </table:table-cell>
          <table:table-cell office:value-type="string" calcext:value-type="string">
            <text:p>BothSides_combined_mean</text:p>
          </table:table-cell>
          <table:table-cell office:value-type="string" calcext:value-type="string">
            <text:p>BothSides_combined_lower</text:p>
          </table:table-cell>
          <table:table-cell office:value-type="string" calcext:value-type="string">
            <text:p>BothSides_combined_upper</text:p>
          </table:table-cell>
          <table:table-cell office:value-type="string" calcext:value-type="string">
            <text:p>BothSides_twotailed_mean</text:p>
          </table:table-cell>
          <table:table-cell office:value-type="string" calcext:value-type="string">
            <text:p>BothSides_twotailed_lower</text:p>
          </table:table-cell>
          <table:table-cell office:value-type="string" calcext:value-type="string">
            <text:p>BothSides_twotailed_upper</text:p>
          </table:table-cell>
          <table:table-cell office:value-type="string" calcext:value-type="string">
            <text:p>BothSides_split2tail_mean</text:p>
          </table:table-cell>
          <table:table-cell office:value-type="string" calcext:value-type="string">
            <text:p>BothSides_split2tail_lower</text:p>
          </table:table-cell>
          <table:table-cell office:value-type="string" calcext:value-type="string">
            <text:p>BothSides_split2tail_upper</text:p>
          </table:table-cell>
          <table:table-cell office:value-type="string" calcext:value-type="string">
            <text:p>BothSides_canonicalbb_mean</text:p>
          </table:table-cell>
          <table:table-cell office:value-type="string" calcext:value-type="string">
            <text:p>BothSides_canonicalbb_lower</text:p>
          </table:table-cell>
          <table:table-cell office:value-type="string" calcext:value-type="string">
            <text:p>BothSides_canonicalbb_upper</text:p>
          </table:table-cell>
          <table:table-cell office:value-type="string" calcext:value-type="string">
            <text:p>BothSides_split2tailbb_mean</text:p>
          </table:table-cell>
          <table:table-cell office:value-type="string" calcext:value-type="string">
            <text:p>BothSides_split2tailbb_lower</text:p>
          </table:table-cell>
          <table:table-cell office:value-type="string" calcext:value-type="string">
            <text:p>BothSides_split2tailbb_upper</text:p>
          </table:table-cell>
          <table:table-cell office:value-type="string" calcext:value-type="string">
            <text:p>PosSide_canonical_mean</text:p>
          </table:table-cell>
          <table:table-cell office:value-type="string" calcext:value-type="string">
            <text:p>PosSide_canonical_lower</text:p>
          </table:table-cell>
          <table:table-cell office:value-type="string" calcext:value-type="string">
            <text:p>PosSide_canonical_upper</text:p>
          </table:table-cell>
          <table:table-cell office:value-type="string" calcext:value-type="string">
            <text:p>PosSide_combined_mean</text:p>
          </table:table-cell>
          <table:table-cell office:value-type="string" calcext:value-type="string">
            <text:p>PosSide_combined_lower</text:p>
          </table:table-cell>
          <table:table-cell office:value-type="string" calcext:value-type="string">
            <text:p>PosSide_combined_upper</text:p>
          </table:table-cell>
          <table:table-cell office:value-type="string" calcext:value-type="string">
            <text:p>PosSide_twotailed_mean</text:p>
          </table:table-cell>
          <table:table-cell office:value-type="string" calcext:value-type="string">
            <text:p>PosSide_twotailed_lower</text:p>
          </table:table-cell>
          <table:table-cell office:value-type="string" calcext:value-type="string">
            <text:p>PosSide_twotailed_upper</text:p>
          </table:table-cell>
          <table:table-cell office:value-type="string" calcext:value-type="string">
            <text:p>PosSide_split2tail_mean</text:p>
          </table:table-cell>
          <table:table-cell office:value-type="string" calcext:value-type="string">
            <text:p>PosSide_split2tail_lower</text:p>
          </table:table-cell>
          <table:table-cell office:value-type="string" calcext:value-type="string">
            <text:p>PosSide_split2tail_upper</text:p>
          </table:table-cell>
          <table:table-cell office:value-type="string" calcext:value-type="string">
            <text:p>PosSide_canonicalbb_mean</text:p>
          </table:table-cell>
          <table:table-cell office:value-type="string" calcext:value-type="string">
            <text:p>PosSide_canonicalbb_lower</text:p>
          </table:table-cell>
          <table:table-cell office:value-type="string" calcext:value-type="string">
            <text:p>PosSide_canonicalbb_upper</text:p>
          </table:table-cell>
          <table:table-cell office:value-type="string" calcext:value-type="string">
            <text:p>PosSide_split2tailbb_mean</text:p>
          </table:table-cell>
          <table:table-cell office:value-type="string" calcext:value-type="string">
            <text:p>PosSide_split2tailbb_lower</text:p>
          </table:table-cell>
          <table:table-cell office:value-type="string" calcext:value-type="string">
            <text:p>PosSide_split2tailbb_upper</text:p>
          </table:table-cell>
          <table:table-cell office:value-type="string" calcext:value-type="string">
            <text:p>NegSide_canonical_mean</text:p>
          </table:table-cell>
          <table:table-cell office:value-type="string" calcext:value-type="string">
            <text:p>NegSide_canonical_lower</text:p>
          </table:table-cell>
          <table:table-cell office:value-type="string" calcext:value-type="string">
            <text:p>NegSide_canonical_upper</text:p>
          </table:table-cell>
          <table:table-cell office:value-type="string" calcext:value-type="string">
            <text:p>NegSide_combined_mean</text:p>
          </table:table-cell>
          <table:table-cell office:value-type="string" calcext:value-type="string">
            <text:p>NegSide_combined_lower</text:p>
          </table:table-cell>
          <table:table-cell office:value-type="string" calcext:value-type="string">
            <text:p>NegSide_combined_upper</text:p>
          </table:table-cell>
          <table:table-cell office:value-type="string" calcext:value-type="string">
            <text:p>NegSide_twotailed_mean</text:p>
          </table:table-cell>
          <table:table-cell office:value-type="string" calcext:value-type="string">
            <text:p>NegSide_twotailed_lower</text:p>
          </table:table-cell>
          <table:table-cell office:value-type="string" calcext:value-type="string">
            <text:p>NegSide_twotailed_upper</text:p>
          </table:table-cell>
          <table:table-cell office:value-type="string" calcext:value-type="string">
            <text:p>NegSide_split2tail_mean</text:p>
          </table:table-cell>
          <table:table-cell office:value-type="string" calcext:value-type="string">
            <text:p>NegSide_split2tail_lower</text:p>
          </table:table-cell>
          <table:table-cell office:value-type="string" calcext:value-type="string">
            <text:p>NegSide_split2tail_upper</text:p>
          </table:table-cell>
          <table:table-cell office:value-type="string" calcext:value-type="string">
            <text:p>NegSide_canonicalbb_mean</text:p>
          </table:table-cell>
          <table:table-cell office:value-type="string" calcext:value-type="string">
            <text:p>NegSide_canonicalbb_lower</text:p>
          </table:table-cell>
          <table:table-cell office:value-type="string" calcext:value-type="string">
            <text:p>NegSide_canonicalbb_upper</text:p>
          </table:table-cell>
          <table:table-cell office:value-type="string" calcext:value-type="string">
            <text:p>NegSide_split2tailbb_mean</text:p>
          </table:table-cell>
          <table:table-cell office:value-type="string" calcext:value-type="string">
            <text:p>NegSide_split2tailbb_lower</text:p>
          </table:table-cell>
          <table:table-cell office:value-type="string" calcext:value-type="string">
            <text:p>NegSide_split2tailbb_upper</text:p>
          </table:table-cell>
          <table:table-cell office:value-type="string" calcext:value-type="string">
            <text:p>elapsed</text:p>
          </table:table-cell>
        </table:table-row>
        <table:table-row table:style-name="ro1">
          <table:table-cell office:value-type="string" calcext:value-type="string">
            <text:p>bh_indep_null_pw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table:number-columns-repeated="54" office:value-type="string" calcext:value-type="string">
            <text:p>NaN</text:p>
          </table:table-cell>
          <table:table-cell office:value-type="float" office:value="3.342941" calcext:value-type="float">
            <text:p>3.342941</text:p>
          </table:table-cell>
        </table:table-row>
        <table:table-row table:style-name="ro1">
          <table:table-cell office:value-type="string" calcext:value-type="string">
            <text:p>bh_indep_posonly_pwr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76384" calcext:value-type="float">
            <text:p>0.776384</text:p>
          </table:table-cell>
          <table:table-cell office:value-type="float" office:value="0.775272098783776" calcext:value-type="float">
            <text:p>0.775272098783776</text:p>
          </table:table-cell>
          <table:table-cell office:value-type="float" office:value="0.777495901216223" calcext:value-type="float">
            <text:p>0.777495901216223</text:p>
          </table:table-cell>
          <table:table-cell office:value-type="float" office:value="0.667976999999999" calcext:value-type="float">
            <text:p>0.667976999999999</text:p>
          </table:table-cell>
          <table:table-cell office:value-type="float" office:value="0.666705254829134" calcext:value-type="float">
            <text:p>0.666705254829134</text:p>
          </table:table-cell>
          <table:table-cell office:value-type="float" office:value="0.669248745170865" calcext:value-type="float">
            <text:p>0.669248745170865</text:p>
          </table:table-cell>
          <table:table-cell office:value-type="float" office:value="0.667976999999999" calcext:value-type="float">
            <text:p>0.667976999999999</text:p>
          </table:table-cell>
          <table:table-cell office:value-type="float" office:value="0.666705254829134" calcext:value-type="float">
            <text:p>0.666705254829134</text:p>
          </table:table-cell>
          <table:table-cell office:value-type="float" office:value="0.669248745170865" calcext:value-type="float">
            <text:p>0.669248745170865</text:p>
          </table:table-cell>
          <table:table-cell office:value-type="float" office:value="0.736284" calcext:value-type="float">
            <text:p>0.736284</text:p>
          </table:table-cell>
          <table:table-cell office:value-type="float" office:value="0.735146102564716" calcext:value-type="float">
            <text:p>0.735146102564716</text:p>
          </table:table-cell>
          <table:table-cell office:value-type="float" office:value="0.737421897435285" calcext:value-type="float">
            <text:p>0.737421897435285</text:p>
          </table:table-cell>
          <table:table-cell office:value-type="float" office:value="0.776384" calcext:value-type="float">
            <text:p>0.776384</text:p>
          </table:table-cell>
          <table:table-cell office:value-type="float" office:value="0.775272098783776" calcext:value-type="float">
            <text:p>0.775272098783776</text:p>
          </table:table-cell>
          <table:table-cell office:value-type="float" office:value="0.777495901216223" calcext:value-type="float">
            <text:p>0.777495901216223</text:p>
          </table:table-cell>
          <table:table-cell office:value-type="float" office:value="0.736284" calcext:value-type="float">
            <text:p>0.736284</text:p>
          </table:table-cell>
          <table:table-cell office:value-type="float" office:value="0.735146102564716" calcext:value-type="float">
            <text:p>0.735146102564716</text:p>
          </table:table-cell>
          <table:table-cell office:value-type="float" office:value="0.737421897435285" calcext:value-type="float">
            <text:p>0.737421897435285</text:p>
          </table:table-cell>
          <table:table-cell office:value-type="float" office:value="0.777320230742765" calcext:value-type="float">
            <text:p>0.777320230742765</text:p>
          </table:table-cell>
          <table:table-cell office:value-type="float" office:value="0.776209439691423" calcext:value-type="float">
            <text:p>0.776209439691423</text:p>
          </table:table-cell>
          <table:table-cell office:value-type="float" office:value="0.778431021794107" calcext:value-type="float">
            <text:p>0.778431021794107</text:p>
          </table:table-cell>
          <table:table-cell office:value-type="float" office:value="0.656292066964459" calcext:value-type="float">
            <text:p>0.656292066964459</text:p>
          </table:table-cell>
          <table:table-cell office:value-type="float" office:value="0.655079656465356" calcext:value-type="float">
            <text:p>0.655079656465356</text:p>
          </table:table-cell>
          <table:table-cell office:value-type="float" office:value="0.657504477463562" calcext:value-type="float">
            <text:p>0.657504477463562</text:p>
          </table:table-cell>
          <table:table-cell office:value-type="float" office:value="0.656292066964459" calcext:value-type="float">
            <text:p>0.656292066964459</text:p>
          </table:table-cell>
          <table:table-cell office:value-type="float" office:value="0.655079656465356" calcext:value-type="float">
            <text:p>0.655079656465356</text:p>
          </table:table-cell>
          <table:table-cell office:value-type="float" office:value="0.657504477463562" calcext:value-type="float">
            <text:p>0.657504477463562</text:p>
          </table:table-cell>
          <table:table-cell office:value-type="float" office:value="0.737140952313653" calcext:value-type="float">
            <text:p>0.737140952313653</text:p>
          </table:table-cell>
          <table:table-cell office:value-type="float" office:value="0.736003049770493" calcext:value-type="float">
            <text:p>0.736003049770493</text:p>
          </table:table-cell>
          <table:table-cell office:value-type="float" office:value="0.738278854856813" calcext:value-type="float">
            <text:p>0.738278854856813</text:p>
          </table:table-cell>
          <table:table-cell office:value-type="float" office:value="0.777320230742765" calcext:value-type="float">
            <text:p>0.777320230742765</text:p>
          </table:table-cell>
          <table:table-cell office:value-type="float" office:value="0.776209439691423" calcext:value-type="float">
            <text:p>0.776209439691423</text:p>
          </table:table-cell>
          <table:table-cell office:value-type="float" office:value="0.778431021794107" calcext:value-type="float">
            <text:p>0.778431021794107</text:p>
          </table:table-cell>
          <table:table-cell office:value-type="float" office:value="0.737140952313653" calcext:value-type="float">
            <text:p>0.737140952313653</text:p>
          </table:table-cell>
          <table:table-cell office:value-type="float" office:value="0.736003049770493" calcext:value-type="float">
            <text:p>0.736003049770493</text:p>
          </table:table-cell>
          <table:table-cell office:value-type="float" office:value="0.738278854856813" calcext:value-type="float">
            <text:p>0.738278854856813</text:p>
          </table:table-cell>
          <table:table-cell table:number-columns-repeated="18" office:value-type="string" calcext:value-type="string">
            <text:p>NaN</text:p>
          </table:table-cell>
          <table:table-cell office:value-type="float" office:value="3.69726833333333" calcext:value-type="float">
            <text:p>3.69726833333333</text:p>
          </table:table-cell>
        </table:table-row>
        <table:table-row table:style-name="ro1">
          <table:table-cell office:value-type="string" calcext:value-type="string">
            <text:p>bh_indep_negonly_pw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76448" calcext:value-type="float">
            <text:p>0.776448</text:p>
          </table:table-cell>
          <table:table-cell office:value-type="float" office:value="0.775319160267223" calcext:value-type="float">
            <text:p>0.775319160267223</text:p>
          </table:table-cell>
          <table:table-cell office:value-type="float" office:value="0.777576839732777" calcext:value-type="float">
            <text:p>0.777576839732777</text:p>
          </table:table-cell>
          <table:table-cell office:value-type="float" office:value="0.667742" calcext:value-type="float">
            <text:p>0.667742</text:p>
          </table:table-cell>
          <table:table-cell office:value-type="float" office:value="0.666481959028991" calcext:value-type="float">
            <text:p>0.666481959028991</text:p>
          </table:table-cell>
          <table:table-cell office:value-type="float" office:value="0.669002040971008" calcext:value-type="float">
            <text:p>0.669002040971008</text:p>
          </table:table-cell>
          <table:table-cell office:value-type="float" office:value="0.667742" calcext:value-type="float">
            <text:p>0.667742</text:p>
          </table:table-cell>
          <table:table-cell office:value-type="float" office:value="0.666481959028991" calcext:value-type="float">
            <text:p>0.666481959028991</text:p>
          </table:table-cell>
          <table:table-cell office:value-type="float" office:value="0.669002040971008" calcext:value-type="float">
            <text:p>0.669002040971008</text:p>
          </table:table-cell>
          <table:table-cell office:value-type="float" office:value="0.735961" calcext:value-type="float">
            <text:p>0.735961</text:p>
          </table:table-cell>
          <table:table-cell office:value-type="float" office:value="0.734794764988321" calcext:value-type="float">
            <text:p>0.734794764988321</text:p>
          </table:table-cell>
          <table:table-cell office:value-type="float" office:value="0.737127235011679" calcext:value-type="float">
            <text:p>0.737127235011679</text:p>
          </table:table-cell>
          <table:table-cell office:value-type="float" office:value="0.776448" calcext:value-type="float">
            <text:p>0.776448</text:p>
          </table:table-cell>
          <table:table-cell office:value-type="float" office:value="0.775319160267223" calcext:value-type="float">
            <text:p>0.775319160267223</text:p>
          </table:table-cell>
          <table:table-cell office:value-type="float" office:value="0.777576839732777" calcext:value-type="float">
            <text:p>0.777576839732777</text:p>
          </table:table-cell>
          <table:table-cell office:value-type="float" office:value="0.735961" calcext:value-type="float">
            <text:p>0.735961</text:p>
          </table:table-cell>
          <table:table-cell office:value-type="float" office:value="0.734794764988321" calcext:value-type="float">
            <text:p>0.734794764988321</text:p>
          </table:table-cell>
          <table:table-cell office:value-type="float" office:value="0.737127235011679" calcext:value-type="float">
            <text:p>0.737127235011679</text:p>
          </table:table-cell>
          <table:table-cell table:number-columns-repeated="18" office:value-type="string" calcext:value-type="string">
            <text:p>NaN</text:p>
          </table:table-cell>
          <table:table-cell office:value-type="float" office:value="0.777403593631457" calcext:value-type="float">
            <text:p>0.777403593631457</text:p>
          </table:table-cell>
          <table:table-cell office:value-type="float" office:value="0.776276040378139" calcext:value-type="float">
            <text:p>0.776276040378139</text:p>
          </table:table-cell>
          <table:table-cell office:value-type="float" office:value="0.778531146884775" calcext:value-type="float">
            <text:p>0.778531146884775</text:p>
          </table:table-cell>
          <table:table-cell office:value-type="float" office:value="0.656013985633218" calcext:value-type="float">
            <text:p>0.656013985633218</text:p>
          </table:table-cell>
          <table:table-cell office:value-type="float" office:value="0.65480906444935" calcext:value-type="float">
            <text:p>0.65480906444935</text:p>
          </table:table-cell>
          <table:table-cell office:value-type="float" office:value="0.657218906817086" calcext:value-type="float">
            <text:p>0.657218906817086</text:p>
          </table:table-cell>
          <table:table-cell office:value-type="float" office:value="0.656013985633218" calcext:value-type="float">
            <text:p>0.656013985633218</text:p>
          </table:table-cell>
          <table:table-cell office:value-type="float" office:value="0.65480906444935" calcext:value-type="float">
            <text:p>0.65480906444935</text:p>
          </table:table-cell>
          <table:table-cell office:value-type="float" office:value="0.657218906817086" calcext:value-type="float">
            <text:p>0.657218906817086</text:p>
          </table:table-cell>
          <table:table-cell office:value-type="float" office:value="0.736835863312607" calcext:value-type="float">
            <text:p>0.736835863312607</text:p>
          </table:table-cell>
          <table:table-cell office:value-type="float" office:value="0.735670998253211" calcext:value-type="float">
            <text:p>0.735670998253211</text:p>
          </table:table-cell>
          <table:table-cell office:value-type="float" office:value="0.738000728372003" calcext:value-type="float">
            <text:p>0.738000728372003</text:p>
          </table:table-cell>
          <table:table-cell office:value-type="float" office:value="0.777403593631457" calcext:value-type="float">
            <text:p>0.777403593631457</text:p>
          </table:table-cell>
          <table:table-cell office:value-type="float" office:value="0.776276040378139" calcext:value-type="float">
            <text:p>0.776276040378139</text:p>
          </table:table-cell>
          <table:table-cell office:value-type="float" office:value="0.778531146884775" calcext:value-type="float">
            <text:p>0.778531146884775</text:p>
          </table:table-cell>
          <table:table-cell office:value-type="float" office:value="0.736835863312607" calcext:value-type="float">
            <text:p>0.736835863312607</text:p>
          </table:table-cell>
          <table:table-cell office:value-type="float" office:value="0.735670998253211" calcext:value-type="float">
            <text:p>0.735670998253211</text:p>
          </table:table-cell>
          <table:table-cell office:value-type="float" office:value="0.738000728372003" calcext:value-type="float">
            <text:p>0.738000728372003</text:p>
          </table:table-cell>
          <table:table-cell office:value-type="float" office:value="3.76334716666667" calcext:value-type="float">
            <text:p>3.76334716666667</text:p>
          </table:table-cell>
        </table:table-row>
        <table:table-row table:style-name="ro1">
          <table:table-cell office:value-type="string" calcext:value-type="string">
            <text:p>bh_indep_balanced_pw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63988499999999" calcext:value-type="float">
            <text:p>0.763988499999999</text:p>
          </table:table-cell>
          <table:table-cell office:value-type="float" office:value="0.76319698211938" calcext:value-type="float">
            <text:p>0.76319698211938</text:p>
          </table:table-cell>
          <table:table-cell office:value-type="float" office:value="0.764780017880619" calcext:value-type="float">
            <text:p>0.764780017880619</text:p>
          </table:table-cell>
          <table:table-cell office:value-type="float" office:value="0.7639455" calcext:value-type="float">
            <text:p>0.7639455</text:p>
          </table:table-cell>
          <table:table-cell office:value-type="float" office:value="0.763155071565228" calcext:value-type="float">
            <text:p>0.763155071565228</text:p>
          </table:table-cell>
          <table:table-cell office:value-type="float" office:value="0.764735928434771" calcext:value-type="float">
            <text:p>0.764735928434771</text:p>
          </table:table-cell>
          <table:table-cell office:value-type="float" office:value="0.7639455" calcext:value-type="float">
            <text:p>0.7639455</text:p>
          </table:table-cell>
          <table:table-cell office:value-type="float" office:value="0.763155071565228" calcext:value-type="float">
            <text:p>0.763155071565228</text:p>
          </table:table-cell>
          <table:table-cell office:value-type="float" office:value="0.764735928434771" calcext:value-type="float">
            <text:p>0.764735928434771</text:p>
          </table:table-cell>
          <table:table-cell office:value-type="float" office:value="0.7640275" calcext:value-type="float">
            <text:p>0.7640275</text:p>
          </table:table-cell>
          <table:table-cell office:value-type="float" office:value="0.763235469551605" calcext:value-type="float">
            <text:p>0.763235469551605</text:p>
          </table:table-cell>
          <table:table-cell office:value-type="float" office:value="0.764819530448394" calcext:value-type="float">
            <text:p>0.764819530448394</text:p>
          </table:table-cell>
          <table:table-cell office:value-type="float" office:value="0.763988499999999" calcext:value-type="float">
            <text:p>0.763988499999999</text:p>
          </table:table-cell>
          <table:table-cell office:value-type="float" office:value="0.76319698211938" calcext:value-type="float">
            <text:p>0.76319698211938</text:p>
          </table:table-cell>
          <table:table-cell office:value-type="float" office:value="0.764780017880619" calcext:value-type="float">
            <text:p>0.764780017880619</text:p>
          </table:table-cell>
          <table:table-cell office:value-type="float" office:value="0.7640275" calcext:value-type="float">
            <text:p>0.7640275</text:p>
          </table:table-cell>
          <table:table-cell office:value-type="float" office:value="0.763235469551605" calcext:value-type="float">
            <text:p>0.763235469551605</text:p>
          </table:table-cell>
          <table:table-cell office:value-type="float" office:value="0.764819530448394" calcext:value-type="float">
            <text:p>0.764819530448394</text:p>
          </table:table-cell>
          <table:table-cell office:value-type="float" office:value="0.76365407553015" calcext:value-type="float">
            <text:p>0.76365407553015</text:p>
          </table:table-cell>
          <table:table-cell office:value-type="float" office:value="0.762571070472178" calcext:value-type="float">
            <text:p>0.762571070472178</text:p>
          </table:table-cell>
          <table:table-cell office:value-type="float" office:value="0.764737080588122" calcext:value-type="float">
            <text:p>0.764737080588122</text:p>
          </table:table-cell>
          <table:table-cell office:value-type="float" office:value="0.763883523488638" calcext:value-type="float">
            <text:p>0.763883523488638</text:p>
          </table:table-cell>
          <table:table-cell office:value-type="float" office:value="0.762889660872466" calcext:value-type="float">
            <text:p>0.762889660872466</text:p>
          </table:table-cell>
          <table:table-cell office:value-type="float" office:value="0.76487738610481" calcext:value-type="float">
            <text:p>0.76487738610481</text:p>
          </table:table-cell>
          <table:table-cell office:value-type="float" office:value="0.763883523488638" calcext:value-type="float">
            <text:p>0.763883523488638</text:p>
          </table:table-cell>
          <table:table-cell office:value-type="float" office:value="0.762889660872466" calcext:value-type="float">
            <text:p>0.762889660872466</text:p>
          </table:table-cell>
          <table:table-cell office:value-type="float" office:value="0.76487738610481" calcext:value-type="float">
            <text:p>0.76487738610481</text:p>
          </table:table-cell>
          <table:table-cell office:value-type="float" office:value="0.763793628262086" calcext:value-type="float">
            <text:p>0.763793628262086</text:p>
          </table:table-cell>
          <table:table-cell office:value-type="float" office:value="0.762703747311873" calcext:value-type="float">
            <text:p>0.762703747311873</text:p>
          </table:table-cell>
          <table:table-cell office:value-type="float" office:value="0.764883509212299" calcext:value-type="float">
            <text:p>0.764883509212299</text:p>
          </table:table-cell>
          <table:table-cell office:value-type="float" office:value="0.76365407553015" calcext:value-type="float">
            <text:p>0.76365407553015</text:p>
          </table:table-cell>
          <table:table-cell office:value-type="float" office:value="0.762571070472178" calcext:value-type="float">
            <text:p>0.762571070472178</text:p>
          </table:table-cell>
          <table:table-cell office:value-type="float" office:value="0.764737080588122" calcext:value-type="float">
            <text:p>0.764737080588122</text:p>
          </table:table-cell>
          <table:table-cell office:value-type="float" office:value="0.763793628262086" calcext:value-type="float">
            <text:p>0.763793628262086</text:p>
          </table:table-cell>
          <table:table-cell office:value-type="float" office:value="0.762703747311873" calcext:value-type="float">
            <text:p>0.762703747311873</text:p>
          </table:table-cell>
          <table:table-cell office:value-type="float" office:value="0.764883509212299" calcext:value-type="float">
            <text:p>0.764883509212299</text:p>
          </table:table-cell>
          <table:table-cell office:value-type="float" office:value="0.766375600713269" calcext:value-type="float">
            <text:p>0.766375600713269</text:p>
          </table:table-cell>
          <table:table-cell office:value-type="float" office:value="0.765255061538294" calcext:value-type="float">
            <text:p>0.765255061538294</text:p>
          </table:table-cell>
          <table:table-cell office:value-type="float" office:value="0.767496139888244" calcext:value-type="float">
            <text:p>0.767496139888244</text:p>
          </table:table-cell>
          <table:table-cell office:value-type="float" office:value="0.766060484533993" calcext:value-type="float">
            <text:p>0.766060484533993</text:p>
          </table:table-cell>
          <table:table-cell office:value-type="float" office:value="0.765035669599249" calcext:value-type="float">
            <text:p>0.765035669599249</text:p>
          </table:table-cell>
          <table:table-cell office:value-type="float" office:value="0.767085299468737" calcext:value-type="float">
            <text:p>0.767085299468737</text:p>
          </table:table-cell>
          <table:table-cell office:value-type="float" office:value="0.766060484533993" calcext:value-type="float">
            <text:p>0.766060484533993</text:p>
          </table:table-cell>
          <table:table-cell office:value-type="float" office:value="0.765035669599249" calcext:value-type="float">
            <text:p>0.765035669599249</text:p>
          </table:table-cell>
          <table:table-cell office:value-type="float" office:value="0.767085299468737" calcext:value-type="float">
            <text:p>0.767085299468737</text:p>
          </table:table-cell>
          <table:table-cell office:value-type="float" office:value="0.766314540964852" calcext:value-type="float">
            <text:p>0.766314540964852</text:p>
          </table:table-cell>
          <table:table-cell office:value-type="float" office:value="0.76519679407921" calcext:value-type="float">
            <text:p>0.76519679407921</text:p>
          </table:table-cell>
          <table:table-cell office:value-type="float" office:value="0.767432287850495" calcext:value-type="float">
            <text:p>0.767432287850495</text:p>
          </table:table-cell>
          <table:table-cell office:value-type="float" office:value="0.766375600713269" calcext:value-type="float">
            <text:p>0.766375600713269</text:p>
          </table:table-cell>
          <table:table-cell office:value-type="float" office:value="0.765255061538294" calcext:value-type="float">
            <text:p>0.765255061538294</text:p>
          </table:table-cell>
          <table:table-cell office:value-type="float" office:value="0.767496139888244" calcext:value-type="float">
            <text:p>0.767496139888244</text:p>
          </table:table-cell>
          <table:table-cell office:value-type="float" office:value="0.766314540964852" calcext:value-type="float">
            <text:p>0.766314540964852</text:p>
          </table:table-cell>
          <table:table-cell office:value-type="float" office:value="0.76519679407921" calcext:value-type="float">
            <text:p>0.76519679407921</text:p>
          </table:table-cell>
          <table:table-cell office:value-type="float" office:value="0.767432287850495" calcext:value-type="float">
            <text:p>0.767432287850495</text:p>
          </table:table-cell>
          <table:table-cell office:value-type="float" office:value="4.56468204166667" calcext:value-type="float">
            <text:p>4.56468204166667</text:p>
          </table:table-cell>
        </table:table-row>
        <table:table-row table:style-name="ro1">
          <table:table-cell office:value-type="string" calcext:value-type="string">
            <text:p>bh_indep_unbalanced_pwr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87680499999999" calcext:value-type="float">
            <text:p>0.787680499999999</text:p>
          </table:table-cell>
          <table:table-cell office:value-type="float" office:value="0.786958602292391" calcext:value-type="float">
            <text:p>0.786958602292391</text:p>
          </table:table-cell>
          <table:table-cell office:value-type="float" office:value="0.788402397707608" calcext:value-type="float">
            <text:p>0.788402397707608</text:p>
          </table:table-cell>
          <table:table-cell office:value-type="float" office:value="0.764254499999999" calcext:value-type="float">
            <text:p>0.764254499999999</text:p>
          </table:table-cell>
          <table:table-cell office:value-type="float" office:value="0.763495856508557" calcext:value-type="float">
            <text:p>0.763495856508557</text:p>
          </table:table-cell>
          <table:table-cell office:value-type="float" office:value="0.765013143491441" calcext:value-type="float">
            <text:p>0.765013143491441</text:p>
          </table:table-cell>
          <table:table-cell office:value-type="float" office:value="0.764254499999999" calcext:value-type="float">
            <text:p>0.764254499999999</text:p>
          </table:table-cell>
          <table:table-cell office:value-type="float" office:value="0.763495856508557" calcext:value-type="float">
            <text:p>0.763495856508557</text:p>
          </table:table-cell>
          <table:table-cell office:value-type="float" office:value="0.765013143491441" calcext:value-type="float">
            <text:p>0.765013143491441</text:p>
          </table:table-cell>
          <table:table-cell office:value-type="float" office:value="0.768186" calcext:value-type="float">
            <text:p>0.768186</text:p>
          </table:table-cell>
          <table:table-cell office:value-type="float" office:value="0.767439600486832" calcext:value-type="float">
            <text:p>0.767439600486832</text:p>
          </table:table-cell>
          <table:table-cell office:value-type="float" office:value="0.768932399513167" calcext:value-type="float">
            <text:p>0.768932399513167</text:p>
          </table:table-cell>
          <table:table-cell office:value-type="float" office:value="0.787680499999999" calcext:value-type="float">
            <text:p>0.787680499999999</text:p>
          </table:table-cell>
          <table:table-cell office:value-type="float" office:value="0.786958602292391" calcext:value-type="float">
            <text:p>0.786958602292391</text:p>
          </table:table-cell>
          <table:table-cell office:value-type="float" office:value="0.788402397707608" calcext:value-type="float">
            <text:p>0.788402397707608</text:p>
          </table:table-cell>
          <table:table-cell office:value-type="float" office:value="0.768186" calcext:value-type="float">
            <text:p>0.768186</text:p>
          </table:table-cell>
          <table:table-cell office:value-type="float" office:value="0.767439600486832" calcext:value-type="float">
            <text:p>0.767439600486832</text:p>
          </table:table-cell>
          <table:table-cell office:value-type="float" office:value="0.768932399513167" calcext:value-type="float">
            <text:p>0.768932399513167</text:p>
          </table:table-cell>
          <table:table-cell office:value-type="float" office:value="0.619637748719627" calcext:value-type="float">
            <text:p>0.619637748719627</text:p>
          </table:table-cell>
          <table:table-cell office:value-type="float" office:value="0.617581007070137" calcext:value-type="float">
            <text:p>0.617581007070137</text:p>
          </table:table-cell>
          <table:table-cell office:value-type="float" office:value="0.621694490369118" calcext:value-type="float">
            <text:p>0.621694490369118</text:p>
          </table:table-cell>
          <table:table-cell office:value-type="float" office:value="0.793243252135929" calcext:value-type="float">
            <text:p>0.793243252135929</text:p>
          </table:table-cell>
          <table:table-cell office:value-type="float" office:value="0.791644554672128" calcext:value-type="float">
            <text:p>0.791644554672128</text:p>
          </table:table-cell>
          <table:table-cell office:value-type="float" office:value="0.794841949599731" calcext:value-type="float">
            <text:p>0.794841949599731</text:p>
          </table:table-cell>
          <table:table-cell office:value-type="float" office:value="0.793243252135929" calcext:value-type="float">
            <text:p>0.793243252135929</text:p>
          </table:table-cell>
          <table:table-cell office:value-type="float" office:value="0.791644554672128" calcext:value-type="float">
            <text:p>0.791644554672128</text:p>
          </table:table-cell>
          <table:table-cell office:value-type="float" office:value="0.794841949599731" calcext:value-type="float">
            <text:p>0.794841949599731</text:p>
          </table:table-cell>
          <table:table-cell office:value-type="float" office:value="0.687287702301051" calcext:value-type="float">
            <text:p>0.687287702301051</text:p>
          </table:table-cell>
          <table:table-cell office:value-type="float" office:value="0.6852936209175" calcext:value-type="float">
            <text:p>0.6852936209175</text:p>
          </table:table-cell>
          <table:table-cell office:value-type="float" office:value="0.689281783684602" calcext:value-type="float">
            <text:p>0.689281783684602</text:p>
          </table:table-cell>
          <table:table-cell office:value-type="float" office:value="0.619637748719627" calcext:value-type="float">
            <text:p>0.619637748719627</text:p>
          </table:table-cell>
          <table:table-cell office:value-type="float" office:value="0.617581007070137" calcext:value-type="float">
            <text:p>0.617581007070137</text:p>
          </table:table-cell>
          <table:table-cell office:value-type="float" office:value="0.621694490369118" calcext:value-type="float">
            <text:p>0.621694490369118</text:p>
          </table:table-cell>
          <table:table-cell office:value-type="float" office:value="0.687287702301051" calcext:value-type="float">
            <text:p>0.687287702301051</text:p>
          </table:table-cell>
          <table:table-cell office:value-type="float" office:value="0.6852936209175" calcext:value-type="float">
            <text:p>0.6852936209175</text:p>
          </table:table-cell>
          <table:table-cell office:value-type="float" office:value="0.689281783684602" calcext:value-type="float">
            <text:p>0.689281783684602</text:p>
          </table:table-cell>
          <table:table-cell office:value-type="float" office:value="0.831056655641845" calcext:value-type="float">
            <text:p>0.831056655641845</text:p>
          </table:table-cell>
          <table:table-cell office:value-type="float" office:value="0.830306173753673" calcext:value-type="float">
            <text:p>0.830306173753673</text:p>
          </table:table-cell>
          <table:table-cell office:value-type="float" office:value="0.831807137530017" calcext:value-type="float">
            <text:p>0.831807137530017</text:p>
          </table:table-cell>
          <table:table-cell office:value-type="float" office:value="0.758331140663582" calcext:value-type="float">
            <text:p>0.758331140663582</text:p>
          </table:table-cell>
          <table:table-cell office:value-type="float" office:value="0.757521829874339" calcext:value-type="float">
            <text:p>0.757521829874339</text:p>
          </table:table-cell>
          <table:table-cell office:value-type="float" office:value="0.759140451452826" calcext:value-type="float">
            <text:p>0.759140451452826</text:p>
          </table:table-cell>
          <table:table-cell office:value-type="float" office:value="0.758331140663582" calcext:value-type="float">
            <text:p>0.758331140663582</text:p>
          </table:table-cell>
          <table:table-cell office:value-type="float" office:value="0.757521829874339" calcext:value-type="float">
            <text:p>0.757521829874339</text:p>
          </table:table-cell>
          <table:table-cell office:value-type="float" office:value="0.759140451452826" calcext:value-type="float">
            <text:p>0.759140451452826</text:p>
          </table:table-cell>
          <table:table-cell office:value-type="float" office:value="0.7897419095745" calcext:value-type="float">
            <text:p>0.7897419095745</text:p>
          </table:table-cell>
          <table:table-cell office:value-type="float" office:value="0.788930562349695" calcext:value-type="float">
            <text:p>0.788930562349695</text:p>
          </table:table-cell>
          <table:table-cell office:value-type="float" office:value="0.790553256799305" calcext:value-type="float">
            <text:p>0.790553256799305</text:p>
          </table:table-cell>
          <table:table-cell office:value-type="float" office:value="0.831056655641845" calcext:value-type="float">
            <text:p>0.831056655641845</text:p>
          </table:table-cell>
          <table:table-cell office:value-type="float" office:value="0.830306173753673" calcext:value-type="float">
            <text:p>0.830306173753673</text:p>
          </table:table-cell>
          <table:table-cell office:value-type="float" office:value="0.831807137530017" calcext:value-type="float">
            <text:p>0.831807137530017</text:p>
          </table:table-cell>
          <table:table-cell office:value-type="float" office:value="0.7897419095745" calcext:value-type="float">
            <text:p>0.7897419095745</text:p>
          </table:table-cell>
          <table:table-cell office:value-type="float" office:value="0.788930562349695" calcext:value-type="float">
            <text:p>0.788930562349695</text:p>
          </table:table-cell>
          <table:table-cell office:value-type="float" office:value="0.790553256799305" calcext:value-type="float">
            <text:p>0.790553256799305</text:p>
          </table:table-cell>
          <table:table-cell office:value-type="float" office:value="4.045571625" calcext:value-type="float">
            <text:p>4.045571625</text:p>
          </table:table-cell>
        </table:table-row>
        <table:table-row table:style-name="ro1">
          <table:table-cell office:value-type="string" calcext:value-type="string">
            <text:p>bh_posdep_null_pw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table:number-columns-repeated="54" office:value-type="string" calcext:value-type="string">
            <text:p>NaN</text:p>
          </table:table-cell>
          <table:table-cell office:value-type="float" office:value="3.32972979166667" calcext:value-type="float">
            <text:p>3.32972979166667</text:p>
          </table:table-cell>
        </table:table-row>
        <table:table-row table:style-name="ro1">
          <table:table-cell office:value-type="string" calcext:value-type="string">
            <text:p>bh_posdep_posonly_pwr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58597" calcext:value-type="float">
            <text:p>0.758597</text:p>
          </table:table-cell>
          <table:table-cell office:value-type="float" office:value="0.746771969726122" calcext:value-type="float">
            <text:p>0.746771969726122</text:p>
          </table:table-cell>
          <table:table-cell office:value-type="float" office:value="0.770422030273878" calcext:value-type="float">
            <text:p>0.770422030273878</text:p>
          </table:table-cell>
          <table:table-cell office:value-type="float" office:value="0.636673" calcext:value-type="float">
            <text:p>0.636673</text:p>
          </table:table-cell>
          <table:table-cell office:value-type="float" office:value="0.625051214348204" calcext:value-type="float">
            <text:p>0.625051214348204</text:p>
          </table:table-cell>
          <table:table-cell office:value-type="float" office:value="0.648294785651795" calcext:value-type="float">
            <text:p>0.648294785651795</text:p>
          </table:table-cell>
          <table:table-cell office:value-type="float" office:value="0.636673" calcext:value-type="float">
            <text:p>0.636673</text:p>
          </table:table-cell>
          <table:table-cell office:value-type="float" office:value="0.625051214348204" calcext:value-type="float">
            <text:p>0.625051214348204</text:p>
          </table:table-cell>
          <table:table-cell office:value-type="float" office:value="0.648294785651795" calcext:value-type="float">
            <text:p>0.648294785651795</text:p>
          </table:table-cell>
          <table:table-cell office:value-type="float" office:value="0.727418" calcext:value-type="float">
            <text:p>0.727418</text:p>
          </table:table-cell>
          <table:table-cell office:value-type="float" office:value="0.717852977981712" calcext:value-type="float">
            <text:p>0.717852977981712</text:p>
          </table:table-cell>
          <table:table-cell office:value-type="float" office:value="0.736983022018287" calcext:value-type="float">
            <text:p>0.736983022018287</text:p>
          </table:table-cell>
          <table:table-cell office:value-type="float" office:value="0.758559" calcext:value-type="float">
            <text:p>0.758559</text:p>
          </table:table-cell>
          <table:table-cell office:value-type="float" office:value="0.746729508688237" calcext:value-type="float">
            <text:p>0.746729508688237</text:p>
          </table:table-cell>
          <table:table-cell office:value-type="float" office:value="0.770388491311763" calcext:value-type="float">
            <text:p>0.770388491311763</text:p>
          </table:table-cell>
          <table:table-cell office:value-type="float" office:value="0.727363" calcext:value-type="float">
            <text:p>0.727363</text:p>
          </table:table-cell>
          <table:table-cell office:value-type="float" office:value="0.717790550987327" calcext:value-type="float">
            <text:p>0.717790550987327</text:p>
          </table:table-cell>
          <table:table-cell office:value-type="float" office:value="0.736935449012672" calcext:value-type="float">
            <text:p>0.736935449012672</text:p>
          </table:table-cell>
          <table:table-cell office:value-type="float" office:value="0.758056148519682" calcext:value-type="float">
            <text:p>0.758056148519682</text:p>
          </table:table-cell>
          <table:table-cell office:value-type="float" office:value="0.74615657848223" calcext:value-type="float">
            <text:p>0.74615657848223</text:p>
          </table:table-cell>
          <table:table-cell office:value-type="float" office:value="0.769955718557135" calcext:value-type="float">
            <text:p>0.769955718557135</text:p>
          </table:table-cell>
          <table:table-cell office:value-type="float" office:value="0.631701402158033" calcext:value-type="float">
            <text:p>0.631701402158033</text:p>
          </table:table-cell>
          <table:table-cell office:value-type="float" office:value="0.619887915709533" calcext:value-type="float">
            <text:p>0.619887915709533</text:p>
          </table:table-cell>
          <table:table-cell office:value-type="float" office:value="0.643514888606533" calcext:value-type="float">
            <text:p>0.643514888606533</text:p>
          </table:table-cell>
          <table:table-cell office:value-type="float" office:value="0.631701402158033" calcext:value-type="float">
            <text:p>0.631701402158033</text:p>
          </table:table-cell>
          <table:table-cell office:value-type="float" office:value="0.619887915709533" calcext:value-type="float">
            <text:p>0.619887915709533</text:p>
          </table:table-cell>
          <table:table-cell office:value-type="float" office:value="0.643514888606533" calcext:value-type="float">
            <text:p>0.643514888606533</text:p>
          </table:table-cell>
          <table:table-cell office:value-type="float" office:value="0.727468946743994" calcext:value-type="float">
            <text:p>0.727468946743994</text:p>
          </table:table-cell>
          <table:table-cell office:value-type="float" office:value="0.717876176439988" calcext:value-type="float">
            <text:p>0.717876176439988</text:p>
          </table:table-cell>
          <table:table-cell office:value-type="float" office:value="0.737061717047999" calcext:value-type="float">
            <text:p>0.737061717047999</text:p>
          </table:table-cell>
          <table:table-cell office:value-type="float" office:value="0.758056148519682" calcext:value-type="float">
            <text:p>0.758056148519682</text:p>
          </table:table-cell>
          <table:table-cell office:value-type="float" office:value="0.74615657848223" calcext:value-type="float">
            <text:p>0.74615657848223</text:p>
          </table:table-cell>
          <table:table-cell office:value-type="float" office:value="0.769955718557135" calcext:value-type="float">
            <text:p>0.769955718557135</text:p>
          </table:table-cell>
          <table:table-cell office:value-type="float" office:value="0.727468946743994" calcext:value-type="float">
            <text:p>0.727468946743994</text:p>
          </table:table-cell>
          <table:table-cell office:value-type="float" office:value="0.717876176439988" calcext:value-type="float">
            <text:p>0.717876176439988</text:p>
          </table:table-cell>
          <table:table-cell office:value-type="float" office:value="0.737061717047999" calcext:value-type="float">
            <text:p>0.737061717047999</text:p>
          </table:table-cell>
          <table:table-cell table:number-columns-repeated="18" office:value-type="string" calcext:value-type="string">
            <text:p>NaN</text:p>
          </table:table-cell>
          <table:table-cell office:value-type="float" office:value="3.718259" calcext:value-type="float">
            <text:p>3.718259</text:p>
          </table:table-cell>
        </table:table-row>
        <table:table-row table:style-name="ro1">
          <table:table-cell office:value-type="string" calcext:value-type="string">
            <text:p>bh_posdep_negonly_pwr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65254" calcext:value-type="float">
            <text:p>0.765254</text:p>
          </table:table-cell>
          <table:table-cell office:value-type="float" office:value="0.753515555865527" calcext:value-type="float">
            <text:p>0.753515555865527</text:p>
          </table:table-cell>
          <table:table-cell office:value-type="float" office:value="0.776992444134472" calcext:value-type="float">
            <text:p>0.776992444134472</text:p>
          </table:table-cell>
          <table:table-cell office:value-type="float" office:value="0.642968" calcext:value-type="float">
            <text:p>0.642968</text:p>
          </table:table-cell>
          <table:table-cell office:value-type="float" office:value="0.631405693848974" calcext:value-type="float">
            <text:p>0.631405693848974</text:p>
          </table:table-cell>
          <table:table-cell office:value-type="float" office:value="0.654530306151026" calcext:value-type="float">
            <text:p>0.654530306151026</text:p>
          </table:table-cell>
          <table:table-cell office:value-type="float" office:value="0.642968" calcext:value-type="float">
            <text:p>0.642968</text:p>
          </table:table-cell>
          <table:table-cell office:value-type="float" office:value="0.631405693848974" calcext:value-type="float">
            <text:p>0.631405693848974</text:p>
          </table:table-cell>
          <table:table-cell office:value-type="float" office:value="0.654530306151026" calcext:value-type="float">
            <text:p>0.654530306151026</text:p>
          </table:table-cell>
          <table:table-cell office:value-type="float" office:value="0.733162" calcext:value-type="float">
            <text:p>0.733162</text:p>
          </table:table-cell>
          <table:table-cell office:value-type="float" office:value="0.723677240745051" calcext:value-type="float">
            <text:p>0.723677240745051</text:p>
          </table:table-cell>
          <table:table-cell office:value-type="float" office:value="0.742646759254949" calcext:value-type="float">
            <text:p>0.742646759254949</text:p>
          </table:table-cell>
          <table:table-cell office:value-type="float" office:value="0.765194" calcext:value-type="float">
            <text:p>0.765194</text:p>
          </table:table-cell>
          <table:table-cell office:value-type="float" office:value="0.753448248292578" calcext:value-type="float">
            <text:p>0.753448248292578</text:p>
          </table:table-cell>
          <table:table-cell office:value-type="float" office:value="0.776939751707422" calcext:value-type="float">
            <text:p>0.776939751707422</text:p>
          </table:table-cell>
          <table:table-cell office:value-type="float" office:value="0.733118" calcext:value-type="float">
            <text:p>0.733118</text:p>
          </table:table-cell>
          <table:table-cell office:value-type="float" office:value="0.723627020248597" calcext:value-type="float">
            <text:p>0.723627020248597</text:p>
          </table:table-cell>
          <table:table-cell office:value-type="float" office:value="0.742608979751403" calcext:value-type="float">
            <text:p>0.742608979751403</text:p>
          </table:table-cell>
          <table:table-cell table:number-columns-repeated="18" office:value-type="string" calcext:value-type="string">
            <text:p>NaN</text:p>
          </table:table-cell>
          <table:table-cell office:value-type="float" office:value="0.764138797652109" calcext:value-type="float">
            <text:p>0.764138797652109</text:p>
          </table:table-cell>
          <table:table-cell office:value-type="float" office:value="0.752316517879569" calcext:value-type="float">
            <text:p>0.752316517879569</text:p>
          </table:table-cell>
          <table:table-cell office:value-type="float" office:value="0.775961077424648" calcext:value-type="float">
            <text:p>0.775961077424648</text:p>
          </table:table-cell>
          <table:table-cell office:value-type="float" office:value="0.637850055432993" calcext:value-type="float">
            <text:p>0.637850055432993</text:p>
          </table:table-cell>
          <table:table-cell office:value-type="float" office:value="0.62609627846624" calcext:value-type="float">
            <text:p>0.62609627846624</text:p>
          </table:table-cell>
          <table:table-cell office:value-type="float" office:value="0.649603832399745" calcext:value-type="float">
            <text:p>0.649603832399745</text:p>
          </table:table-cell>
          <table:table-cell office:value-type="float" office:value="0.637850055432993" calcext:value-type="float">
            <text:p>0.637850055432993</text:p>
          </table:table-cell>
          <table:table-cell office:value-type="float" office:value="0.62609627846624" calcext:value-type="float">
            <text:p>0.62609627846624</text:p>
          </table:table-cell>
          <table:table-cell office:value-type="float" office:value="0.649603832399745" calcext:value-type="float">
            <text:p>0.649603832399745</text:p>
          </table:table-cell>
          <table:table-cell office:value-type="float" office:value="0.73282410615131" calcext:value-type="float">
            <text:p>0.73282410615131</text:p>
          </table:table-cell>
          <table:table-cell office:value-type="float" office:value="0.72328486244807" calcext:value-type="float">
            <text:p>0.72328486244807</text:p>
          </table:table-cell>
          <table:table-cell office:value-type="float" office:value="0.742363349854549" calcext:value-type="float">
            <text:p>0.742363349854549</text:p>
          </table:table-cell>
          <table:table-cell office:value-type="float" office:value="0.764088905490847" calcext:value-type="float">
            <text:p>0.764088905490847</text:p>
          </table:table-cell>
          <table:table-cell office:value-type="float" office:value="0.75226062257844" calcext:value-type="float">
            <text:p>0.75226062257844</text:p>
          </table:table-cell>
          <table:table-cell office:value-type="float" office:value="0.775917188403254" calcext:value-type="float">
            <text:p>0.775917188403254</text:p>
          </table:table-cell>
          <table:table-cell office:value-type="float" office:value="0.73277898184566" calcext:value-type="float">
            <text:p>0.73277898184566</text:p>
          </table:table-cell>
          <table:table-cell office:value-type="float" office:value="0.723233405867484" calcext:value-type="float">
            <text:p>0.723233405867484</text:p>
          </table:table-cell>
          <table:table-cell office:value-type="float" office:value="0.742324557823836" calcext:value-type="float">
            <text:p>0.742324557823836</text:p>
          </table:table-cell>
          <table:table-cell office:value-type="float" office:value="3.75512679166667" calcext:value-type="float">
            <text:p>3.75512679166667</text:p>
          </table:table-cell>
        </table:table-row>
        <table:table-row table:style-name="ro1">
          <table:table-cell office:value-type="string" calcext:value-type="string">
            <text:p>bh_posdep_balanced_pwr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483205" calcext:value-type="float">
            <text:p>0.7483205</text:p>
          </table:table-cell>
          <table:table-cell office:value-type="float" office:value="0.746370749350398" calcext:value-type="float">
            <text:p>0.746370749350398</text:p>
          </table:table-cell>
          <table:table-cell office:value-type="float" office:value="0.750270250649602" calcext:value-type="float">
            <text:p>0.750270250649602</text:p>
          </table:table-cell>
          <table:table-cell office:value-type="float" office:value="0.7643495" calcext:value-type="float">
            <text:p>0.7643495</text:p>
          </table:table-cell>
          <table:table-cell office:value-type="float" office:value="0.763086214044623" calcext:value-type="float">
            <text:p>0.763086214044623</text:p>
          </table:table-cell>
          <table:table-cell office:value-type="float" office:value="0.765612785955377" calcext:value-type="float">
            <text:p>0.765612785955377</text:p>
          </table:table-cell>
          <table:table-cell office:value-type="float" office:value="0.7643495" calcext:value-type="float">
            <text:p>0.7643495</text:p>
          </table:table-cell>
          <table:table-cell office:value-type="float" office:value="0.763086214044623" calcext:value-type="float">
            <text:p>0.763086214044623</text:p>
          </table:table-cell>
          <table:table-cell office:value-type="float" office:value="0.765612785955377" calcext:value-type="float">
            <text:p>0.765612785955377</text:p>
          </table:table-cell>
          <table:table-cell office:value-type="float" office:value="0.7596995" calcext:value-type="float">
            <text:p>0.7596995</text:p>
          </table:table-cell>
          <table:table-cell office:value-type="float" office:value="0.75810454541233" calcext:value-type="float">
            <text:p>0.75810454541233</text:p>
          </table:table-cell>
          <table:table-cell office:value-type="float" office:value="0.76129445458767" calcext:value-type="float">
            <text:p>0.76129445458767</text:p>
          </table:table-cell>
          <table:table-cell office:value-type="float" office:value="0.7483205" calcext:value-type="float">
            <text:p>0.7483205</text:p>
          </table:table-cell>
          <table:table-cell office:value-type="float" office:value="0.746370749350398" calcext:value-type="float">
            <text:p>0.746370749350398</text:p>
          </table:table-cell>
          <table:table-cell office:value-type="float" office:value="0.750270250649602" calcext:value-type="float">
            <text:p>0.750270250649602</text:p>
          </table:table-cell>
          <table:table-cell office:value-type="float" office:value="0.7596995" calcext:value-type="float">
            <text:p>0.7596995</text:p>
          </table:table-cell>
          <table:table-cell office:value-type="float" office:value="0.75810454541233" calcext:value-type="float">
            <text:p>0.75810454541233</text:p>
          </table:table-cell>
          <table:table-cell office:value-type="float" office:value="0.76129445458767" calcext:value-type="float">
            <text:p>0.76129445458767</text:p>
          </table:table-cell>
          <table:table-cell office:value-type="float" office:value="0.746676614549466" calcext:value-type="float">
            <text:p>0.746676614549466</text:p>
          </table:table-cell>
          <table:table-cell office:value-type="float" office:value="0.735966888201384" calcext:value-type="float">
            <text:p>0.735966888201384</text:p>
          </table:table-cell>
          <table:table-cell office:value-type="float" office:value="0.757386340897547" calcext:value-type="float">
            <text:p>0.757386340897547</text:p>
          </table:table-cell>
          <table:table-cell office:value-type="float" office:value="0.763326397329573" calcext:value-type="float">
            <text:p>0.763326397329573</text:p>
          </table:table-cell>
          <table:table-cell office:value-type="float" office:value="0.755125288772842" calcext:value-type="float">
            <text:p>0.755125288772842</text:p>
          </table:table-cell>
          <table:table-cell office:value-type="float" office:value="0.771527505886303" calcext:value-type="float">
            <text:p>0.771527505886303</text:p>
          </table:table-cell>
          <table:table-cell office:value-type="float" office:value="0.763326397329573" calcext:value-type="float">
            <text:p>0.763326397329573</text:p>
          </table:table-cell>
          <table:table-cell office:value-type="float" office:value="0.755125288772842" calcext:value-type="float">
            <text:p>0.755125288772842</text:p>
          </table:table-cell>
          <table:table-cell office:value-type="float" office:value="0.771527505886303" calcext:value-type="float">
            <text:p>0.771527505886303</text:p>
          </table:table-cell>
          <table:table-cell office:value-type="float" office:value="0.758272225649072" calcext:value-type="float">
            <text:p>0.758272225649072</text:p>
          </table:table-cell>
          <table:table-cell office:value-type="float" office:value="0.749351794535181" calcext:value-type="float">
            <text:p>0.749351794535181</text:p>
          </table:table-cell>
          <table:table-cell office:value-type="float" office:value="0.767192656762962" calcext:value-type="float">
            <text:p>0.767192656762962</text:p>
          </table:table-cell>
          <table:table-cell office:value-type="float" office:value="0.746676614549466" calcext:value-type="float">
            <text:p>0.746676614549466</text:p>
          </table:table-cell>
          <table:table-cell office:value-type="float" office:value="0.735966888201384" calcext:value-type="float">
            <text:p>0.735966888201384</text:p>
          </table:table-cell>
          <table:table-cell office:value-type="float" office:value="0.757386340897547" calcext:value-type="float">
            <text:p>0.757386340897547</text:p>
          </table:table-cell>
          <table:table-cell office:value-type="float" office:value="0.758272225649072" calcext:value-type="float">
            <text:p>0.758272225649072</text:p>
          </table:table-cell>
          <table:table-cell office:value-type="float" office:value="0.749351794535181" calcext:value-type="float">
            <text:p>0.749351794535181</text:p>
          </table:table-cell>
          <table:table-cell office:value-type="float" office:value="0.767192656762962" calcext:value-type="float">
            <text:p>0.767192656762962</text:p>
          </table:table-cell>
          <table:table-cell office:value-type="float" office:value="0.750799856156088" calcext:value-type="float">
            <text:p>0.750799856156088</text:p>
          </table:table-cell>
          <table:table-cell office:value-type="float" office:value="0.740158113172162" calcext:value-type="float">
            <text:p>0.740158113172162</text:p>
          </table:table-cell>
          <table:table-cell office:value-type="float" office:value="0.761441599140014" calcext:value-type="float">
            <text:p>0.761441599140014</text:p>
          </table:table-cell>
          <table:table-cell office:value-type="float" office:value="0.76652485953867" calcext:value-type="float">
            <text:p>0.76652485953867</text:p>
          </table:table-cell>
          <table:table-cell office:value-type="float" office:value="0.758349032629592" calcext:value-type="float">
            <text:p>0.758349032629592</text:p>
          </table:table-cell>
          <table:table-cell office:value-type="float" office:value="0.774700686447748" calcext:value-type="float">
            <text:p>0.774700686447748</text:p>
          </table:table-cell>
          <table:table-cell office:value-type="float" office:value="0.76652485953867" calcext:value-type="float">
            <text:p>0.76652485953867</text:p>
          </table:table-cell>
          <table:table-cell office:value-type="float" office:value="0.758349032629592" calcext:value-type="float">
            <text:p>0.758349032629592</text:p>
          </table:table-cell>
          <table:table-cell office:value-type="float" office:value="0.774700686447748" calcext:value-type="float">
            <text:p>0.774700686447748</text:p>
          </table:table-cell>
          <table:table-cell office:value-type="float" office:value="0.762144248174001" calcext:value-type="float">
            <text:p>0.762144248174001</text:p>
          </table:table-cell>
          <table:table-cell office:value-type="float" office:value="0.753285239311681" calcext:value-type="float">
            <text:p>0.753285239311681</text:p>
          </table:table-cell>
          <table:table-cell office:value-type="float" office:value="0.77100325703632" calcext:value-type="float">
            <text:p>0.77100325703632</text:p>
          </table:table-cell>
          <table:table-cell office:value-type="float" office:value="0.750799856156088" calcext:value-type="float">
            <text:p>0.750799856156088</text:p>
          </table:table-cell>
          <table:table-cell office:value-type="float" office:value="0.740158113172162" calcext:value-type="float">
            <text:p>0.740158113172162</text:p>
          </table:table-cell>
          <table:table-cell office:value-type="float" office:value="0.761441599140014" calcext:value-type="float">
            <text:p>0.761441599140014</text:p>
          </table:table-cell>
          <table:table-cell office:value-type="float" office:value="0.762144248174001" calcext:value-type="float">
            <text:p>0.762144248174001</text:p>
          </table:table-cell>
          <table:table-cell office:value-type="float" office:value="0.753285239311681" calcext:value-type="float">
            <text:p>0.753285239311681</text:p>
          </table:table-cell>
          <table:table-cell office:value-type="float" office:value="0.77100325703632" calcext:value-type="float">
            <text:p>0.77100325703632</text:p>
          </table:table-cell>
          <table:table-cell office:value-type="float" office:value="4.03404729166667" calcext:value-type="float">
            <text:p>4.03404729166667</text:p>
          </table:table-cell>
        </table:table-row>
        <table:table-row table:style-name="ro1">
          <table:table-cell office:value-type="string" calcext:value-type="string">
            <text:p>bh_posdep_unbalanced_pwr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81266" calcext:value-type="float">
            <text:p>0.781266</text:p>
          </table:table-cell>
          <table:table-cell office:value-type="float" office:value="0.77633579157582" calcext:value-type="float">
            <text:p>0.77633579157582</text:p>
          </table:table-cell>
          <table:table-cell office:value-type="float" office:value="0.78619620842418" calcext:value-type="float">
            <text:p>0.78619620842418</text:p>
          </table:table-cell>
          <table:table-cell office:value-type="float" office:value="0.7652435" calcext:value-type="float">
            <text:p>0.7652435</text:p>
          </table:table-cell>
          <table:table-cell office:value-type="float" office:value="0.759809393148826" calcext:value-type="float">
            <text:p>0.759809393148826</text:p>
          </table:table-cell>
          <table:table-cell office:value-type="float" office:value="0.770677606851174" calcext:value-type="float">
            <text:p>0.770677606851174</text:p>
          </table:table-cell>
          <table:table-cell office:value-type="float" office:value="0.7652435" calcext:value-type="float">
            <text:p>0.7652435</text:p>
          </table:table-cell>
          <table:table-cell office:value-type="float" office:value="0.759809393148826" calcext:value-type="float">
            <text:p>0.759809393148826</text:p>
          </table:table-cell>
          <table:table-cell office:value-type="float" office:value="0.770677606851174" calcext:value-type="float">
            <text:p>0.770677606851174</text:p>
          </table:table-cell>
          <table:table-cell office:value-type="float" office:value="0.769448" calcext:value-type="float">
            <text:p>0.769448</text:p>
          </table:table-cell>
          <table:table-cell office:value-type="float" office:value="0.764698453283415" calcext:value-type="float">
            <text:p>0.764698453283415</text:p>
          </table:table-cell>
          <table:table-cell office:value-type="float" office:value="0.774197546716584" calcext:value-type="float">
            <text:p>0.774197546716584</text:p>
          </table:table-cell>
          <table:table-cell office:value-type="float" office:value="0.781266" calcext:value-type="float">
            <text:p>0.781266</text:p>
          </table:table-cell>
          <table:table-cell office:value-type="float" office:value="0.77633579157582" calcext:value-type="float">
            <text:p>0.77633579157582</text:p>
          </table:table-cell>
          <table:table-cell office:value-type="float" office:value="0.78619620842418" calcext:value-type="float">
            <text:p>0.78619620842418</text:p>
          </table:table-cell>
          <table:table-cell office:value-type="float" office:value="0.769448" calcext:value-type="float">
            <text:p>0.769448</text:p>
          </table:table-cell>
          <table:table-cell office:value-type="float" office:value="0.764698453283415" calcext:value-type="float">
            <text:p>0.764698453283415</text:p>
          </table:table-cell>
          <table:table-cell office:value-type="float" office:value="0.774197546716584" calcext:value-type="float">
            <text:p>0.774197546716584</text:p>
          </table:table-cell>
          <table:table-cell office:value-type="float" office:value="0.588075580102272" calcext:value-type="float">
            <text:p>0.588075580102272</text:p>
          </table:table-cell>
          <table:table-cell office:value-type="float" office:value="0.575392374018341" calcext:value-type="float">
            <text:p>0.575392374018341</text:p>
          </table:table-cell>
          <table:table-cell office:value-type="float" office:value="0.600758786186203" calcext:value-type="float">
            <text:p>0.600758786186203</text:p>
          </table:table-cell>
          <table:table-cell office:value-type="float" office:value="0.773377142758586" calcext:value-type="float">
            <text:p>0.773377142758586</text:p>
          </table:table-cell>
          <table:table-cell office:value-type="float" office:value="0.764977759029999" calcext:value-type="float">
            <text:p>0.764977759029999</text:p>
          </table:table-cell>
          <table:table-cell office:value-type="float" office:value="0.781776526487173" calcext:value-type="float">
            <text:p>0.781776526487173</text:p>
          </table:table-cell>
          <table:table-cell office:value-type="float" office:value="0.773377142758586" calcext:value-type="float">
            <text:p>0.773377142758586</text:p>
          </table:table-cell>
          <table:table-cell office:value-type="float" office:value="0.764977759029999" calcext:value-type="float">
            <text:p>0.764977759029999</text:p>
          </table:table-cell>
          <table:table-cell office:value-type="float" office:value="0.781776526487173" calcext:value-type="float">
            <text:p>0.781776526487173</text:p>
          </table:table-cell>
          <table:table-cell office:value-type="float" office:value="0.668840252923395" calcext:value-type="float">
            <text:p>0.668840252923395</text:p>
          </table:table-cell>
          <table:table-cell office:value-type="float" office:value="0.658593530476586" calcext:value-type="float">
            <text:p>0.658593530476586</text:p>
          </table:table-cell>
          <table:table-cell office:value-type="float" office:value="0.679086975370205" calcext:value-type="float">
            <text:p>0.679086975370205</text:p>
          </table:table-cell>
          <table:table-cell office:value-type="float" office:value="0.588075580102272" calcext:value-type="float">
            <text:p>0.588075580102272</text:p>
          </table:table-cell>
          <table:table-cell office:value-type="float" office:value="0.575392374018341" calcext:value-type="float">
            <text:p>0.575392374018341</text:p>
          </table:table-cell>
          <table:table-cell office:value-type="float" office:value="0.600758786186203" calcext:value-type="float">
            <text:p>0.600758786186203</text:p>
          </table:table-cell>
          <table:table-cell office:value-type="float" office:value="0.668840252923395" calcext:value-type="float">
            <text:p>0.668840252923395</text:p>
          </table:table-cell>
          <table:table-cell office:value-type="float" office:value="0.658593530476586" calcext:value-type="float">
            <text:p>0.658593530476586</text:p>
          </table:table-cell>
          <table:table-cell office:value-type="float" office:value="0.679086975370205" calcext:value-type="float">
            <text:p>0.679086975370205</text:p>
          </table:table-cell>
          <table:table-cell office:value-type="float" office:value="0.830145044055338" calcext:value-type="float">
            <text:p>0.830145044055338</text:p>
          </table:table-cell>
          <table:table-cell office:value-type="float" office:value="0.821106674507052" calcext:value-type="float">
            <text:p>0.821106674507052</text:p>
          </table:table-cell>
          <table:table-cell office:value-type="float" office:value="0.839183413603624" calcext:value-type="float">
            <text:p>0.839183413603624</text:p>
          </table:table-cell>
          <table:table-cell office:value-type="float" office:value="0.763867625558604" calcext:value-type="float">
            <text:p>0.763867625558604</text:p>
          </table:table-cell>
          <table:table-cell office:value-type="float" office:value="0.755143424478804" calcext:value-type="float">
            <text:p>0.755143424478804</text:p>
          </table:table-cell>
          <table:table-cell office:value-type="float" office:value="0.772591826638405" calcext:value-type="float">
            <text:p>0.772591826638405</text:p>
          </table:table-cell>
          <table:table-cell office:value-type="float" office:value="0.763867625558604" calcext:value-type="float">
            <text:p>0.763867625558604</text:p>
          </table:table-cell>
          <table:table-cell office:value-type="float" office:value="0.755143424478804" calcext:value-type="float">
            <text:p>0.755143424478804</text:p>
          </table:table-cell>
          <table:table-cell office:value-type="float" office:value="0.772591826638405" calcext:value-type="float">
            <text:p>0.772591826638405</text:p>
          </table:table-cell>
          <table:table-cell office:value-type="float" office:value="0.795225061256146" calcext:value-type="float">
            <text:p>0.795225061256146</text:p>
          </table:table-cell>
          <table:table-cell office:value-type="float" office:value="0.786962285008881" calcext:value-type="float">
            <text:p>0.786962285008881</text:p>
          </table:table-cell>
          <table:table-cell office:value-type="float" office:value="0.803487837503412" calcext:value-type="float">
            <text:p>0.803487837503412</text:p>
          </table:table-cell>
          <table:table-cell office:value-type="float" office:value="0.830145044055338" calcext:value-type="float">
            <text:p>0.830145044055338</text:p>
          </table:table-cell>
          <table:table-cell office:value-type="float" office:value="0.821106674507052" calcext:value-type="float">
            <text:p>0.821106674507052</text:p>
          </table:table-cell>
          <table:table-cell office:value-type="float" office:value="0.839183413603624" calcext:value-type="float">
            <text:p>0.839183413603624</text:p>
          </table:table-cell>
          <table:table-cell office:value-type="float" office:value="0.795225061256146" calcext:value-type="float">
            <text:p>0.795225061256146</text:p>
          </table:table-cell>
          <table:table-cell office:value-type="float" office:value="0.786962285008881" calcext:value-type="float">
            <text:p>0.786962285008881</text:p>
          </table:table-cell>
          <table:table-cell office:value-type="float" office:value="0.803487837503412" calcext:value-type="float">
            <text:p>0.803487837503412</text:p>
          </table:table-cell>
          <table:table-cell office:value-type="float" office:value="4.11662758333333" calcext:value-type="float">
            <text:p>4.11662758333333</text:p>
          </table:table-cell>
        </table:table-row>
        <table:table-row table:style-name="ro1">
          <table:table-cell office:value-type="string" calcext:value-type="string">
            <text:p>bky_indep_null_pw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table:number-columns-repeated="54" office:value-type="string" calcext:value-type="string">
            <text:p>NaN</text:p>
          </table:table-cell>
          <table:table-cell office:value-type="float" office:value="140.930353458333" calcext:value-type="float">
            <text:p>140.930353458333</text:p>
          </table:table-cell>
        </table:table-row>
        <table:table-row table:style-name="ro1">
          <table:table-cell office:value-type="string" calcext:value-type="string">
            <text:p>bky_indep_posonly_pwr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14782999999999" calcext:value-type="float">
            <text:p>0.814782999999999</text:p>
          </table:table-cell>
          <table:table-cell office:value-type="float" office:value="0.81361206148714" calcext:value-type="float">
            <text:p>0.81361206148714</text:p>
          </table:table-cell>
          <table:table-cell office:value-type="float" office:value="0.815953938512859" calcext:value-type="float">
            <text:p>0.815953938512859</text:p>
          </table:table-cell>
          <table:table-cell office:value-type="float" office:value="0.683264" calcext:value-type="float">
            <text:p>0.683264</text:p>
          </table:table-cell>
          <table:table-cell office:value-type="float" office:value="0.681975533876069" calcext:value-type="float">
            <text:p>0.681975533876069</text:p>
          </table:table-cell>
          <table:table-cell office:value-type="float" office:value="0.684552466123931" calcext:value-type="float">
            <text:p>0.684552466123931</text:p>
          </table:table-cell>
          <table:table-cell office:value-type="float" office:value="0.702513" calcext:value-type="float">
            <text:p>0.702513</text:p>
          </table:table-cell>
          <table:table-cell office:value-type="float" office:value="0.70118657431029" calcext:value-type="float">
            <text:p>0.70118657431029</text:p>
          </table:table-cell>
          <table:table-cell office:value-type="float" office:value="0.703839425689711" calcext:value-type="float">
            <text:p>0.703839425689711</text:p>
          </table:table-cell>
          <table:table-cell office:value-type="float" office:value="0.800998" calcext:value-type="float">
            <text:p>0.800998</text:p>
          </table:table-cell>
          <table:table-cell office:value-type="float" office:value="0.799748097082808" calcext:value-type="float">
            <text:p>0.799748097082808</text:p>
          </table:table-cell>
          <table:table-cell office:value-type="float" office:value="0.802247902917191" calcext:value-type="float">
            <text:p>0.802247902917191</text:p>
          </table:table-cell>
          <table:table-cell office:value-type="float" office:value="0.814782999999999" calcext:value-type="float">
            <text:p>0.814782999999999</text:p>
          </table:table-cell>
          <table:table-cell office:value-type="float" office:value="0.81361206148714" calcext:value-type="float">
            <text:p>0.81361206148714</text:p>
          </table:table-cell>
          <table:table-cell office:value-type="float" office:value="0.815953938512859" calcext:value-type="float">
            <text:p>0.815953938512859</text:p>
          </table:table-cell>
          <table:table-cell office:value-type="float" office:value="0.800998" calcext:value-type="float">
            <text:p>0.800998</text:p>
          </table:table-cell>
          <table:table-cell office:value-type="float" office:value="0.799748097082808" calcext:value-type="float">
            <text:p>0.799748097082808</text:p>
          </table:table-cell>
          <table:table-cell office:value-type="float" office:value="0.802247902917191" calcext:value-type="float">
            <text:p>0.802247902917191</text:p>
          </table:table-cell>
          <table:table-cell office:value-type="float" office:value="0.815795328330876" calcext:value-type="float">
            <text:p>0.815795328330876</text:p>
          </table:table-cell>
          <table:table-cell office:value-type="float" office:value="0.814625508836436" calcext:value-type="float">
            <text:p>0.814625508836436</text:p>
          </table:table-cell>
          <table:table-cell office:value-type="float" office:value="0.816965147825316" calcext:value-type="float">
            <text:p>0.816965147825316</text:p>
          </table:table-cell>
          <table:table-cell office:value-type="float" office:value="0.670197362402465" calcext:value-type="float">
            <text:p>0.670197362402465</text:p>
          </table:table-cell>
          <table:table-cell office:value-type="float" office:value="0.668970781007313" calcext:value-type="float">
            <text:p>0.668970781007313</text:p>
          </table:table-cell>
          <table:table-cell office:value-type="float" office:value="0.671423943797617" calcext:value-type="float">
            <text:p>0.671423943797617</text:p>
          </table:table-cell>
          <table:table-cell office:value-type="float" office:value="0.68761432113539" calcext:value-type="float">
            <text:p>0.68761432113539</text:p>
          </table:table-cell>
          <table:table-cell office:value-type="float" office:value="0.686369094025851" calcext:value-type="float">
            <text:p>0.686369094025851</text:p>
          </table:table-cell>
          <table:table-cell office:value-type="float" office:value="0.688859548244929" calcext:value-type="float">
            <text:p>0.688859548244929</text:p>
          </table:table-cell>
          <table:table-cell office:value-type="float" office:value="0.801953629728954" calcext:value-type="float">
            <text:p>0.801953629728954</text:p>
          </table:table-cell>
          <table:table-cell office:value-type="float" office:value="0.800704943073988" calcext:value-type="float">
            <text:p>0.800704943073988</text:p>
          </table:table-cell>
          <table:table-cell office:value-type="float" office:value="0.803202316383921" calcext:value-type="float">
            <text:p>0.803202316383921</text:p>
          </table:table-cell>
          <table:table-cell office:value-type="float" office:value="0.815795328330876" calcext:value-type="float">
            <text:p>0.815795328330876</text:p>
          </table:table-cell>
          <table:table-cell office:value-type="float" office:value="0.814625508836436" calcext:value-type="float">
            <text:p>0.814625508836436</text:p>
          </table:table-cell>
          <table:table-cell office:value-type="float" office:value="0.816965147825316" calcext:value-type="float">
            <text:p>0.816965147825316</text:p>
          </table:table-cell>
          <table:table-cell office:value-type="float" office:value="0.801953629728954" calcext:value-type="float">
            <text:p>0.801953629728954</text:p>
          </table:table-cell>
          <table:table-cell office:value-type="float" office:value="0.800704943073988" calcext:value-type="float">
            <text:p>0.800704943073988</text:p>
          </table:table-cell>
          <table:table-cell office:value-type="float" office:value="0.803202316383921" calcext:value-type="float">
            <text:p>0.803202316383921</text:p>
          </table:table-cell>
          <table:table-cell table:number-columns-repeated="18" office:value-type="string" calcext:value-type="string">
            <text:p>NaN</text:p>
          </table:table-cell>
          <table:table-cell office:value-type="float" office:value="143.345359041667" calcext:value-type="float">
            <text:p>143.345359041667</text:p>
          </table:table-cell>
        </table:table-row>
        <table:table-row table:style-name="ro1">
          <table:table-cell office:value-type="string" calcext:value-type="string">
            <text:p>bky_indep_negonly_pw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1648" calcext:value-type="float">
            <text:p>0.81648</text:p>
          </table:table-cell>
          <table:table-cell office:value-type="float" office:value="0.815317593180554" calcext:value-type="float">
            <text:p>0.815317593180554</text:p>
          </table:table-cell>
          <table:table-cell office:value-type="float" office:value="0.817642406819446" calcext:value-type="float">
            <text:p>0.817642406819446</text:p>
          </table:table-cell>
          <table:table-cell office:value-type="float" office:value="0.683844999999999" calcext:value-type="float">
            <text:p>0.683844999999999</text:p>
          </table:table-cell>
          <table:table-cell office:value-type="float" office:value="0.682537479970532" calcext:value-type="float">
            <text:p>0.682537479970532</text:p>
          </table:table-cell>
          <table:table-cell office:value-type="float" office:value="0.685152520029467" calcext:value-type="float">
            <text:p>0.685152520029467</text:p>
          </table:table-cell>
          <table:table-cell office:value-type="float" office:value="0.703333" calcext:value-type="float">
            <text:p>0.703333</text:p>
          </table:table-cell>
          <table:table-cell office:value-type="float" office:value="0.701981010550263" calcext:value-type="float">
            <text:p>0.701981010550263</text:p>
          </table:table-cell>
          <table:table-cell office:value-type="float" office:value="0.704684989449737" calcext:value-type="float">
            <text:p>0.704684989449737</text:p>
          </table:table-cell>
          <table:table-cell office:value-type="float" office:value="0.802431" calcext:value-type="float">
            <text:p>0.802431</text:p>
          </table:table-cell>
          <table:table-cell office:value-type="float" office:value="0.801190585284675" calcext:value-type="float">
            <text:p>0.801190585284675</text:p>
          </table:table-cell>
          <table:table-cell office:value-type="float" office:value="0.803671414715324" calcext:value-type="float">
            <text:p>0.803671414715324</text:p>
          </table:table-cell>
          <table:table-cell office:value-type="float" office:value="0.81648" calcext:value-type="float">
            <text:p>0.81648</text:p>
          </table:table-cell>
          <table:table-cell office:value-type="float" office:value="0.815317593180554" calcext:value-type="float">
            <text:p>0.815317593180554</text:p>
          </table:table-cell>
          <table:table-cell office:value-type="float" office:value="0.817642406819446" calcext:value-type="float">
            <text:p>0.817642406819446</text:p>
          </table:table-cell>
          <table:table-cell office:value-type="float" office:value="0.802431" calcext:value-type="float">
            <text:p>0.802431</text:p>
          </table:table-cell>
          <table:table-cell office:value-type="float" office:value="0.801190585284675" calcext:value-type="float">
            <text:p>0.801190585284675</text:p>
          </table:table-cell>
          <table:table-cell office:value-type="float" office:value="0.803671414715324" calcext:value-type="float">
            <text:p>0.803671414715324</text:p>
          </table:table-cell>
          <table:table-cell table:number-columns-repeated="18" office:value-type="string" calcext:value-type="string">
            <text:p>NaN</text:p>
          </table:table-cell>
          <table:table-cell office:value-type="float" office:value="0.817500506982632" calcext:value-type="float">
            <text:p>0.817500506982632</text:p>
          </table:table-cell>
          <table:table-cell office:value-type="float" office:value="0.816338601487989" calcext:value-type="float">
            <text:p>0.816338601487989</text:p>
          </table:table-cell>
          <table:table-cell office:value-type="float" office:value="0.818662412477274" calcext:value-type="float">
            <text:p>0.818662412477274</text:p>
          </table:table-cell>
          <table:table-cell office:value-type="float" office:value="0.67091406062419" calcext:value-type="float">
            <text:p>0.67091406062419</text:p>
          </table:table-cell>
          <table:table-cell office:value-type="float" office:value="0.669665596731491" calcext:value-type="float">
            <text:p>0.669665596731491</text:p>
          </table:table-cell>
          <table:table-cell office:value-type="float" office:value="0.672162524516889" calcext:value-type="float">
            <text:p>0.672162524516889</text:p>
          </table:table-cell>
          <table:table-cell office:value-type="float" office:value="0.68858952304813" calcext:value-type="float">
            <text:p>0.68858952304813</text:p>
          </table:table-cell>
          <table:table-cell office:value-type="float" office:value="0.687309501797293" calcext:value-type="float">
            <text:p>0.687309501797293</text:p>
          </table:table-cell>
          <table:table-cell office:value-type="float" office:value="0.689869544298967" calcext:value-type="float">
            <text:p>0.689869544298967</text:p>
          </table:table-cell>
          <table:table-cell office:value-type="float" office:value="0.803406202492499" calcext:value-type="float">
            <text:p>0.803406202492499</text:p>
          </table:table-cell>
          <table:table-cell office:value-type="float" office:value="0.802165812492485" calcext:value-type="float">
            <text:p>0.802165812492485</text:p>
          </table:table-cell>
          <table:table-cell office:value-type="float" office:value="0.804646592492512" calcext:value-type="float">
            <text:p>0.804646592492512</text:p>
          </table:table-cell>
          <table:table-cell office:value-type="float" office:value="0.817500506982632" calcext:value-type="float">
            <text:p>0.817500506982632</text:p>
          </table:table-cell>
          <table:table-cell office:value-type="float" office:value="0.816338601487989" calcext:value-type="float">
            <text:p>0.816338601487989</text:p>
          </table:table-cell>
          <table:table-cell office:value-type="float" office:value="0.818662412477274" calcext:value-type="float">
            <text:p>0.818662412477274</text:p>
          </table:table-cell>
          <table:table-cell office:value-type="float" office:value="0.803406202492499" calcext:value-type="float">
            <text:p>0.803406202492499</text:p>
          </table:table-cell>
          <table:table-cell office:value-type="float" office:value="0.802165812492485" calcext:value-type="float">
            <text:p>0.802165812492485</text:p>
          </table:table-cell>
          <table:table-cell office:value-type="float" office:value="0.804646592492512" calcext:value-type="float">
            <text:p>0.804646592492512</text:p>
          </table:table-cell>
          <table:table-cell office:value-type="float" office:value="143.534116875" calcext:value-type="float">
            <text:p>143.534116875</text:p>
          </table:table-cell>
        </table:table-row>
        <table:table-row table:style-name="ro1">
          <table:table-cell office:value-type="string" calcext:value-type="string">
            <text:p>bky_indep_balanced_pw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003915" calcext:value-type="float">
            <text:p>0.8003915</text:p>
          </table:table-cell>
          <table:table-cell office:value-type="float" office:value="0.79957842396875" calcext:value-type="float">
            <text:p>0.79957842396875</text:p>
          </table:table-cell>
          <table:table-cell office:value-type="float" office:value="0.801204576031249" calcext:value-type="float">
            <text:p>0.801204576031249</text:p>
          </table:table-cell>
          <table:table-cell office:value-type="float" office:value="0.800366" calcext:value-type="float">
            <text:p>0.800366</text:p>
          </table:table-cell>
          <table:table-cell office:value-type="float" office:value="0.799553734081931" calcext:value-type="float">
            <text:p>0.799553734081931</text:p>
          </table:table-cell>
          <table:table-cell office:value-type="float" office:value="0.801178265918069" calcext:value-type="float">
            <text:p>0.801178265918069</text:p>
          </table:table-cell>
          <table:table-cell office:value-type="float" office:value="0.853129" calcext:value-type="float">
            <text:p>0.853129</text:p>
          </table:table-cell>
          <table:table-cell office:value-type="float" office:value="0.852292465504903" calcext:value-type="float">
            <text:p>0.852292465504903</text:p>
          </table:table-cell>
          <table:table-cell office:value-type="float" office:value="0.853965534495098" calcext:value-type="float">
            <text:p>0.853965534495098</text:p>
          </table:table-cell>
          <table:table-cell office:value-type="float" office:value="0.8531355" calcext:value-type="float">
            <text:p>0.8531355</text:p>
          </table:table-cell>
          <table:table-cell office:value-type="float" office:value="0.852293655394647" calcext:value-type="float">
            <text:p>0.852293655394647</text:p>
          </table:table-cell>
          <table:table-cell office:value-type="float" office:value="0.853977344605354" calcext:value-type="float">
            <text:p>0.853977344605354</text:p>
          </table:table-cell>
          <table:table-cell office:value-type="float" office:value="0.8003915" calcext:value-type="float">
            <text:p>0.8003915</text:p>
          </table:table-cell>
          <table:table-cell office:value-type="float" office:value="0.79957842396875" calcext:value-type="float">
            <text:p>0.79957842396875</text:p>
          </table:table-cell>
          <table:table-cell office:value-type="float" office:value="0.801204576031249" calcext:value-type="float">
            <text:p>0.801204576031249</text:p>
          </table:table-cell>
          <table:table-cell office:value-type="float" office:value="0.8531355" calcext:value-type="float">
            <text:p>0.8531355</text:p>
          </table:table-cell>
          <table:table-cell office:value-type="float" office:value="0.852293655394647" calcext:value-type="float">
            <text:p>0.852293655394647</text:p>
          </table:table-cell>
          <table:table-cell office:value-type="float" office:value="0.853977344605354" calcext:value-type="float">
            <text:p>0.853977344605354</text:p>
          </table:table-cell>
          <table:table-cell office:value-type="float" office:value="0.80004678769157" calcext:value-type="float">
            <text:p>0.80004678769157</text:p>
          </table:table-cell>
          <table:table-cell office:value-type="float" office:value="0.798918554194214" calcext:value-type="float">
            <text:p>0.798918554194214</text:p>
          </table:table-cell>
          <table:table-cell office:value-type="float" office:value="0.801175021188926" calcext:value-type="float">
            <text:p>0.801175021188926</text:p>
          </table:table-cell>
          <table:table-cell office:value-type="float" office:value="0.800323345748169" calcext:value-type="float">
            <text:p>0.800323345748169</text:p>
          </table:table-cell>
          <table:table-cell office:value-type="float" office:value="0.799305620857461" calcext:value-type="float">
            <text:p>0.799305620857461</text:p>
          </table:table-cell>
          <table:table-cell office:value-type="float" office:value="0.801341070638876" calcext:value-type="float">
            <text:p>0.801341070638876</text:p>
          </table:table-cell>
          <table:table-cell office:value-type="float" office:value="0.853196309525628" calcext:value-type="float">
            <text:p>0.853196309525628</text:p>
          </table:table-cell>
          <table:table-cell office:value-type="float" office:value="0.85217513775826" calcext:value-type="float">
            <text:p>0.85217513775826</text:p>
          </table:table-cell>
          <table:table-cell office:value-type="float" office:value="0.854217481292996" calcext:value-type="float">
            <text:p>0.854217481292996</text:p>
          </table:table-cell>
          <table:table-cell office:value-type="float" office:value="0.852762902294905" calcext:value-type="float">
            <text:p>0.852762902294905</text:p>
          </table:table-cell>
          <table:table-cell office:value-type="float" office:value="0.851574817499451" calcext:value-type="float">
            <text:p>0.851574817499451</text:p>
          </table:table-cell>
          <table:table-cell office:value-type="float" office:value="0.853950987090359" calcext:value-type="float">
            <text:p>0.853950987090359</text:p>
          </table:table-cell>
          <table:table-cell office:value-type="float" office:value="0.80004678769157" calcext:value-type="float">
            <text:p>0.80004678769157</text:p>
          </table:table-cell>
          <table:table-cell office:value-type="float" office:value="0.798918554194214" calcext:value-type="float">
            <text:p>0.798918554194214</text:p>
          </table:table-cell>
          <table:table-cell office:value-type="float" office:value="0.801175021188926" calcext:value-type="float">
            <text:p>0.801175021188926</text:p>
          </table:table-cell>
          <table:table-cell office:value-type="float" office:value="0.852762902294905" calcext:value-type="float">
            <text:p>0.852762902294905</text:p>
          </table:table-cell>
          <table:table-cell office:value-type="float" office:value="0.851574817499451" calcext:value-type="float">
            <text:p>0.851574817499451</text:p>
          </table:table-cell>
          <table:table-cell office:value-type="float" office:value="0.853950987090359" calcext:value-type="float">
            <text:p>0.853950987090359</text:p>
          </table:table-cell>
          <table:table-cell office:value-type="float" office:value="0.80289551304515" calcext:value-type="float">
            <text:p>0.80289551304515</text:p>
          </table:table-cell>
          <table:table-cell office:value-type="float" office:value="0.801778013494821" calcext:value-type="float">
            <text:p>0.801778013494821</text:p>
          </table:table-cell>
          <table:table-cell office:value-type="float" office:value="0.804013012595479" calcext:value-type="float">
            <text:p>0.804013012595479</text:p>
          </table:table-cell>
          <table:table-cell office:value-type="float" office:value="0.802568629850497" calcext:value-type="float">
            <text:p>0.802568629850497</text:p>
          </table:table-cell>
          <table:table-cell office:value-type="float" office:value="0.801558086240421" calcext:value-type="float">
            <text:p>0.801558086240421</text:p>
          </table:table-cell>
          <table:table-cell office:value-type="float" office:value="0.803579173460573" calcext:value-type="float">
            <text:p>0.803579173460573</text:p>
          </table:table-cell>
          <table:table-cell office:value-type="float" office:value="0.855364829506721" calcext:value-type="float">
            <text:p>0.855364829506721</text:p>
          </table:table-cell>
          <table:table-cell office:value-type="float" office:value="0.854350095628265" calcext:value-type="float">
            <text:p>0.854350095628265</text:p>
          </table:table-cell>
          <table:table-cell office:value-type="float" office:value="0.856379563385177" calcext:value-type="float">
            <text:p>0.856379563385177</text:p>
          </table:table-cell>
          <table:table-cell office:value-type="float" office:value="0.855811526261352" calcext:value-type="float">
            <text:p>0.855811526261352</text:p>
          </table:table-cell>
          <table:table-cell office:value-type="float" office:value="0.854642157144267" calcext:value-type="float">
            <text:p>0.854642157144267</text:p>
          </table:table-cell>
          <table:table-cell office:value-type="float" office:value="0.856980895378438" calcext:value-type="float">
            <text:p>0.856980895378438</text:p>
          </table:table-cell>
          <table:table-cell office:value-type="float" office:value="0.80289551304515" calcext:value-type="float">
            <text:p>0.80289551304515</text:p>
          </table:table-cell>
          <table:table-cell office:value-type="float" office:value="0.801778013494821" calcext:value-type="float">
            <text:p>0.801778013494821</text:p>
          </table:table-cell>
          <table:table-cell office:value-type="float" office:value="0.804013012595479" calcext:value-type="float">
            <text:p>0.804013012595479</text:p>
          </table:table-cell>
          <table:table-cell office:value-type="float" office:value="0.855811526261352" calcext:value-type="float">
            <text:p>0.855811526261352</text:p>
          </table:table-cell>
          <table:table-cell office:value-type="float" office:value="0.854642157144267" calcext:value-type="float">
            <text:p>0.854642157144267</text:p>
          </table:table-cell>
          <table:table-cell office:value-type="float" office:value="0.856980895378438" calcext:value-type="float">
            <text:p>0.856980895378438</text:p>
          </table:table-cell>
          <table:table-cell office:value-type="float" office:value="178.3791425" calcext:value-type="float">
            <text:p>178.3791425</text:p>
          </table:table-cell>
        </table:table-row>
        <table:table-row table:style-name="ro1">
          <table:table-cell office:value-type="string" calcext:value-type="string">
            <text:p>bky_indep_unbalanced_pwr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41607500000001" calcext:value-type="float">
            <text:p>0.841607500000001</text:p>
          </table:table-cell>
          <table:table-cell office:value-type="float" office:value="0.84085457017492" calcext:value-type="float">
            <text:p>0.84085457017492</text:p>
          </table:table-cell>
          <table:table-cell office:value-type="float" office:value="0.842360429825081" calcext:value-type="float">
            <text:p>0.842360429825081</text:p>
          </table:table-cell>
          <table:table-cell office:value-type="float" office:value="0.8005385" calcext:value-type="float">
            <text:p>0.8005385</text:p>
          </table:table-cell>
          <table:table-cell office:value-type="float" office:value="0.799754204983943" calcext:value-type="float">
            <text:p>0.799754204983943</text:p>
          </table:table-cell>
          <table:table-cell office:value-type="float" office:value="0.801322795016056" calcext:value-type="float">
            <text:p>0.801322795016056</text:p>
          </table:table-cell>
          <table:table-cell office:value-type="float" office:value="0.853176" calcext:value-type="float">
            <text:p>0.853176</text:p>
          </table:table-cell>
          <table:table-cell office:value-type="float" office:value="0.852348357382227" calcext:value-type="float">
            <text:p>0.852348357382227</text:p>
          </table:table-cell>
          <table:table-cell office:value-type="float" office:value="0.854003642617774" calcext:value-type="float">
            <text:p>0.854003642617774</text:p>
          </table:table-cell>
          <table:table-cell office:value-type="float" office:value="0.8708355" calcext:value-type="float">
            <text:p>0.8708355</text:p>
          </table:table-cell>
          <table:table-cell office:value-type="float" office:value="0.870031781409566" calcext:value-type="float">
            <text:p>0.870031781409566</text:p>
          </table:table-cell>
          <table:table-cell office:value-type="float" office:value="0.871639218590434" calcext:value-type="float">
            <text:p>0.871639218590434</text:p>
          </table:table-cell>
          <table:table-cell office:value-type="float" office:value="0.841607500000001" calcext:value-type="float">
            <text:p>0.841607500000001</text:p>
          </table:table-cell>
          <table:table-cell office:value-type="float" office:value="0.84085457017492" calcext:value-type="float">
            <text:p>0.84085457017492</text:p>
          </table:table-cell>
          <table:table-cell office:value-type="float" office:value="0.842360429825081" calcext:value-type="float">
            <text:p>0.842360429825081</text:p>
          </table:table-cell>
          <table:table-cell office:value-type="float" office:value="0.8708355" calcext:value-type="float">
            <text:p>0.8708355</text:p>
          </table:table-cell>
          <table:table-cell office:value-type="float" office:value="0.870031781409566" calcext:value-type="float">
            <text:p>0.870031781409566</text:p>
          </table:table-cell>
          <table:table-cell office:value-type="float" office:value="0.871639218590434" calcext:value-type="float">
            <text:p>0.871639218590434</text:p>
          </table:table-cell>
          <table:table-cell office:value-type="float" office:value="0.631903795087788" calcext:value-type="float">
            <text:p>0.631903795087788</text:p>
          </table:table-cell>
          <table:table-cell office:value-type="float" office:value="0.629831606671105" calcext:value-type="float">
            <text:p>0.629831606671105</text:p>
          </table:table-cell>
          <table:table-cell office:value-type="float" office:value="0.633975983504471" calcext:value-type="float">
            <text:p>0.633975983504471</text:p>
          </table:table-cell>
          <table:table-cell office:value-type="float" office:value="0.836971265347406" calcext:value-type="float">
            <text:p>0.836971265347406</text:p>
          </table:table-cell>
          <table:table-cell office:value-type="float" office:value="0.835351105657491" calcext:value-type="float">
            <text:p>0.835351105657491</text:p>
          </table:table-cell>
          <table:table-cell office:value-type="float" office:value="0.838591425037321" calcext:value-type="float">
            <text:p>0.838591425037321</text:p>
          </table:table-cell>
          <table:table-cell office:value-type="float" office:value="0.906323405530152" calcext:value-type="float">
            <text:p>0.906323405530152</text:p>
          </table:table-cell>
          <table:table-cell office:value-type="float" office:value="0.904650458396904" calcext:value-type="float">
            <text:p>0.904650458396904</text:p>
          </table:table-cell>
          <table:table-cell office:value-type="float" office:value="0.9079963526634" calcext:value-type="float">
            <text:p>0.9079963526634</text:p>
          </table:table-cell>
          <table:table-cell office:value-type="float" office:value="0.730349981034239" calcext:value-type="float">
            <text:p>0.730349981034239</text:p>
          </table:table-cell>
          <table:table-cell office:value-type="float" office:value="0.728246604344125" calcext:value-type="float">
            <text:p>0.728246604344125</text:p>
          </table:table-cell>
          <table:table-cell office:value-type="float" office:value="0.732453357724352" calcext:value-type="float">
            <text:p>0.732453357724352</text:p>
          </table:table-cell>
          <table:table-cell office:value-type="float" office:value="0.631903795087788" calcext:value-type="float">
            <text:p>0.631903795087788</text:p>
          </table:table-cell>
          <table:table-cell office:value-type="float" office:value="0.629831606671105" calcext:value-type="float">
            <text:p>0.629831606671105</text:p>
          </table:table-cell>
          <table:table-cell office:value-type="float" office:value="0.633975983504471" calcext:value-type="float">
            <text:p>0.633975983504471</text:p>
          </table:table-cell>
          <table:table-cell office:value-type="float" office:value="0.730349981034239" calcext:value-type="float">
            <text:p>0.730349981034239</text:p>
          </table:table-cell>
          <table:table-cell office:value-type="float" office:value="0.728246604344125" calcext:value-type="float">
            <text:p>0.728246604344125</text:p>
          </table:table-cell>
          <table:table-cell office:value-type="float" office:value="0.732453357724352" calcext:value-type="float">
            <text:p>0.732453357724352</text:p>
          </table:table-cell>
          <table:table-cell office:value-type="float" office:value="0.895400634179256" calcext:value-type="float">
            <text:p>0.895400634179256</text:p>
          </table:table-cell>
          <table:table-cell office:value-type="float" office:value="0.894625029674873" calcext:value-type="float">
            <text:p>0.894625029674873</text:p>
          </table:table-cell>
          <table:table-cell office:value-type="float" office:value="0.89617623868364" calcext:value-type="float">
            <text:p>0.89617623868364</text:p>
          </table:table-cell>
          <table:table-cell office:value-type="float" office:value="0.792730626257496" calcext:value-type="float">
            <text:p>0.792730626257496</text:p>
          </table:table-cell>
          <table:table-cell office:value-type="float" office:value="0.791916800568804" calcext:value-type="float">
            <text:p>0.791916800568804</text:p>
          </table:table-cell>
          <table:table-cell office:value-type="float" office:value="0.793544451946189" calcext:value-type="float">
            <text:p>0.793544451946189</text:p>
          </table:table-cell>
          <table:table-cell office:value-type="float" office:value="0.841274984688785" calcext:value-type="float">
            <text:p>0.841274984688785</text:p>
          </table:table-cell>
          <table:table-cell office:value-type="float" office:value="0.840442415829754" calcext:value-type="float">
            <text:p>0.840442415829754</text:p>
          </table:table-cell>
          <table:table-cell office:value-type="float" office:value="0.842107553547816" calcext:value-type="float">
            <text:p>0.842107553547816</text:p>
          </table:table-cell>
          <table:table-cell office:value-type="float" office:value="0.907372303654007" calcext:value-type="float">
            <text:p>0.907372303654007</text:p>
          </table:table-cell>
          <table:table-cell office:value-type="float" office:value="0.906513394531428" calcext:value-type="float">
            <text:p>0.906513394531428</text:p>
          </table:table-cell>
          <table:table-cell office:value-type="float" office:value="0.908231212776585" calcext:value-type="float">
            <text:p>0.908231212776585</text:p>
          </table:table-cell>
          <table:table-cell office:value-type="float" office:value="0.895400634179256" calcext:value-type="float">
            <text:p>0.895400634179256</text:p>
          </table:table-cell>
          <table:table-cell office:value-type="float" office:value="0.894625029674873" calcext:value-type="float">
            <text:p>0.894625029674873</text:p>
          </table:table-cell>
          <table:table-cell office:value-type="float" office:value="0.89617623868364" calcext:value-type="float">
            <text:p>0.89617623868364</text:p>
          </table:table-cell>
          <table:table-cell office:value-type="float" office:value="0.907372303654007" calcext:value-type="float">
            <text:p>0.907372303654007</text:p>
          </table:table-cell>
          <table:table-cell office:value-type="float" office:value="0.906513394531428" calcext:value-type="float">
            <text:p>0.906513394531428</text:p>
          </table:table-cell>
          <table:table-cell office:value-type="float" office:value="0.908231212776585" calcext:value-type="float">
            <text:p>0.908231212776585</text:p>
          </table:table-cell>
          <table:table-cell office:value-type="float" office:value="174.849060208333" calcext:value-type="float">
            <text:p>174.849060208333</text:p>
          </table:table-cell>
        </table:table-row>
        <table:table-row table:style-name="ro1">
          <table:table-cell office:value-type="string" calcext:value-type="string">
            <text:p>bky_posdep_null_pw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table:number-columns-repeated="54" office:value-type="string" calcext:value-type="string">
            <text:p>NaN</text:p>
          </table:table-cell>
          <table:table-cell office:value-type="float" office:value="130.054003208333" calcext:value-type="float">
            <text:p>130.054003208333</text:p>
          </table:table-cell>
        </table:table-row>
        <table:table-row table:style-name="ro1">
          <table:table-cell office:value-type="string" calcext:value-type="string">
            <text:p>bky_posdep_posonly_pwr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18258" calcext:value-type="float">
            <text:p>0.818258</text:p>
          </table:table-cell>
          <table:table-cell office:value-type="float" office:value="0.804517146628354" calcext:value-type="float">
            <text:p>0.804517146628354</text:p>
          </table:table-cell>
          <table:table-cell office:value-type="float" office:value="0.831998853371646" calcext:value-type="float">
            <text:p>0.831998853371646</text:p>
          </table:table-cell>
          <table:table-cell office:value-type="float" office:value="0.663328" calcext:value-type="float">
            <text:p>0.663328</text:p>
          </table:table-cell>
          <table:table-cell office:value-type="float" office:value="0.651570556678906" calcext:value-type="float">
            <text:p>0.651570556678906</text:p>
          </table:table-cell>
          <table:table-cell office:value-type="float" office:value="0.675085443321094" calcext:value-type="float">
            <text:p>0.675085443321094</text:p>
          </table:table-cell>
          <table:table-cell office:value-type="float" office:value="0.681793" calcext:value-type="float">
            <text:p>0.681793</text:p>
          </table:table-cell>
          <table:table-cell office:value-type="float" office:value="0.669600906490536" calcext:value-type="float">
            <text:p>0.669600906490536</text:p>
          </table:table-cell>
          <table:table-cell office:value-type="float" office:value="0.693985093509465" calcext:value-type="float">
            <text:p>0.693985093509465</text:p>
          </table:table-cell>
          <table:table-cell office:value-type="float" office:value="0.806804" calcext:value-type="float">
            <text:p>0.806804</text:p>
          </table:table-cell>
          <table:table-cell office:value-type="float" office:value="0.797362075667067" calcext:value-type="float">
            <text:p>0.797362075667067</text:p>
          </table:table-cell>
          <table:table-cell office:value-type="float" office:value="0.816245924332933" calcext:value-type="float">
            <text:p>0.816245924332933</text:p>
          </table:table-cell>
          <table:table-cell office:value-type="float" office:value="0.81817" calcext:value-type="float">
            <text:p>0.81817</text:p>
          </table:table-cell>
          <table:table-cell office:value-type="float" office:value="0.804419907896683" calcext:value-type="float">
            <text:p>0.804419907896683</text:p>
          </table:table-cell>
          <table:table-cell office:value-type="float" office:value="0.831920092103317" calcext:value-type="float">
            <text:p>0.831920092103317</text:p>
          </table:table-cell>
          <table:table-cell office:value-type="float" office:value="0.806787" calcext:value-type="float">
            <text:p>0.806787</text:p>
          </table:table-cell>
          <table:table-cell office:value-type="float" office:value="0.797342343397053" calcext:value-type="float">
            <text:p>0.797342343397053</text:p>
          </table:table-cell>
          <table:table-cell office:value-type="float" office:value="0.816231656602946" calcext:value-type="float">
            <text:p>0.816231656602946</text:p>
          </table:table-cell>
          <table:table-cell office:value-type="float" office:value="0.817934460683479" calcext:value-type="float">
            <text:p>0.817934460683479</text:p>
          </table:table-cell>
          <table:table-cell office:value-type="float" office:value="0.80416773751064" calcext:value-type="float">
            <text:p>0.80416773751064</text:p>
          </table:table-cell>
          <table:table-cell office:value-type="float" office:value="0.831701183856319" calcext:value-type="float">
            <text:p>0.831701183856319</text:p>
          </table:table-cell>
          <table:table-cell office:value-type="float" office:value="0.658095555458635" calcext:value-type="float">
            <text:p>0.658095555458635</text:p>
          </table:table-cell>
          <table:table-cell office:value-type="float" office:value="0.646154706033713" calcext:value-type="float">
            <text:p>0.646154706033713</text:p>
          </table:table-cell>
          <table:table-cell office:value-type="float" office:value="0.670036404883557" calcext:value-type="float">
            <text:p>0.670036404883557</text:p>
          </table:table-cell>
          <table:table-cell office:value-type="float" office:value="0.675937687560918" calcext:value-type="float">
            <text:p>0.675937687560918</text:p>
          </table:table-cell>
          <table:table-cell office:value-type="float" office:value="0.66355333712537" calcext:value-type="float">
            <text:p>0.66355333712537</text:p>
          </table:table-cell>
          <table:table-cell office:value-type="float" office:value="0.688322037996467" calcext:value-type="float">
            <text:p>0.688322037996467</text:p>
          </table:table-cell>
          <table:table-cell office:value-type="float" office:value="0.807074545382575" calcext:value-type="float">
            <text:p>0.807074545382575</text:p>
          </table:table-cell>
          <table:table-cell office:value-type="float" office:value="0.797624494619599" calcext:value-type="float">
            <text:p>0.797624494619599</text:p>
          </table:table-cell>
          <table:table-cell office:value-type="float" office:value="0.816524596145551" calcext:value-type="float">
            <text:p>0.816524596145551</text:p>
          </table:table-cell>
          <table:table-cell office:value-type="float" office:value="0.817844739277676" calcext:value-type="float">
            <text:p>0.817844739277676</text:p>
          </table:table-cell>
          <table:table-cell office:value-type="float" office:value="0.804068636103345" calcext:value-type="float">
            <text:p>0.804068636103345</text:p>
          </table:table-cell>
          <table:table-cell office:value-type="float" office:value="0.831620842452007" calcext:value-type="float">
            <text:p>0.831620842452007</text:p>
          </table:table-cell>
          <table:table-cell office:value-type="float" office:value="0.807057162969487" calcext:value-type="float">
            <text:p>0.807057162969487</text:p>
          </table:table-cell>
          <table:table-cell office:value-type="float" office:value="0.797604321281175" calcext:value-type="float">
            <text:p>0.797604321281175</text:p>
          </table:table-cell>
          <table:table-cell office:value-type="float" office:value="0.816510004657798" calcext:value-type="float">
            <text:p>0.816510004657798</text:p>
          </table:table-cell>
          <table:table-cell table:number-columns-repeated="18" office:value-type="string" calcext:value-type="string">
            <text:p>NaN</text:p>
          </table:table-cell>
          <table:table-cell office:value-type="float" office:value="146.81646875" calcext:value-type="float">
            <text:p>146.81646875</text:p>
          </table:table-cell>
        </table:table-row>
        <table:table-row table:style-name="ro1">
          <table:table-cell office:value-type="string" calcext:value-type="string">
            <text:p>bky_posdep_negonly_pwr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23485999999999" calcext:value-type="float">
            <text:p>0.823485999999999</text:p>
          </table:table-cell>
          <table:table-cell office:value-type="float" office:value="0.809945432508945" calcext:value-type="float">
            <text:p>0.809945432508945</text:p>
          </table:table-cell>
          <table:table-cell office:value-type="float" office:value="0.837026567491054" calcext:value-type="float">
            <text:p>0.837026567491054</text:p>
          </table:table-cell>
          <table:table-cell office:value-type="float" office:value="0.666755" calcext:value-type="float">
            <text:p>0.666755</text:p>
          </table:table-cell>
          <table:table-cell office:value-type="float" office:value="0.654918501535071" calcext:value-type="float">
            <text:p>0.654918501535071</text:p>
          </table:table-cell>
          <table:table-cell office:value-type="float" office:value="0.678591498464929" calcext:value-type="float">
            <text:p>0.678591498464929</text:p>
          </table:table-cell>
          <table:table-cell office:value-type="float" office:value="0.685615" calcext:value-type="float">
            <text:p>0.685615</text:p>
          </table:table-cell>
          <table:table-cell office:value-type="float" office:value="0.673423836263874" calcext:value-type="float">
            <text:p>0.673423836263874</text:p>
          </table:table-cell>
          <table:table-cell office:value-type="float" office:value="0.697806163736125" calcext:value-type="float">
            <text:p>0.697806163736125</text:p>
          </table:table-cell>
          <table:table-cell office:value-type="float" office:value="0.809594" calcext:value-type="float">
            <text:p>0.809594</text:p>
          </table:table-cell>
          <table:table-cell office:value-type="float" office:value="0.800175493507803" calcext:value-type="float">
            <text:p>0.800175493507803</text:p>
          </table:table-cell>
          <table:table-cell office:value-type="float" office:value="0.819012506492196" calcext:value-type="float">
            <text:p>0.819012506492196</text:p>
          </table:table-cell>
          <table:table-cell office:value-type="float" office:value="0.823471" calcext:value-type="float">
            <text:p>0.823471</text:p>
          </table:table-cell>
          <table:table-cell office:value-type="float" office:value="0.809928711517714" calcext:value-type="float">
            <text:p>0.809928711517714</text:p>
          </table:table-cell>
          <table:table-cell office:value-type="float" office:value="0.837013288482286" calcext:value-type="float">
            <text:p>0.837013288482286</text:p>
          </table:table-cell>
          <table:table-cell office:value-type="float" office:value="0.809585" calcext:value-type="float">
            <text:p>0.809585</text:p>
          </table:table-cell>
          <table:table-cell office:value-type="float" office:value="0.800165023499271" calcext:value-type="float">
            <text:p>0.800165023499271</text:p>
          </table:table-cell>
          <table:table-cell office:value-type="float" office:value="0.819004976500728" calcext:value-type="float">
            <text:p>0.819004976500728</text:p>
          </table:table-cell>
          <table:table-cell table:number-columns-repeated="18" office:value-type="string" calcext:value-type="string">
            <text:p>NaN</text:p>
          </table:table-cell>
          <table:table-cell office:value-type="float" office:value="0.822875077471151" calcext:value-type="float">
            <text:p>0.822875077471151</text:p>
          </table:table-cell>
          <table:table-cell office:value-type="float" office:value="0.809278894487135" calcext:value-type="float">
            <text:p>0.809278894487135</text:p>
          </table:table-cell>
          <table:table-cell office:value-type="float" office:value="0.836471260455167" calcext:value-type="float">
            <text:p>0.836471260455167</text:p>
          </table:table-cell>
          <table:table-cell office:value-type="float" office:value="0.661823487873622" calcext:value-type="float">
            <text:p>0.661823487873622</text:p>
          </table:table-cell>
          <table:table-cell office:value-type="float" office:value="0.64981024078798" calcext:value-type="float">
            <text:p>0.64981024078798</text:p>
          </table:table-cell>
          <table:table-cell office:value-type="float" office:value="0.673836734959264" calcext:value-type="float">
            <text:p>0.673836734959264</text:p>
          </table:table-cell>
          <table:table-cell office:value-type="float" office:value="0.680048686530781" calcext:value-type="float">
            <text:p>0.680048686530781</text:p>
          </table:table-cell>
          <table:table-cell office:value-type="float" office:value="0.667672995591182" calcext:value-type="float">
            <text:p>0.667672995591182</text:p>
          </table:table-cell>
          <table:table-cell office:value-type="float" office:value="0.69242437747038" calcext:value-type="float">
            <text:p>0.69242437747038</text:p>
          </table:table-cell>
          <table:table-cell office:value-type="float" office:value="0.809863109715839" calcext:value-type="float">
            <text:p>0.809863109715839</text:p>
          </table:table-cell>
          <table:table-cell office:value-type="float" office:value="0.800435874576971" calcext:value-type="float">
            <text:p>0.800435874576971</text:p>
          </table:table-cell>
          <table:table-cell office:value-type="float" office:value="0.819290344854707" calcext:value-type="float">
            <text:p>0.819290344854707</text:p>
          </table:table-cell>
          <table:table-cell office:value-type="float" office:value="0.822859864489406" calcext:value-type="float">
            <text:p>0.822859864489406</text:p>
          </table:table-cell>
          <table:table-cell office:value-type="float" office:value="0.80926194499011" calcext:value-type="float">
            <text:p>0.80926194499011</text:p>
          </table:table-cell>
          <table:table-cell office:value-type="float" office:value="0.836457783988703" calcext:value-type="float">
            <text:p>0.836457783988703</text:p>
          </table:table-cell>
          <table:table-cell office:value-type="float" office:value="0.809863109715839" calcext:value-type="float">
            <text:p>0.809863109715839</text:p>
          </table:table-cell>
          <table:table-cell office:value-type="float" office:value="0.800435874576971" calcext:value-type="float">
            <text:p>0.800435874576971</text:p>
          </table:table-cell>
          <table:table-cell office:value-type="float" office:value="0.819290344854707" calcext:value-type="float">
            <text:p>0.819290344854707</text:p>
          </table:table-cell>
          <table:table-cell office:value-type="float" office:value="146.671552583333" calcext:value-type="float">
            <text:p>146.671552583333</text:p>
          </table:table-cell>
        </table:table-row>
        <table:table-row table:style-name="ro1">
          <table:table-cell office:value-type="string" calcext:value-type="string">
            <text:p>bky_posdep_balanced_pwr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82857" calcext:value-type="float">
            <text:p>0.782857</text:p>
          </table:table-cell>
          <table:table-cell office:value-type="float" office:value="0.780892660859147" calcext:value-type="float">
            <text:p>0.780892660859147</text:p>
          </table:table-cell>
          <table:table-cell office:value-type="float" office:value="0.784821339140853" calcext:value-type="float">
            <text:p>0.784821339140853</text:p>
          </table:table-cell>
          <table:table-cell office:value-type="float" office:value="0.799292" calcext:value-type="float">
            <text:p>0.799292</text:p>
          </table:table-cell>
          <table:table-cell office:value-type="float" office:value="0.798007962585762" calcext:value-type="float">
            <text:p>0.798007962585762</text:p>
          </table:table-cell>
          <table:table-cell office:value-type="float" office:value="0.800576037414238" calcext:value-type="float">
            <text:p>0.800576037414238</text:p>
          </table:table-cell>
          <table:table-cell office:value-type="float" office:value="0.851581" calcext:value-type="float">
            <text:p>0.851581</text:p>
          </table:table-cell>
          <table:table-cell office:value-type="float" office:value="0.850385817005072" calcext:value-type="float">
            <text:p>0.850385817005072</text:p>
          </table:table-cell>
          <table:table-cell office:value-type="float" office:value="0.852776182994928" calcext:value-type="float">
            <text:p>0.852776182994928</text:p>
          </table:table-cell>
          <table:table-cell office:value-type="float" office:value="0.849766" calcext:value-type="float">
            <text:p>0.849766</text:p>
          </table:table-cell>
          <table:table-cell office:value-type="float" office:value="0.848193074687045" calcext:value-type="float">
            <text:p>0.848193074687045</text:p>
          </table:table-cell>
          <table:table-cell office:value-type="float" office:value="0.851338925312955" calcext:value-type="float">
            <text:p>0.851338925312955</text:p>
          </table:table-cell>
          <table:table-cell office:value-type="float" office:value="0.782857" calcext:value-type="float">
            <text:p>0.782857</text:p>
          </table:table-cell>
          <table:table-cell office:value-type="float" office:value="0.780892660859147" calcext:value-type="float">
            <text:p>0.780892660859147</text:p>
          </table:table-cell>
          <table:table-cell office:value-type="float" office:value="0.784821339140853" calcext:value-type="float">
            <text:p>0.784821339140853</text:p>
          </table:table-cell>
          <table:table-cell office:value-type="float" office:value="0.849766" calcext:value-type="float">
            <text:p>0.849766</text:p>
          </table:table-cell>
          <table:table-cell office:value-type="float" office:value="0.848193074687045" calcext:value-type="float">
            <text:p>0.848193074687045</text:p>
          </table:table-cell>
          <table:table-cell office:value-type="float" office:value="0.851338925312955" calcext:value-type="float">
            <text:p>0.851338925312955</text:p>
          </table:table-cell>
          <table:table-cell office:value-type="float" office:value="0.776901398969495" calcext:value-type="float">
            <text:p>0.776901398969495</text:p>
          </table:table-cell>
          <table:table-cell office:value-type="float" office:value="0.765782551843937" calcext:value-type="float">
            <text:p>0.765782551843937</text:p>
          </table:table-cell>
          <table:table-cell office:value-type="float" office:value="0.788020246095052" calcext:value-type="float">
            <text:p>0.788020246095052</text:p>
          </table:table-cell>
          <table:table-cell office:value-type="float" office:value="0.794761394157222" calcext:value-type="float">
            <text:p>0.794761394157222</text:p>
          </table:table-cell>
          <table:table-cell office:value-type="float" office:value="0.786790312826106" calcext:value-type="float">
            <text:p>0.786790312826106</text:p>
          </table:table-cell>
          <table:table-cell office:value-type="float" office:value="0.802732475488337" calcext:value-type="float">
            <text:p>0.802732475488337</text:p>
          </table:table-cell>
          <table:table-cell office:value-type="float" office:value="0.847683838442565" calcext:value-type="float">
            <text:p>0.847683838442565</text:p>
          </table:table-cell>
          <table:table-cell office:value-type="float" office:value="0.839957399545234" calcext:value-type="float">
            <text:p>0.839957399545234</text:p>
          </table:table-cell>
          <table:table-cell office:value-type="float" office:value="0.855410277339896" calcext:value-type="float">
            <text:p>0.855410277339896</text:p>
          </table:table-cell>
          <table:table-cell office:value-type="float" office:value="0.84675914223951" calcext:value-type="float">
            <text:p>0.84675914223951</text:p>
          </table:table-cell>
          <table:table-cell office:value-type="float" office:value="0.838375025606552" calcext:value-type="float">
            <text:p>0.838375025606552</text:p>
          </table:table-cell>
          <table:table-cell office:value-type="float" office:value="0.855143258872467" calcext:value-type="float">
            <text:p>0.855143258872467</text:p>
          </table:table-cell>
          <table:table-cell office:value-type="float" office:value="0.776901398969495" calcext:value-type="float">
            <text:p>0.776901398969495</text:p>
          </table:table-cell>
          <table:table-cell office:value-type="float" office:value="0.765782551843937" calcext:value-type="float">
            <text:p>0.765782551843937</text:p>
          </table:table-cell>
          <table:table-cell office:value-type="float" office:value="0.788020246095052" calcext:value-type="float">
            <text:p>0.788020246095052</text:p>
          </table:table-cell>
          <table:table-cell office:value-type="float" office:value="0.84675914223951" calcext:value-type="float">
            <text:p>0.84675914223951</text:p>
          </table:table-cell>
          <table:table-cell office:value-type="float" office:value="0.838375025606552" calcext:value-type="float">
            <text:p>0.838375025606552</text:p>
          </table:table-cell>
          <table:table-cell office:value-type="float" office:value="0.855143258872467" calcext:value-type="float">
            <text:p>0.855143258872467</text:p>
          </table:table-cell>
          <table:table-cell office:value-type="float" office:value="0.789714867371791" calcext:value-type="float">
            <text:p>0.789714867371791</text:p>
          </table:table-cell>
          <table:table-cell office:value-type="float" office:value="0.778543122215651" calcext:value-type="float">
            <text:p>0.778543122215651</text:p>
          </table:table-cell>
          <table:table-cell office:value-type="float" office:value="0.800886612527932" calcext:value-type="float">
            <text:p>0.800886612527932</text:p>
          </table:table-cell>
          <table:table-cell office:value-type="float" office:value="0.805102057276858" calcext:value-type="float">
            <text:p>0.805102057276858</text:p>
          </table:table-cell>
          <table:table-cell office:value-type="float" office:value="0.797084766274314" calcext:value-type="float">
            <text:p>0.797084766274314</text:p>
          </table:table-cell>
          <table:table-cell office:value-type="float" office:value="0.813119348279403" calcext:value-type="float">
            <text:p>0.813119348279403</text:p>
          </table:table-cell>
          <table:table-cell office:value-type="float" office:value="0.85691841170303" calcext:value-type="float">
            <text:p>0.85691841170303</text:p>
          </table:table-cell>
          <table:table-cell office:value-type="float" office:value="0.849152693248113" calcext:value-type="float">
            <text:p>0.849152693248113</text:p>
          </table:table-cell>
          <table:table-cell office:value-type="float" office:value="0.864684130157946" calcext:value-type="float">
            <text:p>0.864684130157946</text:p>
          </table:table-cell>
          <table:table-cell office:value-type="float" office:value="0.85405809939169" calcext:value-type="float">
            <text:p>0.85405809939169</text:p>
          </table:table-cell>
          <table:table-cell office:value-type="float" office:value="0.845512114643004" calcext:value-type="float">
            <text:p>0.845512114643004</text:p>
          </table:table-cell>
          <table:table-cell office:value-type="float" office:value="0.862604084140377" calcext:value-type="float">
            <text:p>0.862604084140377</text:p>
          </table:table-cell>
          <table:table-cell office:value-type="float" office:value="0.789714867371791" calcext:value-type="float">
            <text:p>0.789714867371791</text:p>
          </table:table-cell>
          <table:table-cell office:value-type="float" office:value="0.778543122215651" calcext:value-type="float">
            <text:p>0.778543122215651</text:p>
          </table:table-cell>
          <table:table-cell office:value-type="float" office:value="0.800886612527932" calcext:value-type="float">
            <text:p>0.800886612527932</text:p>
          </table:table-cell>
          <table:table-cell office:value-type="float" office:value="0.85405809939169" calcext:value-type="float">
            <text:p>0.85405809939169</text:p>
          </table:table-cell>
          <table:table-cell office:value-type="float" office:value="0.845512114643004" calcext:value-type="float">
            <text:p>0.845512114643004</text:p>
          </table:table-cell>
          <table:table-cell office:value-type="float" office:value="0.862604084140377" calcext:value-type="float">
            <text:p>0.862604084140377</text:p>
          </table:table-cell>
          <table:table-cell office:value-type="float" office:value="177.957594125" calcext:value-type="float">
            <text:p>177.957594125</text:p>
          </table:table-cell>
        </table:table-row>
        <table:table-row table:style-name="ro1">
          <table:table-cell office:value-type="string" calcext:value-type="string">
            <text:p>bky_posdep_unbalanced_pwr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31590999999999" calcext:value-type="float">
            <text:p>0.831590999999999</text:p>
          </table:table-cell>
          <table:table-cell office:value-type="float" office:value="0.82612048629082" calcext:value-type="float">
            <text:p>0.82612048629082</text:p>
          </table:table-cell>
          <table:table-cell office:value-type="float" office:value="0.837061513709179" calcext:value-type="float">
            <text:p>0.837061513709179</text:p>
          </table:table-cell>
          <table:table-cell office:value-type="float" office:value="0.793913" calcext:value-type="float">
            <text:p>0.793913</text:p>
          </table:table-cell>
          <table:table-cell office:value-type="float" office:value="0.788447741226303" calcext:value-type="float">
            <text:p>0.788447741226303</text:p>
          </table:table-cell>
          <table:table-cell office:value-type="float" office:value="0.799378258773698" calcext:value-type="float">
            <text:p>0.799378258773698</text:p>
          </table:table-cell>
          <table:table-cell office:value-type="float" office:value="0.844631" calcext:value-type="float">
            <text:p>0.844631</text:p>
          </table:table-cell>
          <table:table-cell office:value-type="float" office:value="0.839067865993232" calcext:value-type="float">
            <text:p>0.839067865993232</text:p>
          </table:table-cell>
          <table:table-cell office:value-type="float" office:value="0.850194134006768" calcext:value-type="float">
            <text:p>0.850194134006768</text:p>
          </table:table-cell>
          <table:table-cell office:value-type="float" office:value="0.868459499999999" calcext:value-type="float">
            <text:p>0.868459499999999</text:p>
          </table:table-cell>
          <table:table-cell office:value-type="float" office:value="0.864183183366292" calcext:value-type="float">
            <text:p>0.864183183366292</text:p>
          </table:table-cell>
          <table:table-cell office:value-type="float" office:value="0.872735816633707" calcext:value-type="float">
            <text:p>0.872735816633707</text:p>
          </table:table-cell>
          <table:table-cell office:value-type="float" office:value="0.831590999999999" calcext:value-type="float">
            <text:p>0.831590999999999</text:p>
          </table:table-cell>
          <table:table-cell office:value-type="float" office:value="0.82612048629082" calcext:value-type="float">
            <text:p>0.82612048629082</text:p>
          </table:table-cell>
          <table:table-cell office:value-type="float" office:value="0.837061513709179" calcext:value-type="float">
            <text:p>0.837061513709179</text:p>
          </table:table-cell>
          <table:table-cell office:value-type="float" office:value="0.868459499999999" calcext:value-type="float">
            <text:p>0.868459499999999</text:p>
          </table:table-cell>
          <table:table-cell office:value-type="float" office:value="0.864183183366292" calcext:value-type="float">
            <text:p>0.864183183366292</text:p>
          </table:table-cell>
          <table:table-cell office:value-type="float" office:value="0.872735816633707" calcext:value-type="float">
            <text:p>0.872735816633707</text:p>
          </table:table-cell>
          <table:table-cell office:value-type="float" office:value="0.614401724834565" calcext:value-type="float">
            <text:p>0.614401724834565</text:p>
          </table:table-cell>
          <table:table-cell office:value-type="float" office:value="0.601150612275602" calcext:value-type="float">
            <text:p>0.601150612275602</text:p>
          </table:table-cell>
          <table:table-cell office:value-type="float" office:value="0.627652837393528" calcext:value-type="float">
            <text:p>0.627652837393528</text:p>
          </table:table-cell>
          <table:table-cell office:value-type="float" office:value="0.824625003911942" calcext:value-type="float">
            <text:p>0.824625003911942</text:p>
          </table:table-cell>
          <table:table-cell office:value-type="float" office:value="0.816381459602782" calcext:value-type="float">
            <text:p>0.816381459602782</text:p>
          </table:table-cell>
          <table:table-cell office:value-type="float" office:value="0.832868548221102" calcext:value-type="float">
            <text:p>0.832868548221102</text:p>
          </table:table-cell>
          <table:table-cell office:value-type="float" office:value="0.887755407566213" calcext:value-type="float">
            <text:p>0.887755407566213</text:p>
          </table:table-cell>
          <table:table-cell office:value-type="float" office:value="0.879831629326622" calcext:value-type="float">
            <text:p>0.879831629326622</text:p>
          </table:table-cell>
          <table:table-cell office:value-type="float" office:value="0.895679185805804" calcext:value-type="float">
            <text:p>0.895679185805804</text:p>
          </table:table-cell>
          <table:table-cell office:value-type="float" office:value="0.725646137683739" calcext:value-type="float">
            <text:p>0.725646137683739</text:p>
          </table:table-cell>
          <table:table-cell office:value-type="float" office:value="0.715031171072155" calcext:value-type="float">
            <text:p>0.715031171072155</text:p>
          </table:table-cell>
          <table:table-cell office:value-type="float" office:value="0.736261104295322" calcext:value-type="float">
            <text:p>0.736261104295322</text:p>
          </table:table-cell>
          <table:table-cell office:value-type="float" office:value="0.614401724834565" calcext:value-type="float">
            <text:p>0.614401724834565</text:p>
          </table:table-cell>
          <table:table-cell office:value-type="float" office:value="0.601150612275602" calcext:value-type="float">
            <text:p>0.601150612275602</text:p>
          </table:table-cell>
          <table:table-cell office:value-type="float" office:value="0.627652837393528" calcext:value-type="float">
            <text:p>0.627652837393528</text:p>
          </table:table-cell>
          <table:table-cell office:value-type="float" office:value="0.725646137683739" calcext:value-type="float">
            <text:p>0.725646137683739</text:p>
          </table:table-cell>
          <table:table-cell office:value-type="float" office:value="0.715031171072155" calcext:value-type="float">
            <text:p>0.715031171072155</text:p>
          </table:table-cell>
          <table:table-cell office:value-type="float" office:value="0.736261104295322" calcext:value-type="float">
            <text:p>0.736261104295322</text:p>
          </table:table-cell>
          <table:table-cell office:value-type="float" office:value="0.88651421483736" calcext:value-type="float">
            <text:p>0.88651421483736</text:p>
          </table:table-cell>
          <table:table-cell office:value-type="float" office:value="0.876677193058619" calcext:value-type="float">
            <text:p>0.876677193058619</text:p>
          </table:table-cell>
          <table:table-cell office:value-type="float" office:value="0.896351236616101" calcext:value-type="float">
            <text:p>0.896351236616101</text:p>
          </table:table-cell>
          <table:table-cell office:value-type="float" office:value="0.786942230488785" calcext:value-type="float">
            <text:p>0.786942230488785</text:p>
          </table:table-cell>
          <table:table-cell office:value-type="float" office:value="0.778221880094363" calcext:value-type="float">
            <text:p>0.778221880094363</text:p>
          </table:table-cell>
          <table:table-cell office:value-type="float" office:value="0.795662580883206" calcext:value-type="float">
            <text:p>0.795662580883206</text:p>
          </table:table-cell>
          <table:table-cell office:value-type="float" office:value="0.834639446400955" calcext:value-type="float">
            <text:p>0.834639446400955</text:p>
          </table:table-cell>
          <table:table-cell office:value-type="float" office:value="0.825873170552524" calcext:value-type="float">
            <text:p>0.825873170552524</text:p>
          </table:table-cell>
          <table:table-cell office:value-type="float" office:value="0.843405722249386" calcext:value-type="float">
            <text:p>0.843405722249386</text:p>
          </table:table-cell>
          <table:table-cell office:value-type="float" office:value="0.904940478369334" calcext:value-type="float">
            <text:p>0.904940478369334</text:p>
          </table:table-cell>
          <table:table-cell office:value-type="float" office:value="0.897238802103903" calcext:value-type="float">
            <text:p>0.897238802103903</text:p>
          </table:table-cell>
          <table:table-cell office:value-type="float" office:value="0.912642154634764" calcext:value-type="float">
            <text:p>0.912642154634764</text:p>
          </table:table-cell>
          <table:table-cell office:value-type="float" office:value="0.88651421483736" calcext:value-type="float">
            <text:p>0.88651421483736</text:p>
          </table:table-cell>
          <table:table-cell office:value-type="float" office:value="0.876677193058619" calcext:value-type="float">
            <text:p>0.876677193058619</text:p>
          </table:table-cell>
          <table:table-cell office:value-type="float" office:value="0.896351236616101" calcext:value-type="float">
            <text:p>0.896351236616101</text:p>
          </table:table-cell>
          <table:table-cell office:value-type="float" office:value="0.904940478369334" calcext:value-type="float">
            <text:p>0.904940478369334</text:p>
          </table:table-cell>
          <table:table-cell office:value-type="float" office:value="0.897238802103903" calcext:value-type="float">
            <text:p>0.897238802103903</text:p>
          </table:table-cell>
          <table:table-cell office:value-type="float" office:value="0.912642154634764" calcext:value-type="float">
            <text:p>0.912642154634764</text:p>
          </table:table-cell>
          <table:table-cell office:value-type="float" office:value="177.018982416667" calcext:value-type="float">
            <text:p>177.018982416667</text:p>
          </table:table-cell>
        </table:table-row>
      </table:table>
      <table:named-expressions/>
      <table:database-ranges>
        <table:database-range table:name="__Anonymous_Sheet_DB__0" table:target-range-address="formatted.A2:formatted.X22" table:display-filter-buttons="true"/>
        <table:database-range table:name="__Anonymous_Sheet_DB__1" table:target-range-address="raw.A1:raw.AX1048576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a933"/>
    </style:style>
    <style:style style:name="Blue" style:family="table-cell" style:parent-style-name="Default">
      <style:text-properties fo:color="#2a6099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/00/0000</text:date>, <text:time style:data-style-name="N2" text:time-value="23:54:03.62257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28T23:57:57.671077000</dc:date>
    <meta:editing-duration>PT16H46M58S</meta:editing-duration>
    <meta:editing-cycles>29</meta:editing-cycles>
    <meta:generator>LibreOffice/25.8.1.1$MacOSX_AARCH64 LibreOffice_project/54047653041915e595ad4e45cccea684809c77b5</meta:generator>
    <meta:document-statistic meta:table-count="2" meta:cell-count="1935" meta:object-count="0"/>
  </office:meta>
</office:document-meta>
</file>